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" table:style-name="ta1">
        <table:shapes>
          <draw:frame draw:z-index="0" draw:style-name="gr1" draw:text-style-name="P1" svg:width="453.51pt" svg:height="255.09pt" svg:x="444.56pt" svg:y="2.83pt">
            <loext:p draw:notify-on-update-of-ranges="test.F1:test.F274 test.G1:test.G27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2" office:value-type="float" office:value="-1.75128" calcext:value-type="float">
            <text:p>-1.75128</text:p>
          </table:table-cell>
          <table:table-cell office:value-type="float" office:value="0.454998" calcext:value-type="float">
            <text:p>0.454998</text:p>
          </table:table-cell>
          <table:table-cell office:value-type="float" office:value="2.71866" calcext:value-type="float">
            <text:p>2.71866</text:p>
          </table:table-cell>
          <table:table-cell office:value-type="float" office:value="1548109827580261" calcext:value-type="float">
            <text:p>1548109827580261</text:p>
          </table:table-cell>
          <table:table-cell table:formula="of:=([.E8]-[.$E$1])/1000000" office:value-type="float" office:value="1548109827.58026" calcext:value-type="float">
            <text:p>1548109827.58026</text:p>
          </table:table-cell>
          <table:table-cell table:formula="of:=SQRT([.C8]*[.C8]+[.D8]*[.D8])" office:value-type="float" office:value="2.75647154449379" calcext:value-type="float">
            <text:p>2.7564715445</text:p>
          </table:table-cell>
        </table:table-row>
        <table:table-row table:style-name="ro1">
          <table:table-cell table:number-columns-repeated="2" office:value-type="float" office:value="-1.75587" calcext:value-type="float">
            <text:p>-1.75587</text:p>
          </table:table-cell>
          <table:table-cell office:value-type="float" office:value="0.0764018" calcext:value-type="float">
            <text:p>0.0764018</text:p>
          </table:table-cell>
          <table:table-cell office:value-type="float" office:value="2.46984" calcext:value-type="float">
            <text:p>2.46984</text:p>
          </table:table-cell>
          <table:table-cell office:value-type="float" office:value="1548109827597005" calcext:value-type="float">
            <text:p>1548109827597005</text:p>
          </table:table-cell>
          <table:table-cell table:formula="of:=([.E9]-[.$E$1])/1000000" office:value-type="float" office:value="1548109827.597" calcext:value-type="float">
            <text:p>1548109827.597</text:p>
          </table:table-cell>
          <table:table-cell table:formula="of:=SQRT([.C9]*[.C9]+[.D9]*[.D9])" office:value-type="float" office:value="2.47102142051485" calcext:value-type="float">
            <text:p>2.4710214205</text:p>
          </table:table-cell>
        </table:table-row>
        <table:table-row table:style-name="ro1">
          <table:table-cell table:number-columns-repeated="2" office:value-type="float" office:value="-1.75739" calcext:value-type="float">
            <text:p>-1.75739</text:p>
          </table:table-cell>
          <table:table-cell office:value-type="float" office:value="-0.00374679" calcext:value-type="float">
            <text:p>-0.00374679</text:p>
          </table:table-cell>
          <table:table-cell office:value-type="float" office:value="2.21797" calcext:value-type="float">
            <text:p>2.21797</text:p>
          </table:table-cell>
          <table:table-cell office:value-type="float" office:value="1548109827613764" calcext:value-type="float">
            <text:p>1548109827613764</text:p>
          </table:table-cell>
          <table:table-cell table:formula="of:=([.E10]-[.$E$1])/1000000" office:value-type="float" office:value="1548109827.61376" calcext:value-type="float">
            <text:p>1548109827.61376</text:p>
          </table:table-cell>
          <table:table-cell table:formula="of:=SQRT([.C10]*[.C10]+[.D10]*[.D10])" office:value-type="float" office:value="2.21797316470135" calcext:value-type="float">
            <text:p>2.2179731647</text:p>
          </table:table-cell>
        </table:table-row>
        <table:table-row table:style-name="ro1">
          <table:table-cell table:number-columns-repeated="2" office:value-type="float" office:value="-1.75559" calcext:value-type="float">
            <text:p>-1.75559</text:p>
          </table:table-cell>
          <table:table-cell office:value-type="float" office:value="0.0583716" calcext:value-type="float">
            <text:p>0.0583716</text:p>
          </table:table-cell>
          <table:table-cell office:value-type="float" office:value="2.04253" calcext:value-type="float">
            <text:p>2.04253</text:p>
          </table:table-cell>
          <table:table-cell office:value-type="float" office:value="1548109827630560" calcext:value-type="float">
            <text:p>1548109827630560</text:p>
          </table:table-cell>
          <table:table-cell table:formula="of:=([.E11]-[.$E$1])/1000000" office:value-type="float" office:value="1548109827.63056" calcext:value-type="float">
            <text:p>1548109827.63056</text:p>
          </table:table-cell>
          <table:table-cell table:formula="of:=SQRT([.C11]*[.C11]+[.D11]*[.D11])" office:value-type="float" office:value="2.0433639041019" calcext:value-type="float">
            <text:p>2.0433639041</text:p>
          </table:table-cell>
        </table:table-row>
        <table:table-row table:style-name="ro1">
          <table:table-cell table:number-columns-repeated="2" office:value-type="float" office:value="-1.7563" calcext:value-type="float">
            <text:p>-1.7563</text:p>
          </table:table-cell>
          <table:table-cell office:value-type="float" office:value="0.0062533" calcext:value-type="float">
            <text:p>0.0062533</text:p>
          </table:table-cell>
          <table:table-cell office:value-type="float" office:value="2.38444" calcext:value-type="float">
            <text:p>2.38444</text:p>
          </table:table-cell>
          <table:table-cell office:value-type="float" office:value="1548109827647386" calcext:value-type="float">
            <text:p>1548109827647386</text:p>
          </table:table-cell>
          <table:table-cell table:formula="of:=([.E12]-[.$E$1])/1000000" office:value-type="float" office:value="1548109827.64739" calcext:value-type="float">
            <text:p>1548109827.64739</text:p>
          </table:table-cell>
          <table:table-cell table:formula="of:=SQRT([.C12]*[.C12]+[.D12]*[.D12])" office:value-type="float" office:value="2.38444819976465" calcext:value-type="float">
            <text:p>2.3844481998</text:p>
          </table:table-cell>
        </table:table-row>
        <table:table-row table:style-name="ro1">
          <table:table-cell table:number-columns-repeated="2" office:value-type="float" office:value="-1.74545" calcext:value-type="float">
            <text:p>-1.74545</text:p>
          </table:table-cell>
          <table:table-cell office:value-type="float" office:value="0.288568" calcext:value-type="float">
            <text:p>0.288568</text:p>
          </table:table-cell>
          <table:table-cell office:value-type="float" office:value="2.39469" calcext:value-type="float">
            <text:p>2.39469</text:p>
          </table:table-cell>
          <table:table-cell office:value-type="float" office:value="1548109827664115" calcext:value-type="float">
            <text:p>1548109827664115</text:p>
          </table:table-cell>
          <table:table-cell table:formula="of:=([.E13]-[.$E$1])/1000000" office:value-type="float" office:value="1548109827.66412" calcext:value-type="float">
            <text:p>1548109827.66412</text:p>
          </table:table-cell>
          <table:table-cell table:formula="of:=SQRT([.C13]*[.C13]+[.D13]*[.D13])" office:value-type="float" office:value="2.4120140312038" calcext:value-type="float">
            <text:p>2.4120140312</text:p>
          </table:table-cell>
        </table:table-row>
        <table:table-row table:style-name="ro1">
          <table:table-cell table:number-columns-repeated="2" office:value-type="float" office:value="-1.73927" calcext:value-type="float">
            <text:p>-1.73927</text:p>
          </table:table-cell>
          <table:table-cell office:value-type="float" office:value="0.400014" calcext:value-type="float">
            <text:p>0.400014</text:p>
          </table:table-cell>
          <table:table-cell office:value-type="float" office:value="2.23163" calcext:value-type="float">
            <text:p>2.23163</text:p>
          </table:table-cell>
          <table:table-cell office:value-type="float" office:value="1548109827680949" calcext:value-type="float">
            <text:p>1548109827680949</text:p>
          </table:table-cell>
          <table:table-cell table:formula="of:=([.E14]-[.$E$1])/1000000" office:value-type="float" office:value="1548109827.68095" calcext:value-type="float">
            <text:p>1548109827.68095</text:p>
          </table:table-cell>
          <table:table-cell table:formula="of:=SQRT([.C14]*[.C14]+[.D14]*[.D14])" office:value-type="float" office:value="2.2671973132253" calcext:value-type="float">
            <text:p>2.2671973132</text:p>
          </table:table-cell>
        </table:table-row>
        <table:table-row table:style-name="ro1">
          <table:table-cell table:number-columns-repeated="2" office:value-type="float" office:value="-1.7245" calcext:value-type="float">
            <text:p>-1.7245</text:p>
          </table:table-cell>
          <table:table-cell office:value-type="float" office:value="0.587218" calcext:value-type="float">
            <text:p>0.587218</text:p>
          </table:table-cell>
          <table:table-cell office:value-type="float" office:value="2.64816" calcext:value-type="float">
            <text:p>2.64816</text:p>
          </table:table-cell>
          <table:table-cell office:value-type="float" office:value="1548109827697863" calcext:value-type="float">
            <text:p>1548109827697863</text:p>
          </table:table-cell>
          <table:table-cell table:formula="of:=([.E15]-[.$E$1])/1000000" office:value-type="float" office:value="1548109827.69786" calcext:value-type="float">
            <text:p>1548109827.69786</text:p>
          </table:table-cell>
          <table:table-cell table:formula="of:=SQRT([.C15]*[.C15]+[.D15]*[.D15])" office:value-type="float" office:value="2.71248527463726" calcext:value-type="float">
            <text:p>2.7124852746</text:p>
          </table:table-cell>
        </table:table-row>
        <table:table-row table:style-name="ro1">
          <table:table-cell table:number-columns-repeated="2" office:value-type="float" office:value="-1.7201" calcext:value-type="float">
            <text:p>-1.7201</text:p>
          </table:table-cell>
          <table:table-cell office:value-type="float" office:value="0.53448" calcext:value-type="float">
            <text:p>0.53448</text:p>
          </table:table-cell>
          <table:table-cell office:value-type="float" office:value="2.63959" calcext:value-type="float">
            <text:p>2.63959</text:p>
          </table:table-cell>
          <table:table-cell office:value-type="float" office:value="1548109827714658" calcext:value-type="float">
            <text:p>1548109827714658</text:p>
          </table:table-cell>
          <table:table-cell table:formula="of:=([.E16]-[.$E$1])/1000000" office:value-type="float" office:value="1548109827.71466" calcext:value-type="float">
            <text:p>1548109827.71466</text:p>
          </table:table-cell>
          <table:table-cell table:formula="of:=SQRT([.C16]*[.C16]+[.D16]*[.D16])" office:value-type="float" office:value="2.69315878449452" calcext:value-type="float">
            <text:p>2.6931587845</text:p>
          </table:table-cell>
        </table:table-row>
        <table:table-row table:style-name="ro1">
          <table:table-cell table:number-columns-repeated="2" office:value-type="float" office:value="-1.70353" calcext:value-type="float">
            <text:p>-1.70353</text:p>
          </table:table-cell>
          <table:table-cell office:value-type="float" office:value="0.698659" calcext:value-type="float">
            <text:p>0.698659</text:p>
          </table:table-cell>
          <table:table-cell office:value-type="float" office:value="3.10108" calcext:value-type="float">
            <text:p>3.10108</text:p>
          </table:table-cell>
          <table:table-cell office:value-type="float" office:value="1548109827731447" calcext:value-type="float">
            <text:p>1548109827731447</text:p>
          </table:table-cell>
          <table:table-cell table:formula="of:=([.E17]-[.$E$1])/1000000" office:value-type="float" office:value="1548109827.73145" calcext:value-type="float">
            <text:p>1548109827.73145</text:p>
          </table:table-cell>
          <table:table-cell table:formula="of:=SQRT([.C17]*[.C17]+[.D17]*[.D17])" office:value-type="float" office:value="3.17880819878787" calcext:value-type="float">
            <text:p>3.1788081988</text:p>
          </table:table-cell>
        </table:table-row>
        <table:table-row table:style-name="ro1">
          <table:table-cell table:number-columns-repeated="2" office:value-type="float" office:value="-1.6978" calcext:value-type="float">
            <text:p>-1.6978</text:p>
          </table:table-cell>
          <table:table-cell office:value-type="float" office:value="0.482307" calcext:value-type="float">
            <text:p>0.482307</text:p>
          </table:table-cell>
          <table:table-cell office:value-type="float" office:value="2.50662" calcext:value-type="float">
            <text:p>2.50662</text:p>
          </table:table-cell>
          <table:table-cell office:value-type="float" office:value="1548109827748218" calcext:value-type="float">
            <text:p>1548109827748218</text:p>
          </table:table-cell>
          <table:table-cell table:formula="of:=([.E18]-[.$E$1])/1000000" office:value-type="float" office:value="1548109827.74822" calcext:value-type="float">
            <text:p>1548109827.74822</text:p>
          </table:table-cell>
          <table:table-cell table:formula="of:=SQRT([.C18]*[.C18]+[.D18]*[.D18])" office:value-type="float" office:value="2.55259943325407" calcext:value-type="float">
            <text:p>2.5525994333</text:p>
          </table:table-cell>
        </table:table-row>
        <table:table-row table:style-name="ro1">
          <table:table-cell table:number-columns-repeated="2" office:value-type="float" office:value="-1.69719" calcext:value-type="float">
            <text:p>-1.69719</text:p>
          </table:table-cell>
          <table:table-cell office:value-type="float" office:value="0.340024" calcext:value-type="float">
            <text:p>0.340024</text:p>
          </table:table-cell>
          <table:table-cell office:value-type="float" office:value="2.16704" calcext:value-type="float">
            <text:p>2.16704</text:p>
          </table:table-cell>
          <table:table-cell office:value-type="float" office:value="1548109827765015" calcext:value-type="float">
            <text:p>1548109827765015</text:p>
          </table:table-cell>
          <table:table-cell table:formula="of:=([.E19]-[.$E$1])/1000000" office:value-type="float" office:value="1548109827.76502" calcext:value-type="float">
            <text:p>1548109827.76502</text:p>
          </table:table-cell>
          <table:table-cell table:formula="of:=SQRT([.C19]*[.C19]+[.D19]*[.D19])" office:value-type="float" office:value="2.19355389315512" calcext:value-type="float">
            <text:p>2.1935538932</text:p>
          </table:table-cell>
        </table:table-row>
        <table:table-row table:style-name="ro1">
          <table:table-cell table:number-columns-repeated="2" office:value-type="float" office:value="-1.68803" calcext:value-type="float">
            <text:p>-1.68803</text:p>
          </table:table-cell>
          <table:table-cell office:value-type="float" office:value="0.405359" calcext:value-type="float">
            <text:p>0.405359</text:p>
          </table:table-cell>
          <table:table-cell office:value-type="float" office:value="2.5038" calcext:value-type="float">
            <text:p>2.5038</text:p>
          </table:table-cell>
          <table:table-cell office:value-type="float" office:value="1548109827783364" calcext:value-type="float">
            <text:p>1548109827783364</text:p>
          </table:table-cell>
          <table:table-cell table:formula="of:=([.E20]-[.$E$1])/1000000" office:value-type="float" office:value="1548109827.78336" calcext:value-type="float">
            <text:p>1548109827.78336</text:p>
          </table:table-cell>
          <table:table-cell table:formula="of:=SQRT([.C20]*[.C20]+[.D20]*[.D20])" office:value-type="float" office:value="2.53640106428006" calcext:value-type="float">
            <text:p>2.5364010643</text:p>
          </table:table-cell>
        </table:table-row>
        <table:table-row table:style-name="ro1">
          <table:table-cell table:number-columns-repeated="2" office:value-type="float" office:value="-1.68234" calcext:value-type="float">
            <text:p>-1.68234</text:p>
          </table:table-cell>
          <table:table-cell office:value-type="float" office:value="0.341764" calcext:value-type="float">
            <text:p>0.341764</text:p>
          </table:table-cell>
          <table:table-cell office:value-type="float" office:value="2.4562" calcext:value-type="float">
            <text:p>2.4562</text:p>
          </table:table-cell>
          <table:table-cell office:value-type="float" office:value="1548109827800157" calcext:value-type="float">
            <text:p>1548109827800157</text:p>
          </table:table-cell>
          <table:table-cell table:formula="of:=([.E21]-[.$E$1])/1000000" office:value-type="float" office:value="1548109827.80016" calcext:value-type="float">
            <text:p>1548109827.80016</text:p>
          </table:table-cell>
          <table:table-cell table:formula="of:=SQRT([.C21]*[.C21]+[.D21]*[.D21])" office:value-type="float" office:value="2.47986311551585" calcext:value-type="float">
            <text:p>2.4798631155</text:p>
          </table:table-cell>
        </table:table-row>
        <table:table-row table:style-name="ro1">
          <table:table-cell table:number-columns-repeated="2" office:value-type="float" office:value="-1.68079" calcext:value-type="float">
            <text:p>-1.68079</text:p>
          </table:table-cell>
          <table:table-cell office:value-type="float" office:value="0.278417" calcext:value-type="float">
            <text:p>0.278417</text:p>
          </table:table-cell>
          <table:table-cell office:value-type="float" office:value="2.009" calcext:value-type="float">
            <text:p>2.009</text:p>
          </table:table-cell>
          <table:table-cell office:value-type="float" office:value="1548109827816932" calcext:value-type="float">
            <text:p>1548109827816932</text:p>
          </table:table-cell>
          <table:table-cell table:formula="of:=([.E22]-[.$E$1])/1000000" office:value-type="float" office:value="1548109827.81693" calcext:value-type="float">
            <text:p>1548109827.81693</text:p>
          </table:table-cell>
          <table:table-cell table:formula="of:=SQRT([.C22]*[.C22]+[.D22]*[.D22])" office:value-type="float" office:value="2.02820044026447" calcext:value-type="float">
            <text:p>2.0282004403</text:p>
          </table:table-cell>
        </table:table-row>
        <table:table-row table:style-name="ro1">
          <table:table-cell table:number-columns-repeated="2" office:value-type="float" office:value="-1.67635" calcext:value-type="float">
            <text:p>-1.67635</text:p>
          </table:table-cell>
          <table:table-cell office:value-type="float" office:value="0.247328" calcext:value-type="float">
            <text:p>0.247328</text:p>
          </table:table-cell>
          <table:table-cell office:value-type="float" office:value="2.32466" calcext:value-type="float">
            <text:p>2.32466</text:p>
          </table:table-cell>
          <table:table-cell office:value-type="float" office:value="1548109827833747" calcext:value-type="float">
            <text:p>1548109827833747</text:p>
          </table:table-cell>
          <table:table-cell table:formula="of:=([.E23]-[.$E$1])/1000000" office:value-type="float" office:value="1548109827.83375" calcext:value-type="float">
            <text:p>1548109827.83375</text:p>
          </table:table-cell>
          <table:table-cell table:formula="of:=SQRT([.C23]*[.C23]+[.D23]*[.D23])" office:value-type="float" office:value="2.3377799843407" calcext:value-type="float">
            <text:p>2.3377799843</text:p>
          </table:table-cell>
        </table:table-row>
        <table:table-row table:style-name="ro1">
          <table:table-cell table:number-columns-repeated="2" office:value-type="float" office:value="-1.66723" calcext:value-type="float">
            <text:p>-1.66723</text:p>
          </table:table-cell>
          <table:table-cell office:value-type="float" office:value="0.357024" calcext:value-type="float">
            <text:p>0.357024</text:p>
          </table:table-cell>
          <table:table-cell office:value-type="float" office:value="2.28072" calcext:value-type="float">
            <text:p>2.28072</text:p>
          </table:table-cell>
          <table:table-cell office:value-type="float" office:value="1548109827850479" calcext:value-type="float">
            <text:p>1548109827850479</text:p>
          </table:table-cell>
          <table:table-cell table:formula="of:=([.E24]-[.$E$1])/1000000" office:value-type="float" office:value="1548109827.85048" calcext:value-type="float">
            <text:p>1548109827.85048</text:p>
          </table:table-cell>
          <table:table-cell table:formula="of:=SQRT([.C24]*[.C24]+[.D24]*[.D24])" office:value-type="float" office:value="2.3084951494374" calcext:value-type="float">
            <text:p>2.3084951494</text:p>
          </table:table-cell>
        </table:table-row>
        <table:table-row table:style-name="ro1">
          <table:table-cell table:number-columns-repeated="2" office:value-type="float" office:value="-1.66726" calcext:value-type="float">
            <text:p>-1.66726</text:p>
          </table:table-cell>
          <table:table-cell office:value-type="float" office:value="0.235364" calcext:value-type="float">
            <text:p>0.235364</text:p>
          </table:table-cell>
          <table:table-cell office:value-type="float" office:value="2.11477" calcext:value-type="float">
            <text:p>2.11477</text:p>
          </table:table-cell>
          <table:table-cell office:value-type="float" office:value="1548109827867255" calcext:value-type="float">
            <text:p>1548109827867255</text:p>
          </table:table-cell>
          <table:table-cell table:formula="of:=([.E25]-[.$E$1])/1000000" office:value-type="float" office:value="1548109827.86726" calcext:value-type="float">
            <text:p>1548109827.86726</text:p>
          </table:table-cell>
          <table:table-cell table:formula="of:=SQRT([.C25]*[.C25]+[.D25]*[.D25])" office:value-type="float" office:value="2.12782714650321" calcext:value-type="float">
            <text:p>2.1278271465</text:p>
          </table:table-cell>
        </table:table-row>
        <table:table-row table:style-name="ro1">
          <table:table-cell table:number-columns-repeated="2" office:value-type="float" office:value="-1.66126" calcext:value-type="float">
            <text:p>-1.66126</text:p>
          </table:table-cell>
          <table:table-cell office:value-type="float" office:value="0.271124" calcext:value-type="float">
            <text:p>0.271124</text:p>
          </table:table-cell>
          <table:table-cell office:value-type="float" office:value="2.38263" calcext:value-type="float">
            <text:p>2.38263</text:p>
          </table:table-cell>
          <table:table-cell office:value-type="float" office:value="1548109827884096" calcext:value-type="float">
            <text:p>1548109827884096</text:p>
          </table:table-cell>
          <table:table-cell table:formula="of:=([.E26]-[.$E$1])/1000000" office:value-type="float" office:value="1548109827.8841" calcext:value-type="float">
            <text:p>1548109827.8841</text:p>
          </table:table-cell>
          <table:table-cell table:formula="of:=SQRT([.C26]*[.C26]+[.D26]*[.D26])" office:value-type="float" office:value="2.39800624275167" calcext:value-type="float">
            <text:p>2.3980062428</text:p>
          </table:table-cell>
        </table:table-row>
        <table:table-row table:style-name="ro1">
          <table:table-cell table:number-columns-repeated="2" office:value-type="float" office:value="-1.65548" calcext:value-type="float">
            <text:p>-1.65548</text:p>
          </table:table-cell>
          <table:table-cell office:value-type="float" office:value="0.280661" calcext:value-type="float">
            <text:p>0.280661</text:p>
          </table:table-cell>
          <table:table-cell office:value-type="float" office:value="2.25282" calcext:value-type="float">
            <text:p>2.25282</text:p>
          </table:table-cell>
          <table:table-cell office:value-type="float" office:value="1548109827900945" calcext:value-type="float">
            <text:p>1548109827900945</text:p>
          </table:table-cell>
          <table:table-cell table:formula="of:=([.E27]-[.$E$1])/1000000" office:value-type="float" office:value="1548109827.90094" calcext:value-type="float">
            <text:p>1548109827.90094</text:p>
          </table:table-cell>
          <table:table-cell table:formula="of:=SQRT([.C27]*[.C27]+[.D27]*[.D27])" office:value-type="float" office:value="2.27023535108609" calcext:value-type="float">
            <text:p>2.2702353511</text:p>
          </table:table-cell>
        </table:table-row>
        <table:table-row table:style-name="ro1">
          <table:table-cell table:number-columns-repeated="2" office:value-type="float" office:value="-1.654" calcext:value-type="float">
            <text:p>-1.654</text:p>
          </table:table-cell>
          <table:table-cell office:value-type="float" office:value="0.235755" calcext:value-type="float">
            <text:p>0.235755</text:p>
          </table:table-cell>
          <table:table-cell office:value-type="float" office:value="1.98884" calcext:value-type="float">
            <text:p>1.98884</text:p>
          </table:table-cell>
          <table:table-cell office:value-type="float" office:value="1548109827917684" calcext:value-type="float">
            <text:p>1548109827917684</text:p>
          </table:table-cell>
          <table:table-cell table:formula="of:=([.E28]-[.$E$1])/1000000" office:value-type="float" office:value="1548109827.91768" calcext:value-type="float">
            <text:p>1548109827.91768</text:p>
          </table:table-cell>
          <table:table-cell table:formula="of:=SQRT([.C28]*[.C28]+[.D28]*[.D28])" office:value-type="float" office:value="2.00276433102475" calcext:value-type="float">
            <text:p>2.002764331</text:p>
          </table:table-cell>
        </table:table-row>
        <table:table-row table:style-name="ro1">
          <table:table-cell table:number-columns-repeated="2" office:value-type="float" office:value="-1.64108" calcext:value-type="float">
            <text:p>-1.64108</text:p>
          </table:table-cell>
          <table:table-cell office:value-type="float" office:value="0.391137" calcext:value-type="float">
            <text:p>0.391137</text:p>
          </table:table-cell>
          <table:table-cell office:value-type="float" office:value="2.92037" calcext:value-type="float">
            <text:p>2.92037</text:p>
          </table:table-cell>
          <table:table-cell office:value-type="float" office:value="1548109827935025" calcext:value-type="float">
            <text:p>1548109827935025</text:p>
          </table:table-cell>
          <table:table-cell table:formula="of:=([.E29]-[.$E$1])/1000000" office:value-type="float" office:value="1548109827.93503" calcext:value-type="float">
            <text:p>1548109827.93503</text:p>
          </table:table-cell>
          <table:table-cell table:formula="of:=SQRT([.C29]*[.C29]+[.D29]*[.D29])" office:value-type="float" office:value="2.94644685844985" calcext:value-type="float">
            <text:p>2.9464468584</text:p>
          </table:table-cell>
        </table:table-row>
        <table:table-row table:style-name="ro1">
          <table:table-cell table:number-columns-repeated="2" office:value-type="float" office:value="-1.63079" calcext:value-type="float">
            <text:p>-1.63079</text:p>
          </table:table-cell>
          <table:table-cell office:value-type="float" office:value="0.456385" calcext:value-type="float">
            <text:p>0.456385</text:p>
          </table:table-cell>
          <table:table-cell office:value-type="float" office:value="2.46988" calcext:value-type="float">
            <text:p>2.46988</text:p>
          </table:table-cell>
          <table:table-cell office:value-type="float" office:value="1548109827951762" calcext:value-type="float">
            <text:p>1548109827951762</text:p>
          </table:table-cell>
          <table:table-cell table:formula="of:=([.E30]-[.$E$1])/1000000" office:value-type="float" office:value="1548109827.95176" calcext:value-type="float">
            <text:p>1548109827.95176</text:p>
          </table:table-cell>
          <table:table-cell table:formula="of:=SQRT([.C30]*[.C30]+[.D30]*[.D30])" office:value-type="float" office:value="2.51169155801922" calcext:value-type="float">
            <text:p>2.511691558</text:p>
          </table:table-cell>
        </table:table-row>
        <table:table-row table:style-name="ro1">
          <table:table-cell table:number-columns-repeated="2" office:value-type="float" office:value="-1.63123" calcext:value-type="float">
            <text:p>-1.63123</text:p>
          </table:table-cell>
          <table:table-cell office:value-type="float" office:value="0.287885" calcext:value-type="float">
            <text:p>0.287885</text:p>
          </table:table-cell>
          <table:table-cell office:value-type="float" office:value="2.08731" calcext:value-type="float">
            <text:p>2.08731</text:p>
          </table:table-cell>
          <table:table-cell office:value-type="float" office:value="1548109827968563" calcext:value-type="float">
            <text:p>1548109827968563</text:p>
          </table:table-cell>
          <table:table-cell table:formula="of:=([.E31]-[.$E$1])/1000000" office:value-type="float" office:value="1548109827.96856" calcext:value-type="float">
            <text:p>1548109827.96856</text:p>
          </table:table-cell>
          <table:table-cell table:formula="of:=SQRT([.C31]*[.C31]+[.D31]*[.D31])" office:value-type="float" office:value="2.10706924644754" calcext:value-type="float">
            <text:p>2.1070692464</text:p>
          </table:table-cell>
        </table:table-row>
        <table:table-row table:style-name="ro1">
          <table:table-cell table:number-columns-repeated="2" office:value-type="float" office:value="-1.6294" calcext:value-type="float">
            <text:p>-1.6294</text:p>
          </table:table-cell>
          <table:table-cell office:value-type="float" office:value="0.179324" calcext:value-type="float">
            <text:p>0.179324</text:p>
          </table:table-cell>
          <table:table-cell office:value-type="float" office:value="2.3228" calcext:value-type="float">
            <text:p>2.3228</text:p>
          </table:table-cell>
          <table:table-cell office:value-type="float" office:value="1548109827985350" calcext:value-type="float">
            <text:p>1548109827985350</text:p>
          </table:table-cell>
          <table:table-cell table:formula="of:=([.E32]-[.$E$1])/1000000" office:value-type="float" office:value="1548109827.98535" calcext:value-type="float">
            <text:p>1548109827.98535</text:p>
          </table:table-cell>
          <table:table-cell table:formula="of:=SQRT([.C32]*[.C32]+[.D32]*[.D32])" office:value-type="float" office:value="2.32971177122321" calcext:value-type="float">
            <text:p>2.3297117712</text:p>
          </table:table-cell>
        </table:table-row>
        <table:table-row table:style-name="ro1">
          <table:table-cell table:number-columns-repeated="2" office:value-type="float" office:value="-1.62145" calcext:value-type="float">
            <text:p>-1.62145</text:p>
          </table:table-cell>
          <table:table-cell office:value-type="float" office:value="0.294163" calcext:value-type="float">
            <text:p>0.294163</text:p>
          </table:table-cell>
          <table:table-cell office:value-type="float" office:value="2.24029" calcext:value-type="float">
            <text:p>2.24029</text:p>
          </table:table-cell>
          <table:table-cell office:value-type="float" office:value="1548109828002098" calcext:value-type="float">
            <text:p>1548109828002098</text:p>
          </table:table-cell>
          <table:table-cell table:formula="of:=([.E33]-[.$E$1])/1000000" office:value-type="float" office:value="1548109828.0021" calcext:value-type="float">
            <text:p>1548109828.0021</text:p>
          </table:table-cell>
          <table:table-cell table:formula="of:=SQRT([.C33]*[.C33]+[.D33]*[.D33])" office:value-type="float" office:value="2.25952011601335" calcext:value-type="float">
            <text:p>2.259520116</text:p>
          </table:table-cell>
        </table:table-row>
        <table:table-row table:style-name="ro1">
          <table:table-cell table:number-columns-repeated="2" office:value-type="float" office:value="-1.61859" calcext:value-type="float">
            <text:p>-1.61859</text:p>
          </table:table-cell>
          <table:table-cell office:value-type="float" office:value="0.291276" calcext:value-type="float">
            <text:p>0.291276</text:p>
          </table:table-cell>
          <table:table-cell office:value-type="float" office:value="1.99153" calcext:value-type="float">
            <text:p>1.99153</text:p>
          </table:table-cell>
          <table:table-cell office:value-type="float" office:value="1548109828018871" calcext:value-type="float">
            <text:p>1548109828018871</text:p>
          </table:table-cell>
          <table:table-cell table:formula="of:=([.E34]-[.$E$1])/1000000" office:value-type="float" office:value="1548109828.01887" calcext:value-type="float">
            <text:p>1548109828.01887</text:p>
          </table:table-cell>
          <table:table-cell table:formula="of:=SQRT([.C34]*[.C34]+[.D34]*[.D34])" office:value-type="float" office:value="2.01271792585946" calcext:value-type="float">
            <text:p>2.0127179259</text:p>
          </table:table-cell>
        </table:table-row>
        <table:table-row table:style-name="ro1">
          <table:table-cell table:number-columns-repeated="2" office:value-type="float" office:value="-1.61233" calcext:value-type="float">
            <text:p>-1.61233</text:p>
          </table:table-cell>
          <table:table-cell office:value-type="float" office:value="0.303487" calcext:value-type="float">
            <text:p>0.303487</text:p>
          </table:table-cell>
          <table:table-cell office:value-type="float" office:value="2.39173" calcext:value-type="float">
            <text:p>2.39173</text:p>
          </table:table-cell>
          <table:table-cell office:value-type="float" office:value="1548109828035650" calcext:value-type="float">
            <text:p>1548109828035650</text:p>
          </table:table-cell>
          <table:table-cell table:formula="of:=([.E35]-[.$E$1])/1000000" office:value-type="float" office:value="1548109828.03565" calcext:value-type="float">
            <text:p>1548109828.03565</text:p>
          </table:table-cell>
          <table:table-cell table:formula="of:=SQRT([.C35]*[.C35]+[.D35]*[.D35])" office:value-type="float" office:value="2.41090786884713" calcext:value-type="float">
            <text:p>2.4109078688</text:p>
          </table:table-cell>
        </table:table-row>
        <table:table-row table:style-name="ro1">
          <table:table-cell table:number-columns-repeated="2" office:value-type="float" office:value="-1.61214" calcext:value-type="float">
            <text:p>-1.61214</text:p>
          </table:table-cell>
          <table:table-cell office:value-type="float" office:value="0.148668" calcext:value-type="float">
            <text:p>0.148668</text:p>
          </table:table-cell>
          <table:table-cell office:value-type="float" office:value="2.2076" calcext:value-type="float">
            <text:p>2.2076</text:p>
          </table:table-cell>
          <table:table-cell office:value-type="float" office:value="1548109828052482" calcext:value-type="float">
            <text:p>1548109828052482</text:p>
          </table:table-cell>
          <table:table-cell table:formula="of:=([.E36]-[.$E$1])/1000000" office:value-type="float" office:value="1548109828.05248" calcext:value-type="float">
            <text:p>1548109828.05248</text:p>
          </table:table-cell>
          <table:table-cell table:formula="of:=SQRT([.C36]*[.C36]+[.D36]*[.D36])" office:value-type="float" office:value="2.21260026534935" calcext:value-type="float">
            <text:p>2.2126002653</text:p>
          </table:table-cell>
        </table:table-row>
        <table:table-row table:style-name="ro1">
          <table:table-cell table:number-columns-repeated="2" office:value-type="float" office:value="-1.60853" calcext:value-type="float">
            <text:p>-1.60853</text:p>
          </table:table-cell>
          <table:table-cell office:value-type="float" office:value="0.220386" calcext:value-type="float">
            <text:p>0.220386</text:p>
          </table:table-cell>
          <table:table-cell office:value-type="float" office:value="1.90646" calcext:value-type="float">
            <text:p>1.90646</text:p>
          </table:table-cell>
          <table:table-cell office:value-type="float" office:value="1548109828069234" calcext:value-type="float">
            <text:p>1548109828069234</text:p>
          </table:table-cell>
          <table:table-cell table:formula="of:=([.E37]-[.$E$1])/1000000" office:value-type="float" office:value="1548109828.06923" calcext:value-type="float">
            <text:p>1548109828.06923</text:p>
          </table:table-cell>
          <table:table-cell table:formula="of:=SQRT([.C37]*[.C37]+[.D37]*[.D37])" office:value-type="float" office:value="1.91915599173074" calcext:value-type="float">
            <text:p>1.9191559917</text:p>
          </table:table-cell>
        </table:table-row>
        <table:table-row table:style-name="ro1">
          <table:table-cell table:number-columns-repeated="2" office:value-type="float" office:value="-1.60037" calcext:value-type="float">
            <text:p>-1.60037</text:p>
          </table:table-cell>
          <table:table-cell office:value-type="float" office:value="0.324196" calcext:value-type="float">
            <text:p>0.324196</text:p>
          </table:table-cell>
          <table:table-cell office:value-type="float" office:value="2.33009" calcext:value-type="float">
            <text:p>2.33009</text:p>
          </table:table-cell>
          <table:table-cell office:value-type="float" office:value="1548109828086017" calcext:value-type="float">
            <text:p>1548109828086017</text:p>
          </table:table-cell>
          <table:table-cell table:formula="of:=([.E38]-[.$E$1])/1000000" office:value-type="float" office:value="1548109828.08602" calcext:value-type="float">
            <text:p>1548109828.08602</text:p>
          </table:table-cell>
          <table:table-cell table:formula="of:=SQRT([.C38]*[.C38]+[.D38]*[.D38])" office:value-type="float" office:value="2.35253532481789" calcext:value-type="float">
            <text:p>2.3525353248</text:p>
          </table:table-cell>
        </table:table-row>
        <table:table-row table:style-name="ro1">
          <table:table-cell table:number-columns-repeated="2" office:value-type="float" office:value="-1.59668" calcext:value-type="float">
            <text:p>-1.59668</text:p>
          </table:table-cell>
          <table:table-cell office:value-type="float" office:value="0.250643" calcext:value-type="float">
            <text:p>0.250643</text:p>
          </table:table-cell>
          <table:table-cell office:value-type="float" office:value="2.1647" calcext:value-type="float">
            <text:p>2.1647</text:p>
          </table:table-cell>
          <table:table-cell office:value-type="float" office:value="1548109828103610" calcext:value-type="float">
            <text:p>1548109828103610</text:p>
          </table:table-cell>
          <table:table-cell table:formula="of:=([.E39]-[.$E$1])/1000000" office:value-type="float" office:value="1548109828.10361" calcext:value-type="float">
            <text:p>1548109828.10361</text:p>
          </table:table-cell>
          <table:table-cell table:formula="of:=SQRT([.C39]*[.C39]+[.D39]*[.D39])" office:value-type="float" office:value="2.17916222513355" calcext:value-type="float">
            <text:p>2.1791622251</text:p>
          </table:table-cell>
        </table:table-row>
        <table:table-row table:style-name="ro1">
          <table:table-cell table:number-columns-repeated="2" office:value-type="float" office:value="-1.59828" calcext:value-type="float">
            <text:p>-1.59828</text:p>
          </table:table-cell>
          <table:table-cell office:value-type="float" office:value="0.112049" calcext:value-type="float">
            <text:p>0.112049</text:p>
          </table:table-cell>
          <table:table-cell office:value-type="float" office:value="1.90644" calcext:value-type="float">
            <text:p>1.90644</text:p>
          </table:table-cell>
          <table:table-cell office:value-type="float" office:value="1548109828120211" calcext:value-type="float">
            <text:p>1548109828120211</text:p>
          </table:table-cell>
          <table:table-cell table:formula="of:=([.E40]-[.$E$1])/1000000" office:value-type="float" office:value="1548109828.12021" calcext:value-type="float">
            <text:p>1548109828.12021</text:p>
          </table:table-cell>
          <table:table-cell table:formula="of:=SQRT([.C40]*[.C40]+[.D40]*[.D40])" office:value-type="float" office:value="1.90972994216486" calcext:value-type="float">
            <text:p>1.9097299422</text:p>
          </table:table-cell>
        </table:table-row>
        <table:table-row table:style-name="ro1">
          <table:table-cell table:number-columns-repeated="2" office:value-type="float" office:value="-1.5903" calcext:value-type="float">
            <text:p>-1.5903</text:p>
          </table:table-cell>
          <table:table-cell office:value-type="float" office:value="0.270669" calcext:value-type="float">
            <text:p>0.270669</text:p>
          </table:table-cell>
          <table:table-cell office:value-type="float" office:value="2.33698" calcext:value-type="float">
            <text:p>2.33698</text:p>
          </table:table-cell>
          <table:table-cell office:value-type="float" office:value="1548109828136982" calcext:value-type="float">
            <text:p>1548109828136982</text:p>
          </table:table-cell>
          <table:table-cell table:formula="of:=([.E41]-[.$E$1])/1000000" office:value-type="float" office:value="1548109828.13698" calcext:value-type="float">
            <text:p>1548109828.13698</text:p>
          </table:table-cell>
          <table:table-cell table:formula="of:=SQRT([.C41]*[.C41]+[.D41]*[.D41])" office:value-type="float" office:value="2.35260222476325" calcext:value-type="float">
            <text:p>2.3526022248</text:p>
          </table:table-cell>
        </table:table-row>
        <table:table-row table:style-name="ro1">
          <table:table-cell table:number-columns-repeated="2" office:value-type="float" office:value="-1.58865" calcext:value-type="float">
            <text:p>-1.58865</text:p>
          </table:table-cell>
          <table:table-cell office:value-type="float" office:value="0.233033" calcext:value-type="float">
            <text:p>0.233033</text:p>
          </table:table-cell>
          <table:table-cell office:value-type="float" office:value="2.29928" calcext:value-type="float">
            <text:p>2.29928</text:p>
          </table:table-cell>
          <table:table-cell office:value-type="float" office:value="1548109828153754" calcext:value-type="float">
            <text:p>1548109828153754</text:p>
          </table:table-cell>
          <table:table-cell table:formula="of:=([.E42]-[.$E$1])/1000000" office:value-type="float" office:value="1548109828.15375" calcext:value-type="float">
            <text:p>1548109828.15375</text:p>
          </table:table-cell>
          <table:table-cell table:formula="of:=SQRT([.C42]*[.C42]+[.D42]*[.D42])" office:value-type="float" office:value="2.31105882605549" calcext:value-type="float">
            <text:p>2.3110588261</text:p>
          </table:table-cell>
        </table:table-row>
        <table:table-row table:style-name="ro1">
          <table:table-cell table:number-columns-repeated="2" office:value-type="float" office:value="-1.58553" calcext:value-type="float">
            <text:p>-1.58553</text:p>
          </table:table-cell>
          <table:table-cell office:value-type="float" office:value="0.190122" calcext:value-type="float">
            <text:p>0.190122</text:p>
          </table:table-cell>
          <table:table-cell office:value-type="float" office:value="2.53938" calcext:value-type="float">
            <text:p>2.53938</text:p>
          </table:table-cell>
          <table:table-cell office:value-type="float" office:value="1548109828170543" calcext:value-type="float">
            <text:p>1548109828170543</text:p>
          </table:table-cell>
          <table:table-cell table:formula="of:=([.E43]-[.$E$1])/1000000" office:value-type="float" office:value="1548109828.17054" calcext:value-type="float">
            <text:p>1548109828.17054</text:p>
          </table:table-cell>
          <table:table-cell table:formula="of:=SQRT([.C43]*[.C43]+[.D43]*[.D43])" office:value-type="float" office:value="2.54648721954068" calcext:value-type="float">
            <text:p>2.5464872195</text:p>
          </table:table-cell>
        </table:table-row>
        <table:table-row table:style-name="ro1">
          <table:table-cell table:number-columns-repeated="2" office:value-type="float" office:value="-1.58316" calcext:value-type="float">
            <text:p>-1.58316</text:p>
          </table:table-cell>
          <table:table-cell office:value-type="float" office:value="0.152541" calcext:value-type="float">
            <text:p>0.152541</text:p>
          </table:table-cell>
          <table:table-cell office:value-type="float" office:value="2.22616" calcext:value-type="float">
            <text:p>2.22616</text:p>
          </table:table-cell>
          <table:table-cell office:value-type="float" office:value="1548109828187270" calcext:value-type="float">
            <text:p>1548109828187270</text:p>
          </table:table-cell>
          <table:table-cell table:formula="of:=([.E44]-[.$E$1])/1000000" office:value-type="float" office:value="1548109828.18727" calcext:value-type="float">
            <text:p>1548109828.18727</text:p>
          </table:table-cell>
          <table:table-cell table:formula="of:=SQRT([.C44]*[.C44]+[.D44]*[.D44])" office:value-type="float" office:value="2.23138008915581" calcext:value-type="float">
            <text:p>2.2313800892</text:p>
          </table:table-cell>
        </table:table-row>
        <table:table-row table:style-name="ro1">
          <table:table-cell table:number-columns-repeated="2" office:value-type="float" office:value="-1.58009" calcext:value-type="float">
            <text:p>-1.58009</text:p>
          </table:table-cell>
          <table:table-cell office:value-type="float" office:value="0.204516" calcext:value-type="float">
            <text:p>0.204516</text:p>
          </table:table-cell>
          <table:table-cell office:value-type="float" office:value="1.97439" calcext:value-type="float">
            <text:p>1.97439</text:p>
          </table:table-cell>
          <table:table-cell office:value-type="float" office:value="1548109828204066" calcext:value-type="float">
            <text:p>1548109828204066</text:p>
          </table:table-cell>
          <table:table-cell table:formula="of:=([.E45]-[.$E$1])/1000000" office:value-type="float" office:value="1548109828.20407" calcext:value-type="float">
            <text:p>1548109828.20407</text:p>
          </table:table-cell>
          <table:table-cell table:formula="of:=SQRT([.C45]*[.C45]+[.D45]*[.D45])" office:value-type="float" office:value="1.98495407159864" calcext:value-type="float">
            <text:p>1.9849540716</text:p>
          </table:table-cell>
        </table:table-row>
        <table:table-row table:style-name="ro1">
          <table:table-cell table:number-columns-repeated="2" office:value-type="float" office:value="-1.57836" calcext:value-type="float">
            <text:p>-1.57836</text:p>
          </table:table-cell>
          <table:table-cell office:value-type="float" office:value="0.139223" calcext:value-type="float">
            <text:p>0.139223</text:p>
          </table:table-cell>
          <table:table-cell office:value-type="float" office:value="2.31917" calcext:value-type="float">
            <text:p>2.31917</text:p>
          </table:table-cell>
          <table:table-cell office:value-type="float" office:value="1548109828220825" calcext:value-type="float">
            <text:p>1548109828220825</text:p>
          </table:table-cell>
          <table:table-cell table:formula="of:=([.E46]-[.$E$1])/1000000" office:value-type="float" office:value="1548109828.22083" calcext:value-type="float">
            <text:p>1548109828.22083</text:p>
          </table:table-cell>
          <table:table-cell table:formula="of:=SQRT([.C46]*[.C46]+[.D46]*[.D46])" office:value-type="float" office:value="2.32334511698736" calcext:value-type="float">
            <text:p>2.323345117</text:p>
          </table:table-cell>
        </table:table-row>
        <table:table-row table:style-name="ro1">
          <table:table-cell table:number-columns-repeated="2" office:value-type="float" office:value="-1.57491" calcext:value-type="float">
            <text:p>-1.57491</text:p>
          </table:table-cell>
          <table:table-cell office:value-type="float" office:value="0.156906" calcext:value-type="float">
            <text:p>0.156906</text:p>
          </table:table-cell>
          <table:table-cell office:value-type="float" office:value="2.06979" calcext:value-type="float">
            <text:p>2.06979</text:p>
          </table:table-cell>
          <table:table-cell office:value-type="float" office:value="1548109828237588" calcext:value-type="float">
            <text:p>1548109828237588</text:p>
          </table:table-cell>
          <table:table-cell table:formula="of:=([.E47]-[.$E$1])/1000000" office:value-type="float" office:value="1548109828.23759" calcext:value-type="float">
            <text:p>1548109828.23759</text:p>
          </table:table-cell>
          <table:table-cell table:formula="of:=SQRT([.C47]*[.C47]+[.D47]*[.D47])" office:value-type="float" office:value="2.0757288206642" calcext:value-type="float">
            <text:p>2.0757288207</text:p>
          </table:table-cell>
        </table:table-row>
        <table:table-row table:style-name="ro1">
          <table:table-cell table:number-columns-repeated="2" office:value-type="float" office:value="-1.57081" calcext:value-type="float">
            <text:p>-1.57081</text:p>
          </table:table-cell>
          <table:table-cell office:value-type="float" office:value="0.242377" calcext:value-type="float">
            <text:p>0.242377</text:p>
          </table:table-cell>
          <table:table-cell office:value-type="float" office:value="1.93885" calcext:value-type="float">
            <text:p>1.93885</text:p>
          </table:table-cell>
          <table:table-cell office:value-type="float" office:value="1548109828254368" calcext:value-type="float">
            <text:p>1548109828254368</text:p>
          </table:table-cell>
          <table:table-cell table:formula="of:=([.E48]-[.$E$1])/1000000" office:value-type="float" office:value="1548109828.25437" calcext:value-type="float">
            <text:p>1548109828.25437</text:p>
          </table:table-cell>
          <table:table-cell table:formula="of:=SQRT([.C48]*[.C48]+[.D48]*[.D48])" office:value-type="float" office:value="1.95394112824031" calcext:value-type="float">
            <text:p>1.9539411282</text:p>
          </table:table-cell>
        </table:table-row>
        <table:table-row table:style-name="ro1">
          <table:table-cell table:number-columns-repeated="2" office:value-type="float" office:value="-1.56857" calcext:value-type="float">
            <text:p>-1.56857</text:p>
          </table:table-cell>
          <table:table-cell office:value-type="float" office:value="0.170309" calcext:value-type="float">
            <text:p>0.170309</text:p>
          </table:table-cell>
          <table:table-cell office:value-type="float" office:value="2.29293" calcext:value-type="float">
            <text:p>2.29293</text:p>
          </table:table-cell>
          <table:table-cell office:value-type="float" office:value="1548109828271141" calcext:value-type="float">
            <text:p>1548109828271141</text:p>
          </table:table-cell>
          <table:table-cell table:formula="of:=([.E49]-[.$E$1])/1000000" office:value-type="float" office:value="1548109828.27114" calcext:value-type="float">
            <text:p>1548109828.27114</text:p>
          </table:table-cell>
          <table:table-cell table:formula="of:=SQRT([.C49]*[.C49]+[.D49]*[.D49])" office:value-type="float" office:value="2.29924621134427" calcext:value-type="float">
            <text:p>2.2992462113</text:p>
          </table:table-cell>
        </table:table-row>
        <table:table-row table:style-name="ro1">
          <table:table-cell table:number-columns-repeated="2" office:value-type="float" office:value="-1.56206" calcext:value-type="float">
            <text:p>-1.56206</text:p>
          </table:table-cell>
          <table:table-cell office:value-type="float" office:value="0.251953" calcext:value-type="float">
            <text:p>0.251953</text:p>
          </table:table-cell>
          <table:table-cell office:value-type="float" office:value="2.13573" calcext:value-type="float">
            <text:p>2.13573</text:p>
          </table:table-cell>
          <table:table-cell office:value-type="float" office:value="1548109828287973" calcext:value-type="float">
            <text:p>1548109828287973</text:p>
          </table:table-cell>
          <table:table-cell table:formula="of:=([.E50]-[.$E$1])/1000000" office:value-type="float" office:value="1548109828.28797" calcext:value-type="float">
            <text:p>1548109828.28797</text:p>
          </table:table-cell>
          <table:table-cell table:formula="of:=SQRT([.C50]*[.C50]+[.D50]*[.D50])" office:value-type="float" office:value="2.15054015240567" calcext:value-type="float">
            <text:p>2.1505401524</text:p>
          </table:table-cell>
        </table:table-row>
        <table:table-row table:style-name="ro1">
          <table:table-cell table:number-columns-repeated="2" office:value-type="float" office:value="-1.56268" calcext:value-type="float">
            <text:p>-1.56268</text:p>
          </table:table-cell>
          <table:table-cell office:value-type="float" office:value="0.145677" calcext:value-type="float">
            <text:p>0.145677</text:p>
          </table:table-cell>
          <table:table-cell office:value-type="float" office:value="1.95585" calcext:value-type="float">
            <text:p>1.95585</text:p>
          </table:table-cell>
          <table:table-cell office:value-type="float" office:value="1548109828304712" calcext:value-type="float">
            <text:p>1548109828304712</text:p>
          </table:table-cell>
          <table:table-cell table:formula="of:=([.E51]-[.$E$1])/1000000" office:value-type="float" office:value="1548109828.30471" calcext:value-type="float">
            <text:p>1548109828.30471</text:p>
          </table:table-cell>
          <table:table-cell table:formula="of:=SQRT([.C51]*[.C51]+[.D51]*[.D51])" office:value-type="float" office:value="1.96126770503901" calcext:value-type="float">
            <text:p>1.961267705</text:p>
          </table:table-cell>
        </table:table-row>
        <table:table-row table:style-name="ro1">
          <table:table-cell table:number-columns-repeated="2" office:value-type="float" office:value="-1.56152" calcext:value-type="float">
            <text:p>-1.56152</text:p>
          </table:table-cell>
          <table:table-cell office:value-type="float" office:value="0.0972636" calcext:value-type="float">
            <text:p>0.0972636</text:p>
          </table:table-cell>
          <table:table-cell office:value-type="float" office:value="2.18385" calcext:value-type="float">
            <text:p>2.18385</text:p>
          </table:table-cell>
          <table:table-cell office:value-type="float" office:value="1548109828321483" calcext:value-type="float">
            <text:p>1548109828321483</text:p>
          </table:table-cell>
          <table:table-cell table:formula="of:=([.E52]-[.$E$1])/1000000" office:value-type="float" office:value="1548109828.32148" calcext:value-type="float">
            <text:p>1548109828.32148</text:p>
          </table:table-cell>
          <table:table-cell table:formula="of:=SQRT([.C52]*[.C52]+[.D52]*[.D52])" office:value-type="float" office:value="2.1860148742369" calcext:value-type="float">
            <text:p>2.1860148742</text:p>
          </table:table-cell>
        </table:table-row>
        <table:table-row table:style-name="ro1">
          <table:table-cell table:number-columns-repeated="2" office:value-type="float" office:value="-1.55586" calcext:value-type="float">
            <text:p>-1.55586</text:p>
          </table:table-cell>
          <table:table-cell office:value-type="float" office:value="0.19488" calcext:value-type="float">
            <text:p>0.19488</text:p>
          </table:table-cell>
          <table:table-cell office:value-type="float" office:value="2.17349" calcext:value-type="float">
            <text:p>2.17349</text:p>
          </table:table-cell>
          <table:table-cell office:value-type="float" office:value="1548109828338274" calcext:value-type="float">
            <text:p>1548109828338274</text:p>
          </table:table-cell>
          <table:table-cell table:formula="of:=([.E53]-[.$E$1])/1000000" office:value-type="float" office:value="1548109828.33827" calcext:value-type="float">
            <text:p>1548109828.33827</text:p>
          </table:table-cell>
          <table:table-cell table:formula="of:=SQRT([.C53]*[.C53]+[.D53]*[.D53])" office:value-type="float" office:value="2.18220920044344" calcext:value-type="float">
            <text:p>2.1822092004</text:p>
          </table:table-cell>
        </table:table-row>
        <table:table-row table:style-name="ro1">
          <table:table-cell table:number-columns-repeated="2" office:value-type="float" office:value="-1.55737" calcext:value-type="float">
            <text:p>-1.55737</text:p>
          </table:table-cell>
          <table:table-cell office:value-type="float" office:value="0.0782283" calcext:value-type="float">
            <text:p>0.0782283</text:p>
          </table:table-cell>
          <table:table-cell office:value-type="float" office:value="2.02057" calcext:value-type="float">
            <text:p>2.02057</text:p>
          </table:table-cell>
          <table:table-cell office:value-type="float" office:value="1548109828355139" calcext:value-type="float">
            <text:p>1548109828355139</text:p>
          </table:table-cell>
          <table:table-cell table:formula="of:=([.E54]-[.$E$1])/1000000" office:value-type="float" office:value="1548109828.35514" calcext:value-type="float">
            <text:p>1548109828.35514</text:p>
          </table:table-cell>
          <table:table-cell table:formula="of:=SQRT([.C54]*[.C54]+[.D54]*[.D54])" office:value-type="float" office:value="2.0220837746792" calcext:value-type="float">
            <text:p>2.0220837747</text:p>
          </table:table-cell>
        </table:table-row>
        <table:table-row table:style-name="ro1">
          <table:table-cell table:number-columns-repeated="2" office:value-type="float" office:value="-1.55076" calcext:value-type="float">
            <text:p>-1.55076</text:p>
          </table:table-cell>
          <table:table-cell office:value-type="float" office:value="0.217734" calcext:value-type="float">
            <text:p>0.217734</text:p>
          </table:table-cell>
          <table:table-cell office:value-type="float" office:value="2.21994" calcext:value-type="float">
            <text:p>2.21994</text:p>
          </table:table-cell>
          <table:table-cell office:value-type="float" office:value="1548109828371917" calcext:value-type="float">
            <text:p>1548109828371917</text:p>
          </table:table-cell>
          <table:table-cell table:formula="of:=([.E55]-[.$E$1])/1000000" office:value-type="float" office:value="1548109828.37192" calcext:value-type="float">
            <text:p>1548109828.37192</text:p>
          </table:table-cell>
          <table:table-cell table:formula="of:=SQRT([.C55]*[.C55]+[.D55]*[.D55])" office:value-type="float" office:value="2.23059223040788" calcext:value-type="float">
            <text:p>2.2305922304</text:p>
          </table:table-cell>
        </table:table-row>
        <table:table-row table:style-name="ro1">
          <table:table-cell table:number-columns-repeated="2" office:value-type="float" office:value="-1.5494" calcext:value-type="float">
            <text:p>-1.5494</text:p>
          </table:table-cell>
          <table:table-cell office:value-type="float" office:value="0.138844" calcext:value-type="float">
            <text:p>0.138844</text:p>
          </table:table-cell>
          <table:table-cell office:value-type="float" office:value="2.17116" calcext:value-type="float">
            <text:p>2.17116</text:p>
          </table:table-cell>
          <table:table-cell office:value-type="float" office:value="1548109828388640" calcext:value-type="float">
            <text:p>1548109828388640</text:p>
          </table:table-cell>
          <table:table-cell table:formula="of:=([.E56]-[.$E$1])/1000000" office:value-type="float" office:value="1548109828.38864" calcext:value-type="float">
            <text:p>1548109828.38864</text:p>
          </table:table-cell>
          <table:table-cell table:formula="of:=SQRT([.C56]*[.C56]+[.D56]*[.D56])" office:value-type="float" office:value="2.17559495355546" calcext:value-type="float">
            <text:p>2.1755949536</text:p>
          </table:table-cell>
        </table:table-row>
        <table:table-row table:style-name="ro1">
          <table:table-cell table:number-columns-repeated="2" office:value-type="float" office:value="-1.54831" calcext:value-type="float">
            <text:p>-1.54831</text:p>
          </table:table-cell>
          <table:table-cell office:value-type="float" office:value="0.12877" calcext:value-type="float">
            <text:p>0.12877</text:p>
          </table:table-cell>
          <table:table-cell office:value-type="float" office:value="1.89656" calcext:value-type="float">
            <text:p>1.89656</text:p>
          </table:table-cell>
          <table:table-cell office:value-type="float" office:value="1548109828405473" calcext:value-type="float">
            <text:p>1548109828405473</text:p>
          </table:table-cell>
          <table:table-cell table:formula="of:=([.E57]-[.$E$1])/1000000" office:value-type="float" office:value="1548109828.40547" calcext:value-type="float">
            <text:p>1548109828.40547</text:p>
          </table:table-cell>
          <table:table-cell table:formula="of:=SQRT([.C57]*[.C57]+[.D57]*[.D57])" office:value-type="float" office:value="1.90092649686936" calcext:value-type="float">
            <text:p>1.9009264969</text:p>
          </table:table-cell>
        </table:table-row>
        <table:table-row table:style-name="ro1">
          <table:table-cell table:number-columns-repeated="2" office:value-type="float" office:value="-1.54574" calcext:value-type="float">
            <text:p>-1.54574</text:p>
          </table:table-cell>
          <table:table-cell office:value-type="float" office:value="0.12877" calcext:value-type="float">
            <text:p>0.12877</text:p>
          </table:table-cell>
          <table:table-cell office:value-type="float" office:value="1.89656" calcext:value-type="float">
            <text:p>1.89656</text:p>
          </table:table-cell>
          <table:table-cell office:value-type="float" office:value="1548109828422298" calcext:value-type="float">
            <text:p>1548109828422298</text:p>
          </table:table-cell>
          <table:table-cell table:formula="of:=([.E58]-[.$E$1])/1000000" office:value-type="float" office:value="1548109828.4223" calcext:value-type="float">
            <text:p>1548109828.4223</text:p>
          </table:table-cell>
          <table:table-cell table:formula="of:=SQRT([.C58]*[.C58]+[.D58]*[.D58])" office:value-type="float" office:value="1.90092649686936" calcext:value-type="float">
            <text:p>1.9009264969</text:p>
          </table:table-cell>
        </table:table-row>
        <table:table-row table:style-name="ro1">
          <table:table-cell table:number-columns-repeated="2" office:value-type="float" office:value="-1.54238" calcext:value-type="float">
            <text:p>-1.54238</text:p>
          </table:table-cell>
          <table:table-cell office:value-type="float" office:value="0.153146" calcext:value-type="float">
            <text:p>0.153146</text:p>
          </table:table-cell>
          <table:table-cell office:value-type="float" office:value="2.40961" calcext:value-type="float">
            <text:p>2.40961</text:p>
          </table:table-cell>
          <table:table-cell office:value-type="float" office:value="1548109828439026" calcext:value-type="float">
            <text:p>1548109828439026</text:p>
          </table:table-cell>
          <table:table-cell table:formula="of:=([.E59]-[.$E$1])/1000000" office:value-type="float" office:value="1548109828.43903" calcext:value-type="float">
            <text:p>1548109828.43903</text:p>
          </table:table-cell>
          <table:table-cell table:formula="of:=SQRT([.C59]*[.C59]+[.D59]*[.D59])" office:value-type="float" office:value="2.4144717951171" calcext:value-type="float">
            <text:p>2.4144717951</text:p>
          </table:table-cell>
        </table:table-row>
        <table:table-row table:style-name="ro1">
          <table:table-cell table:number-columns-repeated="2" office:value-type="float" office:value="-1.54277" calcext:value-type="float">
            <text:p>-1.54277</text:p>
          </table:table-cell>
          <table:table-cell office:value-type="float" office:value="0.083625" calcext:value-type="float">
            <text:p>0.083625</text:p>
          </table:table-cell>
          <table:table-cell office:value-type="float" office:value="2.34321" calcext:value-type="float">
            <text:p>2.34321</text:p>
          </table:table-cell>
          <table:table-cell office:value-type="float" office:value="1548109828456793" calcext:value-type="float">
            <text:p>1548109828456793</text:p>
          </table:table-cell>
          <table:table-cell table:formula="of:=([.E60]-[.$E$1])/1000000" office:value-type="float" office:value="1548109828.45679" calcext:value-type="float">
            <text:p>1548109828.45679</text:p>
          </table:table-cell>
          <table:table-cell table:formula="of:=SQRT([.C60]*[.C60]+[.D60]*[.D60])" office:value-type="float" office:value="2.34470173896916" calcext:value-type="float">
            <text:p>2.344701739</text:p>
          </table:table-cell>
        </table:table-row>
        <table:table-row table:style-name="ro1">
          <table:table-cell table:number-columns-repeated="2" office:value-type="float" office:value="-1.53647" calcext:value-type="float">
            <text:p>-1.53647</text:p>
          </table:table-cell>
          <table:table-cell office:value-type="float" office:value="0.212463" calcext:value-type="float">
            <text:p>0.212463</text:p>
          </table:table-cell>
          <table:table-cell office:value-type="float" office:value="2.56786" calcext:value-type="float">
            <text:p>2.56786</text:p>
          </table:table-cell>
          <table:table-cell office:value-type="float" office:value="1548109828473562" calcext:value-type="float">
            <text:p>1548109828473562</text:p>
          </table:table-cell>
          <table:table-cell table:formula="of:=([.E61]-[.$E$1])/1000000" office:value-type="float" office:value="1548109828.47356" calcext:value-type="float">
            <text:p>1548109828.47356</text:p>
          </table:table-cell>
          <table:table-cell table:formula="of:=SQRT([.C61]*[.C61]+[.D61]*[.D61])" office:value-type="float" office:value="2.5766345309277" calcext:value-type="float">
            <text:p>2.5766345309</text:p>
          </table:table-cell>
        </table:table-row>
        <table:table-row table:style-name="ro1">
          <table:table-cell table:number-columns-repeated="2" office:value-type="float" office:value="-1.53676" calcext:value-type="float">
            <text:p>-1.53676</text:p>
          </table:table-cell>
          <table:table-cell office:value-type="float" office:value="0.0935422" calcext:value-type="float">
            <text:p>0.0935422</text:p>
          </table:table-cell>
          <table:table-cell office:value-type="float" office:value="2.1988" calcext:value-type="float">
            <text:p>2.1988</text:p>
          </table:table-cell>
          <table:table-cell office:value-type="float" office:value="1548109828490342" calcext:value-type="float">
            <text:p>1548109828490342</text:p>
          </table:table-cell>
          <table:table-cell table:formula="of:=([.E62]-[.$E$1])/1000000" office:value-type="float" office:value="1548109828.49034" calcext:value-type="float">
            <text:p>1548109828.49034</text:p>
          </table:table-cell>
          <table:table-cell table:formula="of:=SQRT([.C62]*[.C62]+[.D62]*[.D62])" office:value-type="float" office:value="2.20078885474751" calcext:value-type="float">
            <text:p>2.2007888547</text:p>
          </table:table-cell>
        </table:table-row>
        <table:table-row table:style-name="ro1">
          <table:table-cell table:number-columns-repeated="2" office:value-type="float" office:value="-1.5321" calcext:value-type="float">
            <text:p>-1.5321</text:p>
          </table:table-cell>
          <table:table-cell office:value-type="float" office:value="0.219474" calcext:value-type="float">
            <text:p>0.219474</text:p>
          </table:table-cell>
          <table:table-cell office:value-type="float" office:value="1.93788" calcext:value-type="float">
            <text:p>1.93788</text:p>
          </table:table-cell>
          <table:table-cell office:value-type="float" office:value="1548109828507070" calcext:value-type="float">
            <text:p>1548109828507070</text:p>
          </table:table-cell>
          <table:table-cell table:formula="of:=([.E63]-[.$E$1])/1000000" office:value-type="float" office:value="1548109828.50707" calcext:value-type="float">
            <text:p>1548109828.50707</text:p>
          </table:table-cell>
          <table:table-cell table:formula="of:=SQRT([.C63]*[.C63]+[.D63]*[.D63])" office:value-type="float" office:value="1.95026863049068" calcext:value-type="float">
            <text:p>1.9502686305</text:p>
          </table:table-cell>
        </table:table-row>
        <table:table-row table:style-name="ro1">
          <table:table-cell table:number-columns-repeated="2" office:value-type="float" office:value="-1.53021" calcext:value-type="float">
            <text:p>-1.53021</text:p>
          </table:table-cell>
          <table:table-cell office:value-type="float" office:value="0.152247" calcext:value-type="float">
            <text:p>0.152247</text:p>
          </table:table-cell>
          <table:table-cell office:value-type="float" office:value="2.27481" calcext:value-type="float">
            <text:p>2.27481</text:p>
          </table:table-cell>
          <table:table-cell office:value-type="float" office:value="1548109828523843" calcext:value-type="float">
            <text:p>1548109828523843</text:p>
          </table:table-cell>
          <table:table-cell table:formula="of:=([.E64]-[.$E$1])/1000000" office:value-type="float" office:value="1548109828.52384" calcext:value-type="float">
            <text:p>1548109828.52384</text:p>
          </table:table-cell>
          <table:table-cell table:formula="of:=SQRT([.C64]*[.C64]+[.D64]*[.D64])" office:value-type="float" office:value="2.27989905151719" calcext:value-type="float">
            <text:p>2.2798990515</text:p>
          </table:table-cell>
        </table:table-row>
        <table:table-row table:style-name="ro1">
          <table:table-cell table:number-columns-repeated="2" office:value-type="float" office:value="-1.53086" calcext:value-type="float">
            <text:p>-1.53086</text:p>
          </table:table-cell>
          <table:table-cell office:value-type="float" office:value="0.0640789" calcext:value-type="float">
            <text:p>0.0640789</text:p>
          </table:table-cell>
          <table:table-cell office:value-type="float" office:value="2.13276" calcext:value-type="float">
            <text:p>2.13276</text:p>
          </table:table-cell>
          <table:table-cell office:value-type="float" office:value="1548109828540702" calcext:value-type="float">
            <text:p>1548109828540702</text:p>
          </table:table-cell>
          <table:table-cell table:formula="of:=([.E65]-[.$E$1])/1000000" office:value-type="float" office:value="1548109828.5407" calcext:value-type="float">
            <text:p>1548109828.5407</text:p>
          </table:table-cell>
          <table:table-cell table:formula="of:=SQRT([.C65]*[.C65]+[.D65]*[.D65])" office:value-type="float" office:value="2.13372241002086" calcext:value-type="float">
            <text:p>2.13372241</text:p>
          </table:table-cell>
        </table:table-row>
        <table:table-row table:style-name="ro1">
          <table:table-cell table:number-columns-repeated="2" office:value-type="float" office:value="-1.53057" calcext:value-type="float">
            <text:p>-1.53057</text:p>
          </table:table-cell>
          <table:table-cell office:value-type="float" office:value="0.0642913" calcext:value-type="float">
            <text:p>0.0642913</text:p>
          </table:table-cell>
          <table:table-cell office:value-type="float" office:value="1.93851" calcext:value-type="float">
            <text:p>1.93851</text:p>
          </table:table-cell>
          <table:table-cell office:value-type="float" office:value="1548109828559452" calcext:value-type="float">
            <text:p>1548109828559452</text:p>
          </table:table-cell>
          <table:table-cell table:formula="of:=([.E66]-[.$E$1])/1000000" office:value-type="float" office:value="1548109828.55945" calcext:value-type="float">
            <text:p>1548109828.55945</text:p>
          </table:table-cell>
          <table:table-cell table:formula="of:=SQRT([.C66]*[.C66]+[.D66]*[.D66])" office:value-type="float" office:value="1.93957582768906" calcext:value-type="float">
            <text:p>1.9395758277</text:p>
          </table:table-cell>
        </table:table-row>
        <table:table-row table:style-name="ro1">
          <table:table-cell table:number-columns-repeated="2" office:value-type="float" office:value="-1.52861" calcext:value-type="float">
            <text:p>-1.52861</text:p>
          </table:table-cell>
          <table:table-cell office:value-type="float" office:value="0.0881856" calcext:value-type="float">
            <text:p>0.0881856</text:p>
          </table:table-cell>
          <table:table-cell office:value-type="float" office:value="2.28536" calcext:value-type="float">
            <text:p>2.28536</text:p>
          </table:table-cell>
          <table:table-cell office:value-type="float" office:value="1548109828576268" calcext:value-type="float">
            <text:p>1548109828576268</text:p>
          </table:table-cell>
          <table:table-cell table:formula="of:=([.E67]-[.$E$1])/1000000" office:value-type="float" office:value="1548109828.57627" calcext:value-type="float">
            <text:p>1548109828.57627</text:p>
          </table:table-cell>
          <table:table-cell table:formula="of:=SQRT([.C67]*[.C67]+[.D67]*[.D67])" office:value-type="float" office:value="2.28706078398615" calcext:value-type="float">
            <text:p>2.287060784</text:p>
          </table:table-cell>
        </table:table-row>
        <table:table-row table:style-name="ro1">
          <table:table-cell table:number-columns-repeated="2" office:value-type="float" office:value="-1.52778" calcext:value-type="float">
            <text:p>-1.52778</text:p>
          </table:table-cell>
          <table:table-cell office:value-type="float" office:value="0.068856" calcext:value-type="float">
            <text:p>0.068856</text:p>
          </table:table-cell>
          <table:table-cell office:value-type="float" office:value="2.20562" calcext:value-type="float">
            <text:p>2.20562</text:p>
          </table:table-cell>
          <table:table-cell office:value-type="float" office:value="1548109828593035" calcext:value-type="float">
            <text:p>1548109828593035</text:p>
          </table:table-cell>
          <table:table-cell table:formula="of:=([.E68]-[.$E$1])/1000000" office:value-type="float" office:value="1548109828.59304" calcext:value-type="float">
            <text:p>1548109828.59304</text:p>
          </table:table-cell>
          <table:table-cell table:formula="of:=SQRT([.C68]*[.C68]+[.D68]*[.D68])" office:value-type="float" office:value="2.20669452646623" calcext:value-type="float">
            <text:p>2.2066945265</text:p>
          </table:table-cell>
        </table:table-row>
        <table:table-row table:style-name="ro1">
          <table:table-cell table:number-columns-repeated="2" office:value-type="float" office:value="-1.52737" calcext:value-type="float">
            <text:p>-1.52737</text:p>
          </table:table-cell>
          <table:table-cell office:value-type="float" office:value="0.0750807" calcext:value-type="float">
            <text:p>0.0750807</text:p>
          </table:table-cell>
          <table:table-cell office:value-type="float" office:value="1.95648" calcext:value-type="float">
            <text:p>1.95648</text:p>
          </table:table-cell>
          <table:table-cell office:value-type="float" office:value="1548109828609765" calcext:value-type="float">
            <text:p>1548109828609765</text:p>
          </table:table-cell>
          <table:table-cell table:formula="of:=([.E69]-[.$E$1])/1000000" office:value-type="float" office:value="1548109828.60977" calcext:value-type="float">
            <text:p>1548109828.60977</text:p>
          </table:table-cell>
          <table:table-cell table:formula="of:=SQRT([.C69]*[.C69]+[.D69]*[.D69])" office:value-type="float" office:value="1.95792009589577" calcext:value-type="float">
            <text:p>1.9579200959</text:p>
          </table:table-cell>
        </table:table-row>
        <table:table-row table:style-name="ro1">
          <table:table-cell table:number-columns-repeated="2" office:value-type="float" office:value="-1.52363" calcext:value-type="float">
            <text:p>-1.52363</text:p>
          </table:table-cell>
          <table:table-cell office:value-type="float" office:value="0.146944" calcext:value-type="float">
            <text:p>0.146944</text:p>
          </table:table-cell>
          <table:table-cell office:value-type="float" office:value="2.17764" calcext:value-type="float">
            <text:p>2.17764</text:p>
          </table:table-cell>
          <table:table-cell office:value-type="float" office:value="1548109828626585" calcext:value-type="float">
            <text:p>1548109828626585</text:p>
          </table:table-cell>
          <table:table-cell table:formula="of:=([.E70]-[.$E$1])/1000000" office:value-type="float" office:value="1548109828.62659" calcext:value-type="float">
            <text:p>1548109828.62659</text:p>
          </table:table-cell>
          <table:table-cell table:formula="of:=SQRT([.C70]*[.C70]+[.D70]*[.D70])" office:value-type="float" office:value="2.18259215354954" calcext:value-type="float">
            <text:p>2.1825921535</text:p>
          </table:table-cell>
        </table:table-row>
        <table:table-row table:style-name="ro1">
          <table:table-cell table:number-columns-repeated="2" office:value-type="float" office:value="-1.52154" calcext:value-type="float">
            <text:p>-1.52154</text:p>
          </table:table-cell>
          <table:table-cell office:value-type="float" office:value="0.130263" calcext:value-type="float">
            <text:p>0.130263</text:p>
          </table:table-cell>
          <table:table-cell office:value-type="float" office:value="2.00371" calcext:value-type="float">
            <text:p>2.00371</text:p>
          </table:table-cell>
          <table:table-cell office:value-type="float" office:value="1548109828643368" calcext:value-type="float">
            <text:p>1548109828643368</text:p>
          </table:table-cell>
          <table:table-cell table:formula="of:=([.E71]-[.$E$1])/1000000" office:value-type="float" office:value="1548109828.64337" calcext:value-type="float">
            <text:p>1548109828.64337</text:p>
          </table:table-cell>
          <table:table-cell table:formula="of:=SQRT([.C71]*[.C71]+[.D71]*[.D71])" office:value-type="float" office:value="2.00793979323808" calcext:value-type="float">
            <text:p>2.0079397932</text:p>
          </table:table-cell>
        </table:table-row>
        <table:table-row table:style-name="ro1">
          <table:table-cell table:number-columns-repeated="2" office:value-type="float" office:value="-1.51981" calcext:value-type="float">
            <text:p>-1.51981</text:p>
          </table:table-cell>
          <table:table-cell office:value-type="float" office:value="0.114119" calcext:value-type="float">
            <text:p>0.114119</text:p>
          </table:table-cell>
          <table:table-cell office:value-type="float" office:value="1.88958" calcext:value-type="float">
            <text:p>1.88958</text:p>
          </table:table-cell>
          <table:table-cell office:value-type="float" office:value="1548109828662350" calcext:value-type="float">
            <text:p>1548109828662350</text:p>
          </table:table-cell>
          <table:table-cell table:formula="of:=([.E72]-[.$E$1])/1000000" office:value-type="float" office:value="1548109828.66235" calcext:value-type="float">
            <text:p>1548109828.66235</text:p>
          </table:table-cell>
          <table:table-cell table:formula="of:=SQRT([.C72]*[.C72]+[.D72]*[.D72])" office:value-type="float" office:value="1.89302290597895" calcext:value-type="float">
            <text:p>1.893022906</text:p>
          </table:table-cell>
        </table:table-row>
        <table:table-row table:style-name="ro1">
          <table:table-cell table:number-columns-repeated="2" office:value-type="float" office:value="-1.52137" calcext:value-type="float">
            <text:p>-1.52137</text:p>
          </table:table-cell>
          <table:table-cell office:value-type="float" office:value="0.0350689" calcext:value-type="float">
            <text:p>0.0350689</text:p>
          </table:table-cell>
          <table:table-cell office:value-type="float" office:value="1.81692" calcext:value-type="float">
            <text:p>1.81692</text:p>
          </table:table-cell>
          <table:table-cell office:value-type="float" office:value="1548109828678951" calcext:value-type="float">
            <text:p>1548109828678951</text:p>
          </table:table-cell>
          <table:table-cell table:formula="of:=([.E73]-[.$E$1])/1000000" office:value-type="float" office:value="1548109828.67895" calcext:value-type="float">
            <text:p>1548109828.67895</text:p>
          </table:table-cell>
          <table:table-cell table:formula="of:=SQRT([.C73]*[.C73]+[.D73]*[.D73])" office:value-type="float" office:value="1.81725840599162" calcext:value-type="float">
            <text:p>1.817258406</text:p>
          </table:table-cell>
        </table:table-row>
        <table:table-row table:style-name="ro1">
          <table:table-cell table:number-columns-repeated="2" office:value-type="float" office:value="-1.51964" calcext:value-type="float">
            <text:p>-1.51964</text:p>
          </table:table-cell>
          <table:table-cell office:value-type="float" office:value="0.0759185" calcext:value-type="float">
            <text:p>0.0759185</text:p>
          </table:table-cell>
          <table:table-cell office:value-type="float" office:value="2.18007" calcext:value-type="float">
            <text:p>2.18007</text:p>
          </table:table-cell>
          <table:table-cell office:value-type="float" office:value="1548109828695725" calcext:value-type="float">
            <text:p>1548109828695725</text:p>
          </table:table-cell>
          <table:table-cell table:formula="of:=([.E74]-[.$E$1])/1000000" office:value-type="float" office:value="1548109828.69572" calcext:value-type="float">
            <text:p>1548109828.69572</text:p>
          </table:table-cell>
          <table:table-cell table:formula="of:=SQRT([.C74]*[.C74]+[.D74]*[.D74])" office:value-type="float" office:value="2.18139148791368" calcext:value-type="float">
            <text:p>2.1813914879</text:p>
          </table:table-cell>
        </table:table-row>
        <table:table-row table:style-name="ro1">
          <table:table-cell table:number-columns-repeated="2" office:value-type="float" office:value="-1.5183" calcext:value-type="float">
            <text:p>-1.5183</text:p>
          </table:table-cell>
          <table:table-cell office:value-type="float" office:value="0.103833" calcext:value-type="float">
            <text:p>0.103833</text:p>
          </table:table-cell>
          <table:table-cell office:value-type="float" office:value="2.12571" calcext:value-type="float">
            <text:p>2.12571</text:p>
          </table:table-cell>
          <table:table-cell office:value-type="float" office:value="1548109828712439" calcext:value-type="float">
            <text:p>1548109828712439</text:p>
          </table:table-cell>
          <table:table-cell table:formula="of:=([.E75]-[.$E$1])/1000000" office:value-type="float" office:value="1548109828.71244" calcext:value-type="float">
            <text:p>1548109828.71244</text:p>
          </table:table-cell>
          <table:table-cell table:formula="of:=SQRT([.C75]*[.C75]+[.D75]*[.D75])" office:value-type="float" office:value="2.12824441641203" calcext:value-type="float">
            <text:p>2.1282444164</text:p>
          </table:table-cell>
        </table:table-row>
        <table:table-row table:style-name="ro1">
          <table:table-cell table:number-columns-repeated="2" office:value-type="float" office:value="-1.51701" calcext:value-type="float">
            <text:p>-1.51701</text:p>
          </table:table-cell>
          <table:table-cell office:value-type="float" office:value="0.0881242" calcext:value-type="float">
            <text:p>0.0881242</text:p>
          </table:table-cell>
          <table:table-cell office:value-type="float" office:value="2.35374" calcext:value-type="float">
            <text:p>2.35374</text:p>
          </table:table-cell>
          <table:table-cell office:value-type="float" office:value="1548109828729222" calcext:value-type="float">
            <text:p>1548109828729222</text:p>
          </table:table-cell>
          <table:table-cell table:formula="of:=([.E76]-[.$E$1])/1000000" office:value-type="float" office:value="1548109828.72922" calcext:value-type="float">
            <text:p>1548109828.72922</text:p>
          </table:table-cell>
          <table:table-cell table:formula="of:=SQRT([.C76]*[.C76]+[.D76]*[.D76])" office:value-type="float" office:value="2.3553891105772" calcext:value-type="float">
            <text:p>2.3553891106</text:p>
          </table:table-cell>
        </table:table-row>
        <table:table-row table:style-name="ro1">
          <table:table-cell table:number-columns-repeated="2" office:value-type="float" office:value="-1.51418" calcext:value-type="float">
            <text:p>-1.51418</text:p>
          </table:table-cell>
          <table:table-cell office:value-type="float" office:value="0.119878" calcext:value-type="float">
            <text:p>0.119878</text:p>
          </table:table-cell>
          <table:table-cell office:value-type="float" office:value="2.19094" calcext:value-type="float">
            <text:p>2.19094</text:p>
          </table:table-cell>
          <table:table-cell office:value-type="float" office:value="1548109828745952" calcext:value-type="float">
            <text:p>1548109828745952</text:p>
          </table:table-cell>
          <table:table-cell table:formula="of:=([.E77]-[.$E$1])/1000000" office:value-type="float" office:value="1548109828.74595" calcext:value-type="float">
            <text:p>1548109828.74595</text:p>
          </table:table-cell>
          <table:table-cell table:formula="of:=SQRT([.C77]*[.C77]+[.D77]*[.D77])" office:value-type="float" office:value="2.19421713111624" calcext:value-type="float">
            <text:p>2.1942171311</text:p>
          </table:table-cell>
        </table:table-row>
        <table:table-row table:style-name="ro1">
          <table:table-cell table:number-columns-repeated="2" office:value-type="float" office:value="-1.51387" calcext:value-type="float">
            <text:p>-1.51387</text:p>
          </table:table-cell>
          <table:table-cell office:value-type="float" office:value="0.0932994" calcext:value-type="float">
            <text:p>0.0932994</text:p>
          </table:table-cell>
          <table:table-cell office:value-type="float" office:value="1.88909" calcext:value-type="float">
            <text:p>1.88909</text:p>
          </table:table-cell>
          <table:table-cell office:value-type="float" office:value="1548109828762732" calcext:value-type="float">
            <text:p>1548109828762732</text:p>
          </table:table-cell>
          <table:table-cell table:formula="of:=([.E78]-[.$E$1])/1000000" office:value-type="float" office:value="1548109828.76273" calcext:value-type="float">
            <text:p>1548109828.76273</text:p>
          </table:table-cell>
          <table:table-cell table:formula="of:=SQRT([.C78]*[.C78]+[.D78]*[.D78])" office:value-type="float" office:value="1.89139255738738" calcext:value-type="float">
            <text:p>1.8913925574</text:p>
          </table:table-cell>
        </table:table-row>
        <table:table-row table:style-name="ro1">
          <table:table-cell table:number-columns-repeated="2" office:value-type="float" office:value="-1.50848" calcext:value-type="float">
            <text:p>-1.50848</text:p>
          </table:table-cell>
          <table:table-cell office:value-type="float" office:value="0.190677" calcext:value-type="float">
            <text:p>0.190677</text:p>
          </table:table-cell>
          <table:table-cell office:value-type="float" office:value="2.05782" calcext:value-type="float">
            <text:p>2.05782</text:p>
          </table:table-cell>
          <table:table-cell office:value-type="float" office:value="1548109828779439" calcext:value-type="float">
            <text:p>1548109828779439</text:p>
          </table:table-cell>
          <table:table-cell table:formula="of:=([.E79]-[.$E$1])/1000000" office:value-type="float" office:value="1548109828.77944" calcext:value-type="float">
            <text:p>1548109828.77944</text:p>
          </table:table-cell>
          <table:table-cell table:formula="of:=SQRT([.C79]*[.C79]+[.D79]*[.D79])" office:value-type="float" office:value="2.06663515665659" calcext:value-type="float">
            <text:p>2.0666351567</text:p>
          </table:table-cell>
        </table:table-row>
        <table:table-row table:style-name="ro1">
          <table:table-cell table:number-columns-repeated="2" office:value-type="float" office:value="-1.50547" calcext:value-type="float">
            <text:p>-1.50547</text:p>
          </table:table-cell>
          <table:table-cell office:value-type="float" office:value="0.157905" calcext:value-type="float">
            <text:p>0.157905</text:p>
          </table:table-cell>
          <table:table-cell office:value-type="float" office:value="2.30443" calcext:value-type="float">
            <text:p>2.30443</text:p>
          </table:table-cell>
          <table:table-cell office:value-type="float" office:value="1548109828796812" calcext:value-type="float">
            <text:p>1548109828796812</text:p>
          </table:table-cell>
          <table:table-cell table:formula="of:=([.E80]-[.$E$1])/1000000" office:value-type="float" office:value="1548109828.79681" calcext:value-type="float">
            <text:p>1548109828.79681</text:p>
          </table:table-cell>
          <table:table-cell table:formula="of:=SQRT([.C80]*[.C80]+[.D80]*[.D80])" office:value-type="float" office:value="2.30983367667999" calcext:value-type="float">
            <text:p>2.3098336767</text:p>
          </table:table-cell>
        </table:table-row>
        <table:table-row table:style-name="ro1">
          <table:table-cell table:number-columns-repeated="2" office:value-type="float" office:value="-1.50718" calcext:value-type="float">
            <text:p>-1.50718</text:p>
          </table:table-cell>
          <table:table-cell office:value-type="float" office:value="0.0463663" calcext:value-type="float">
            <text:p>0.0463663</text:p>
          </table:table-cell>
          <table:table-cell office:value-type="float" office:value="2.13723" calcext:value-type="float">
            <text:p>2.13723</text:p>
          </table:table-cell>
          <table:table-cell office:value-type="float" office:value="1548109828813605" calcext:value-type="float">
            <text:p>1548109828813605</text:p>
          </table:table-cell>
          <table:table-cell table:formula="of:=([.E81]-[.$E$1])/1000000" office:value-type="float" office:value="1548109828.81361" calcext:value-type="float">
            <text:p>1548109828.81361</text:p>
          </table:table-cell>
          <table:table-cell table:formula="of:=SQRT([.C81]*[.C81]+[.D81]*[.D81])" office:value-type="float" office:value="2.13773288945923" calcext:value-type="float">
            <text:p>2.1377328895</text:p>
          </table:table-cell>
        </table:table-row>
        <table:table-row table:style-name="ro1">
          <table:table-cell table:number-columns-repeated="2" office:value-type="float" office:value="-1.50287" calcext:value-type="float">
            <text:p>-1.50287</text:p>
          </table:table-cell>
          <table:table-cell office:value-type="float" office:value="0.14044" calcext:value-type="float">
            <text:p>0.14044</text:p>
          </table:table-cell>
          <table:table-cell office:value-type="float" office:value="2.32905" calcext:value-type="float">
            <text:p>2.32905</text:p>
          </table:table-cell>
          <table:table-cell office:value-type="float" office:value="1548109828830341" calcext:value-type="float">
            <text:p>1548109828830341</text:p>
          </table:table-cell>
          <table:table-cell table:formula="of:=([.E82]-[.$E$1])/1000000" office:value-type="float" office:value="1548109828.83034" calcext:value-type="float">
            <text:p>1548109828.83034</text:p>
          </table:table-cell>
          <table:table-cell table:formula="of:=SQRT([.C82]*[.C82]+[.D82]*[.D82])" office:value-type="float" office:value="2.33328037237277" calcext:value-type="float">
            <text:p>2.3332803724</text:p>
          </table:table-cell>
        </table:table-row>
        <table:table-row table:style-name="ro1">
          <table:table-cell table:number-columns-repeated="2" office:value-type="float" office:value="-1.50217" calcext:value-type="float">
            <text:p>-1.50217</text:p>
          </table:table-cell>
          <table:table-cell office:value-type="float" office:value="0.0851918" calcext:value-type="float">
            <text:p>0.0851918</text:p>
          </table:table-cell>
          <table:table-cell office:value-type="float" office:value="2.10597" calcext:value-type="float">
            <text:p>2.10597</text:p>
          </table:table-cell>
          <table:table-cell office:value-type="float" office:value="1548109828848962" calcext:value-type="float">
            <text:p>1548109828848962</text:p>
          </table:table-cell>
          <table:table-cell table:formula="of:=([.E83]-[.$E$1])/1000000" office:value-type="float" office:value="1548109828.84896" calcext:value-type="float">
            <text:p>1548109828.84896</text:p>
          </table:table-cell>
          <table:table-cell table:formula="of:=SQRT([.C83]*[.C83]+[.D83]*[.D83])" office:value-type="float" office:value="2.10769240727561" calcext:value-type="float">
            <text:p>2.1076924073</text:p>
          </table:table-cell>
        </table:table-row>
        <table:table-row table:style-name="ro1">
          <table:table-cell table:number-columns-repeated="2" office:value-type="float" office:value="-1.49638" calcext:value-type="float">
            <text:p>-1.49638</text:p>
          </table:table-cell>
          <table:table-cell office:value-type="float" office:value="0.182314" calcext:value-type="float">
            <text:p>0.182314</text:p>
          </table:table-cell>
          <table:table-cell office:value-type="float" office:value="2.04852" calcext:value-type="float">
            <text:p>2.04852</text:p>
          </table:table-cell>
          <table:table-cell office:value-type="float" office:value="1548109828865699" calcext:value-type="float">
            <text:p>1548109828865699</text:p>
          </table:table-cell>
          <table:table-cell table:formula="of:=([.E84]-[.$E$1])/1000000" office:value-type="float" office:value="1548109828.8657" calcext:value-type="float">
            <text:p>1548109828.8657</text:p>
          </table:table-cell>
          <table:table-cell table:formula="of:=SQRT([.C84]*[.C84]+[.D84]*[.D84])" office:value-type="float" office:value="2.05661678126869" calcext:value-type="float">
            <text:p>2.0566167813</text:p>
          </table:table-cell>
        </table:table-row>
        <table:table-row table:style-name="ro1">
          <table:table-cell table:number-columns-repeated="2" office:value-type="float" office:value="-1.4951" calcext:value-type="float">
            <text:p>-1.4951</text:p>
          </table:table-cell>
          <table:table-cell office:value-type="float" office:value="0.163504" calcext:value-type="float">
            <text:p>0.163504</text:p>
          </table:table-cell>
          <table:table-cell office:value-type="float" office:value="1.95095" calcext:value-type="float">
            <text:p>1.95095</text:p>
          </table:table-cell>
          <table:table-cell office:value-type="float" office:value="1548109828882476" calcext:value-type="float">
            <text:p>1548109828882476</text:p>
          </table:table-cell>
          <table:table-cell table:formula="of:=([.E85]-[.$E$1])/1000000" office:value-type="float" office:value="1548109828.88248" calcext:value-type="float">
            <text:p>1548109828.88248</text:p>
          </table:table-cell>
          <table:table-cell table:formula="of:=SQRT([.C85]*[.C85]+[.D85]*[.D85])" office:value-type="float" office:value="1.95778943211879" calcext:value-type="float">
            <text:p>1.9577894321</text:p>
          </table:table-cell>
        </table:table-row>
        <table:table-row table:style-name="ro1">
          <table:table-cell table:number-columns-repeated="2" office:value-type="float" office:value="-1.49192" calcext:value-type="float">
            <text:p>-1.49192</text:p>
          </table:table-cell>
          <table:table-cell office:value-type="float" office:value="0.161499" calcext:value-type="float">
            <text:p>0.161499</text:p>
          </table:table-cell>
          <table:table-cell office:value-type="float" office:value="2.26874" calcext:value-type="float">
            <text:p>2.26874</text:p>
          </table:table-cell>
          <table:table-cell office:value-type="float" office:value="1548109828899260" calcext:value-type="float">
            <text:p>1548109828899260</text:p>
          </table:table-cell>
          <table:table-cell table:formula="of:=([.E86]-[.$E$1])/1000000" office:value-type="float" office:value="1548109828.89926" calcext:value-type="float">
            <text:p>1548109828.89926</text:p>
          </table:table-cell>
          <table:table-cell table:formula="of:=SQRT([.C86]*[.C86]+[.D86]*[.D86])" office:value-type="float" office:value="2.27448084507234" calcext:value-type="float">
            <text:p>2.2744808451</text:p>
          </table:table-cell>
        </table:table-row>
        <table:table-row table:style-name="ro1">
          <table:table-cell table:number-columns-repeated="2" office:value-type="float" office:value="-1.49071" calcext:value-type="float">
            <text:p>-1.49071</text:p>
          </table:table-cell>
          <table:table-cell office:value-type="float" office:value="0.108155" calcext:value-type="float">
            <text:p>0.108155</text:p>
          </table:table-cell>
          <table:table-cell office:value-type="float" office:value="2.10926" calcext:value-type="float">
            <text:p>2.10926</text:p>
          </table:table-cell>
          <table:table-cell office:value-type="float" office:value="1548109828915988" calcext:value-type="float">
            <text:p>1548109828915988</text:p>
          </table:table-cell>
          <table:table-cell table:formula="of:=([.E87]-[.$E$1])/1000000" office:value-type="float" office:value="1548109828.91599" calcext:value-type="float">
            <text:p>1548109828.91599</text:p>
          </table:table-cell>
          <table:table-cell table:formula="of:=SQRT([.C87]*[.C87]+[.D87]*[.D87])" office:value-type="float" office:value="2.11203107259931" calcext:value-type="float">
            <text:p>2.1120310726</text:p>
          </table:table-cell>
        </table:table-row>
        <table:table-row table:style-name="ro1">
          <table:table-cell table:number-columns-repeated="2" office:value-type="float" office:value="-1.48972" calcext:value-type="float">
            <text:p>-1.48972</text:p>
          </table:table-cell>
          <table:table-cell office:value-type="float" office:value="0.105121" calcext:value-type="float">
            <text:p>0.105121</text:p>
          </table:table-cell>
          <table:table-cell office:value-type="float" office:value="1.78452" calcext:value-type="float">
            <text:p>1.78452</text:p>
          </table:table-cell>
          <table:table-cell office:value-type="float" office:value="1548109828932720" calcext:value-type="float">
            <text:p>1548109828932720</text:p>
          </table:table-cell>
          <table:table-cell table:formula="of:=([.E88]-[.$E$1])/1000000" office:value-type="float" office:value="1548109828.93272" calcext:value-type="float">
            <text:p>1548109828.93272</text:p>
          </table:table-cell>
          <table:table-cell table:formula="of:=SQRT([.C88]*[.C88]+[.D88]*[.D88])" office:value-type="float" office:value="1.78761350829563" calcext:value-type="float">
            <text:p>1.7876135083</text:p>
          </table:table-cell>
        </table:table-row>
        <table:table-row table:style-name="ro1">
          <table:table-cell table:number-columns-repeated="2" office:value-type="float" office:value="-1.48742" calcext:value-type="float">
            <text:p>-1.48742</text:p>
          </table:table-cell>
          <table:table-cell office:value-type="float" office:value="0.110654" calcext:value-type="float">
            <text:p>0.110654</text:p>
          </table:table-cell>
          <table:table-cell office:value-type="float" office:value="2.22867" calcext:value-type="float">
            <text:p>2.22867</text:p>
          </table:table-cell>
          <table:table-cell office:value-type="float" office:value="1548109828949536" calcext:value-type="float">
            <text:p>1548109828949536</text:p>
          </table:table-cell>
          <table:table-cell table:formula="of:=([.E89]-[.$E$1])/1000000" office:value-type="float" office:value="1548109828.94954" calcext:value-type="float">
            <text:p>1548109828.94954</text:p>
          </table:table-cell>
          <table:table-cell table:formula="of:=SQRT([.C89]*[.C89]+[.D89]*[.D89])" office:value-type="float" office:value="2.23141530796398" calcext:value-type="float">
            <text:p>2.231415308</text:p>
          </table:table-cell>
        </table:table-row>
        <table:table-row table:style-name="ro1">
          <table:table-cell table:number-columns-repeated="2" office:value-type="float" office:value="-1.48673" calcext:value-type="float">
            <text:p>-1.48673</text:p>
          </table:table-cell>
          <table:table-cell office:value-type="float" office:value="0.0957785" calcext:value-type="float">
            <text:p>0.0957785</text:p>
          </table:table-cell>
          <table:table-cell office:value-type="float" office:value="2.06512" calcext:value-type="float">
            <text:p>2.06512</text:p>
          </table:table-cell>
          <table:table-cell office:value-type="float" office:value="1548109828966373" calcext:value-type="float">
            <text:p>1548109828966373</text:p>
          </table:table-cell>
          <table:table-cell table:formula="of:=([.E90]-[.$E$1])/1000000" office:value-type="float" office:value="1548109828.96637" calcext:value-type="float">
            <text:p>1548109828.96637</text:p>
          </table:table-cell>
          <table:table-cell table:formula="of:=SQRT([.C90]*[.C90]+[.D90]*[.D90])" office:value-type="float" office:value="2.06733986936407" calcext:value-type="float">
            <text:p>2.0673398694</text:p>
          </table:table-cell>
        </table:table-row>
        <table:table-row table:style-name="ro1">
          <table:table-cell table:number-columns-repeated="2" office:value-type="float" office:value="-1.48347" calcext:value-type="float">
            <text:p>-1.48347</text:p>
          </table:table-cell>
          <table:table-cell office:value-type="float" office:value="0.133374" calcext:value-type="float">
            <text:p>0.133374</text:p>
          </table:table-cell>
          <table:table-cell office:value-type="float" office:value="2.34264" calcext:value-type="float">
            <text:p>2.34264</text:p>
          </table:table-cell>
          <table:table-cell office:value-type="float" office:value="1548109828983152" calcext:value-type="float">
            <text:p>1548109828983152</text:p>
          </table:table-cell>
          <table:table-cell table:formula="of:=([.E91]-[.$E$1])/1000000" office:value-type="float" office:value="1548109828.98315" calcext:value-type="float">
            <text:p>1548109828.98315</text:p>
          </table:table-cell>
          <table:table-cell table:formula="of:=SQRT([.C91]*[.C91]+[.D91]*[.D91])" office:value-type="float" office:value="2.34643363287266" calcext:value-type="float">
            <text:p>2.3464336329</text:p>
          </table:table-cell>
        </table:table-row>
        <table:table-row table:style-name="ro1">
          <table:table-cell table:number-columns-repeated="2" office:value-type="float" office:value="-1.47982" calcext:value-type="float">
            <text:p>-1.47982</text:p>
          </table:table-cell>
          <table:table-cell office:value-type="float" office:value="0.15908" calcext:value-type="float">
            <text:p>0.15908</text:p>
          </table:table-cell>
          <table:table-cell office:value-type="float" office:value="2.21738" calcext:value-type="float">
            <text:p>2.21738</text:p>
          </table:table-cell>
          <table:table-cell office:value-type="float" office:value="1548109828999920" calcext:value-type="float">
            <text:p>1548109828999920</text:p>
          </table:table-cell>
          <table:table-cell table:formula="of:=([.E92]-[.$E$1])/1000000" office:value-type="float" office:value="1548109828.99992" calcext:value-type="float">
            <text:p>1548109828.99992</text:p>
          </table:table-cell>
          <table:table-cell table:formula="of:=SQRT([.C92]*[.C92]+[.D92]*[.D92])" office:value-type="float" office:value="2.22307906085231" calcext:value-type="float">
            <text:p>2.2230790609</text:p>
          </table:table-cell>
        </table:table-row>
        <table:table-row table:style-name="ro1">
          <table:table-cell table:number-columns-repeated="2" office:value-type="float" office:value="-1.47594" calcext:value-type="float">
            <text:p>-1.47594</text:p>
          </table:table-cell>
          <table:table-cell office:value-type="float" office:value="0.236419" calcext:value-type="float">
            <text:p>0.236419</text:p>
          </table:table-cell>
          <table:table-cell office:value-type="float" office:value="1.92021" calcext:value-type="float">
            <text:p>1.92021</text:p>
          </table:table-cell>
          <table:table-cell office:value-type="float" office:value="1548109829016647" calcext:value-type="float">
            <text:p>1548109829016647</text:p>
          </table:table-cell>
          <table:table-cell table:formula="of:=([.E93]-[.$E$1])/1000000" office:value-type="float" office:value="1548109829.01665" calcext:value-type="float">
            <text:p>1548109829.01665</text:p>
          </table:table-cell>
          <table:table-cell table:formula="of:=SQRT([.C93]*[.C93]+[.D93]*[.D93])" office:value-type="float" office:value="1.9347093806722" calcext:value-type="float">
            <text:p>1.9347093807</text:p>
          </table:table-cell>
        </table:table-row>
        <table:table-row table:style-name="ro1">
          <table:table-cell table:number-columns-repeated="2" office:value-type="float" office:value="-1.47255" calcext:value-type="float">
            <text:p>-1.47255</text:p>
          </table:table-cell>
          <table:table-cell office:value-type="float" office:value="0.199402" calcext:value-type="float">
            <text:p>0.199402</text:p>
          </table:table-cell>
          <table:table-cell office:value-type="float" office:value="2.20299" calcext:value-type="float">
            <text:p>2.20299</text:p>
          </table:table-cell>
          <table:table-cell office:value-type="float" office:value="1548109829033371" calcext:value-type="float">
            <text:p>1548109829033371</text:p>
          </table:table-cell>
          <table:table-cell table:formula="of:=([.E94]-[.$E$1])/1000000" office:value-type="float" office:value="1548109829.03337" calcext:value-type="float">
            <text:p>1548109829.03337</text:p>
          </table:table-cell>
          <table:table-cell table:formula="of:=SQRT([.C94]*[.C94]+[.D94]*[.D94])" office:value-type="float" office:value="2.2119959533652" calcext:value-type="float">
            <text:p>2.2119959534</text:p>
          </table:table-cell>
        </table:table-row>
        <table:table-row table:style-name="ro1">
          <table:table-cell table:number-columns-repeated="2" office:value-type="float" office:value="-1.47142" calcext:value-type="float">
            <text:p>-1.47142</text:p>
          </table:table-cell>
          <table:table-cell office:value-type="float" office:value="0.124255" calcext:value-type="float">
            <text:p>0.124255</text:p>
          </table:table-cell>
          <table:table-cell office:value-type="float" office:value="1.9695" calcext:value-type="float">
            <text:p>1.9695</text:p>
          </table:table-cell>
          <table:table-cell office:value-type="float" office:value="1548109829050095" calcext:value-type="float">
            <text:p>1548109829050095</text:p>
          </table:table-cell>
          <table:table-cell table:formula="of:=([.E95]-[.$E$1])/1000000" office:value-type="float" office:value="1548109829.0501" calcext:value-type="float">
            <text:p>1548109829.0501</text:p>
          </table:table-cell>
          <table:table-cell table:formula="of:=SQRT([.C95]*[.C95]+[.D95]*[.D95])" office:value-type="float" office:value="1.97341570760572" calcext:value-type="float">
            <text:p>1.9734157076</text:p>
          </table:table-cell>
        </table:table-row>
        <table:table-row table:style-name="ro1">
          <table:table-cell table:number-columns-repeated="2" office:value-type="float" office:value="-1.47017" calcext:value-type="float">
            <text:p>-1.47017</text:p>
          </table:table-cell>
          <table:table-cell office:value-type="float" office:value="0.124343" calcext:value-type="float">
            <text:p>0.124343</text:p>
          </table:table-cell>
          <table:table-cell office:value-type="float" office:value="1.88608" calcext:value-type="float">
            <text:p>1.88608</text:p>
          </table:table-cell>
          <table:table-cell office:value-type="float" office:value="1548109829066876" calcext:value-type="float">
            <text:p>1548109829066876</text:p>
          </table:table-cell>
          <table:table-cell table:formula="of:=([.E96]-[.$E$1])/1000000" office:value-type="float" office:value="1548109829.06688" calcext:value-type="float">
            <text:p>1548109829.06688</text:p>
          </table:table-cell>
          <table:table-cell table:formula="of:=SQRT([.C96]*[.C96]+[.D96]*[.D96])" office:value-type="float" office:value="1.89017431684197" calcext:value-type="float">
            <text:p>1.8901743168</text:p>
          </table:table-cell>
        </table:table-row>
        <table:table-row table:style-name="ro1">
          <table:table-cell table:number-columns-repeated="2" office:value-type="float" office:value="-1.46772" calcext:value-type="float">
            <text:p>-1.46772</text:p>
          </table:table-cell>
          <table:table-cell office:value-type="float" office:value="0.123364" calcext:value-type="float">
            <text:p>0.123364</text:p>
          </table:table-cell>
          <table:table-cell office:value-type="float" office:value="2.20211" calcext:value-type="float">
            <text:p>2.20211</text:p>
          </table:table-cell>
          <table:table-cell office:value-type="float" office:value="1548109829083690" calcext:value-type="float">
            <text:p>1548109829083690</text:p>
          </table:table-cell>
          <table:table-cell table:formula="of:=([.E97]-[.$E$1])/1000000" office:value-type="float" office:value="1548109829.08369" calcext:value-type="float">
            <text:p>1548109829.08369</text:p>
          </table:table-cell>
          <table:table-cell table:formula="of:=SQRT([.C97]*[.C97]+[.D97]*[.D97])" office:value-type="float" office:value="2.20556276913535" calcext:value-type="float">
            <text:p>2.2055627691</text:p>
          </table:table-cell>
        </table:table-row>
        <table:table-row table:style-name="ro1">
          <table:table-cell table:number-columns-repeated="2" office:value-type="float" office:value="-1.46734" calcext:value-type="float">
            <text:p>-1.46734</text:p>
          </table:table-cell>
          <table:table-cell office:value-type="float" office:value="0.0930948" calcext:value-type="float">
            <text:p>0.0930948</text:p>
          </table:table-cell>
          <table:table-cell office:value-type="float" office:value="2.17811" calcext:value-type="float">
            <text:p>2.17811</text:p>
          </table:table-cell>
          <table:table-cell office:value-type="float" office:value="1548109829100462" calcext:value-type="float">
            <text:p>1548109829100462</text:p>
          </table:table-cell>
          <table:table-cell table:formula="of:=([.E98]-[.$E$1])/1000000" office:value-type="float" office:value="1548109829.10046" calcext:value-type="float">
            <text:p>1548109829.10046</text:p>
          </table:table-cell>
          <table:table-cell table:formula="of:=SQRT([.C98]*[.C98]+[.D98]*[.D98])" office:value-type="float" office:value="2.1800985789379" calcext:value-type="float">
            <text:p>2.1800985789</text:p>
          </table:table-cell>
        </table:table-row>
        <table:table-row table:style-name="ro1">
          <table:table-cell table:number-columns-repeated="2" office:value-type="float" office:value="-1.46128" calcext:value-type="float">
            <text:p>-1.46128</text:p>
          </table:table-cell>
          <table:table-cell office:value-type="float" office:value="0.210171" calcext:value-type="float">
            <text:p>0.210171</text:p>
          </table:table-cell>
          <table:table-cell office:value-type="float" office:value="2.45758" calcext:value-type="float">
            <text:p>2.45758</text:p>
          </table:table-cell>
          <table:table-cell office:value-type="float" office:value="1548109829117205" calcext:value-type="float">
            <text:p>1548109829117205</text:p>
          </table:table-cell>
          <table:table-cell table:formula="of:=([.E99]-[.$E$1])/1000000" office:value-type="float" office:value="1548109829.1172" calcext:value-type="float">
            <text:p>1548109829.1172</text:p>
          </table:table-cell>
          <table:table-cell table:formula="of:=SQRT([.C99]*[.C99]+[.D99]*[.D99])" office:value-type="float" office:value="2.46655048714617" calcext:value-type="float">
            <text:p>2.4665504871</text:p>
          </table:table-cell>
        </table:table-row>
        <table:table-row table:style-name="ro1">
          <table:table-cell table:number-columns-repeated="2" office:value-type="float" office:value="-1.46182" calcext:value-type="float">
            <text:p>-1.46182</text:p>
          </table:table-cell>
          <table:table-cell office:value-type="float" office:value="0.0854932" calcext:value-type="float">
            <text:p>0.0854932</text:p>
          </table:table-cell>
          <table:table-cell office:value-type="float" office:value="2.15414" calcext:value-type="float">
            <text:p>2.15414</text:p>
          </table:table-cell>
          <table:table-cell office:value-type="float" office:value="1548109829133975" calcext:value-type="float">
            <text:p>1548109829133975</text:p>
          </table:table-cell>
          <table:table-cell table:formula="of:=([.E100]-[.$E$1])/1000000" office:value-type="float" office:value="1548109829.13398" calcext:value-type="float">
            <text:p>1548109829.13398</text:p>
          </table:table-cell>
          <table:table-cell table:formula="of:=SQRT([.C100]*[.C100]+[.D100]*[.D100])" office:value-type="float" office:value="2.15583585340959" calcext:value-type="float">
            <text:p>2.1558358534</text:p>
          </table:table-cell>
        </table:table-row>
        <table:table-row table:style-name="ro1">
          <table:table-cell table:number-columns-repeated="2" office:value-type="float" office:value="-1.45857" calcext:value-type="float">
            <text:p>-1.45857</text:p>
          </table:table-cell>
          <table:table-cell office:value-type="float" office:value="0.166658" calcext:value-type="float">
            <text:p>0.166658</text:p>
          </table:table-cell>
          <table:table-cell office:value-type="float" office:value="1.77755" calcext:value-type="float">
            <text:p>1.77755</text:p>
          </table:table-cell>
          <table:table-cell office:value-type="float" office:value="1548109829150722" calcext:value-type="float">
            <text:p>1548109829150722</text:p>
          </table:table-cell>
          <table:table-cell table:formula="of:=([.E101]-[.$E$1])/1000000" office:value-type="float" office:value="1548109829.15072" calcext:value-type="float">
            <text:p>1548109829.15072</text:p>
          </table:table-cell>
          <table:table-cell table:formula="of:=SQRT([.C101]*[.C101]+[.D101]*[.D101])" office:value-type="float" office:value="1.78534559440574" calcext:value-type="float">
            <text:p>1.7853455944</text:p>
          </table:table-cell>
        </table:table-row>
        <table:table-row table:style-name="ro1">
          <table:table-cell table:number-columns-repeated="2" office:value-type="float" office:value="-1.45635" calcext:value-type="float">
            <text:p>-1.45635</text:p>
          </table:table-cell>
          <table:table-cell office:value-type="float" office:value="0.1357" calcext:value-type="float">
            <text:p>0.1357</text:p>
          </table:table-cell>
          <table:table-cell office:value-type="float" office:value="2.17109" calcext:value-type="float">
            <text:p>2.17109</text:p>
          </table:table-cell>
          <table:table-cell office:value-type="float" office:value="1548109829167438" calcext:value-type="float">
            <text:p>1548109829167438</text:p>
          </table:table-cell>
          <table:table-cell table:formula="of:=([.E102]-[.$E$1])/1000000" office:value-type="float" office:value="1548109829.16744" calcext:value-type="float">
            <text:p>1548109829.16744</text:p>
          </table:table-cell>
          <table:table-cell table:formula="of:=SQRT([.C102]*[.C102]+[.D102]*[.D102])" office:value-type="float" office:value="2.17532670606049" calcext:value-type="float">
            <text:p>2.1753267061</text:p>
          </table:table-cell>
        </table:table-row>
        <table:table-row table:style-name="ro1">
          <table:table-cell table:number-columns-repeated="2" office:value-type="float" office:value="-1.45299" calcext:value-type="float">
            <text:p>-1.45299</text:p>
          </table:table-cell>
          <table:table-cell office:value-type="float" office:value="0.152652" calcext:value-type="float">
            <text:p>0.152652</text:p>
          </table:table-cell>
          <table:table-cell office:value-type="float" office:value="2.09665" calcext:value-type="float">
            <text:p>2.09665</text:p>
          </table:table-cell>
          <table:table-cell office:value-type="float" office:value="1548109829184296" calcext:value-type="float">
            <text:p>1548109829184296</text:p>
          </table:table-cell>
          <table:table-cell table:formula="of:=([.E103]-[.$E$1])/1000000" office:value-type="float" office:value="1548109829.1843" calcext:value-type="float">
            <text:p>1548109829.1843</text:p>
          </table:table-cell>
          <table:table-cell table:formula="of:=SQRT([.C103]*[.C103]+[.D103]*[.D103])" office:value-type="float" office:value="2.10219976586527" calcext:value-type="float">
            <text:p>2.1021997659</text:p>
          </table:table-cell>
        </table:table-row>
        <table:table-row table:style-name="ro1">
          <table:table-cell table:number-columns-repeated="2" office:value-type="float" office:value="-1.45037" calcext:value-type="float">
            <text:p>-1.45037</text:p>
          </table:table-cell>
          <table:table-cell office:value-type="float" office:value="0.189678" calcext:value-type="float">
            <text:p>0.189678</text:p>
          </table:table-cell>
          <table:table-cell office:value-type="float" office:value="1.76437" calcext:value-type="float">
            <text:p>1.76437</text:p>
          </table:table-cell>
          <table:table-cell office:value-type="float" office:value="1548109829201119" calcext:value-type="float">
            <text:p>1548109829201119</text:p>
          </table:table-cell>
          <table:table-cell table:formula="of:=([.E104]-[.$E$1])/1000000" office:value-type="float" office:value="1548109829.20112" calcext:value-type="float">
            <text:p>1548109829.20112</text:p>
          </table:table-cell>
          <table:table-cell table:formula="of:=SQRT([.C104]*[.C104]+[.D104]*[.D104])" office:value-type="float" office:value="1.77453634524176" calcext:value-type="float">
            <text:p>1.7745363452</text:p>
          </table:table-cell>
        </table:table-row>
        <table:table-row table:style-name="ro1">
          <table:table-cell table:number-columns-repeated="2" office:value-type="float" office:value="-1.44732" calcext:value-type="float">
            <text:p>-1.44732</text:p>
          </table:table-cell>
          <table:table-cell office:value-type="float" office:value="0.144501" calcext:value-type="float">
            <text:p>0.144501</text:p>
          </table:table-cell>
          <table:table-cell office:value-type="float" office:value="2.36543" calcext:value-type="float">
            <text:p>2.36543</text:p>
          </table:table-cell>
          <table:table-cell office:value-type="float" office:value="1548109829217910" calcext:value-type="float">
            <text:p>1548109829217910</text:p>
          </table:table-cell>
          <table:table-cell table:formula="of:=([.E105]-[.$E$1])/1000000" office:value-type="float" office:value="1548109829.21791" calcext:value-type="float">
            <text:p>1548109829.21791</text:p>
          </table:table-cell>
          <table:table-cell table:formula="of:=SQRT([.C105]*[.C105]+[.D105]*[.D105])" office:value-type="float" office:value="2.36983957767208" calcext:value-type="float">
            <text:p>2.3698395777</text:p>
          </table:table-cell>
        </table:table-row>
        <table:table-row table:style-name="ro1">
          <table:table-cell table:number-columns-repeated="2" office:value-type="float" office:value="-1.43928" calcext:value-type="float">
            <text:p>-1.43928</text:p>
          </table:table-cell>
          <table:table-cell office:value-type="float" office:value="0.178329" calcext:value-type="float">
            <text:p>0.178329</text:p>
          </table:table-cell>
          <table:table-cell office:value-type="float" office:value="2.27344" calcext:value-type="float">
            <text:p>2.27344</text:p>
          </table:table-cell>
          <table:table-cell office:value-type="float" office:value="1548109829235401" calcext:value-type="float">
            <text:p>1548109829235401</text:p>
          </table:table-cell>
          <table:table-cell table:formula="of:=([.E106]-[.$E$1])/1000000" office:value-type="float" office:value="1548109829.2354" calcext:value-type="float">
            <text:p>1548109829.2354</text:p>
          </table:table-cell>
          <table:table-cell table:formula="of:=SQRT([.C106]*[.C106]+[.D106]*[.D106])" office:value-type="float" office:value="2.28042335232759" calcext:value-type="float">
            <text:p>2.2804233523</text:p>
          </table:table-cell>
        </table:table-row>
        <table:table-row table:style-name="ro1">
          <table:table-cell table:number-columns-repeated="2" office:value-type="float" office:value="-1.43582" calcext:value-type="float">
            <text:p>-1.43582</text:p>
          </table:table-cell>
          <table:table-cell office:value-type="float" office:value="0.163173" calcext:value-type="float">
            <text:p>0.163173</text:p>
          </table:table-cell>
          <table:table-cell office:value-type="float" office:value="1.92956" calcext:value-type="float">
            <text:p>1.92956</text:p>
          </table:table-cell>
          <table:table-cell office:value-type="float" office:value="1548109829252134" calcext:value-type="float">
            <text:p>1548109829252134</text:p>
          </table:table-cell>
          <table:table-cell table:formula="of:=([.E107]-[.$E$1])/1000000" office:value-type="float" office:value="1548109829.25213" calcext:value-type="float">
            <text:p>1548109829.25213</text:p>
          </table:table-cell>
          <table:table-cell table:formula="of:=SQRT([.C107]*[.C107]+[.D107]*[.D107])" office:value-type="float" office:value="1.93644706138046" calcext:value-type="float">
            <text:p>1.9364470614</text:p>
          </table:table-cell>
        </table:table-row>
        <table:table-row table:style-name="ro1">
          <table:table-cell table:number-columns-repeated="2" office:value-type="float" office:value="-1.43145" calcext:value-type="float">
            <text:p>-1.43145</text:p>
          </table:table-cell>
          <table:table-cell office:value-type="float" office:value="0.182329" calcext:value-type="float">
            <text:p>0.182329</text:p>
          </table:table-cell>
          <table:table-cell office:value-type="float" office:value="2.19781" calcext:value-type="float">
            <text:p>2.19781</text:p>
          </table:table-cell>
          <table:table-cell office:value-type="float" office:value="1548109829268915" calcext:value-type="float">
            <text:p>1548109829268915</text:p>
          </table:table-cell>
          <table:table-cell table:formula="of:=([.E108]-[.$E$1])/1000000" office:value-type="float" office:value="1548109829.26891" calcext:value-type="float">
            <text:p>1548109829.26891</text:p>
          </table:table-cell>
          <table:table-cell table:formula="of:=SQRT([.C108]*[.C108]+[.D108]*[.D108])" office:value-type="float" office:value="2.20535998429757" calcext:value-type="float">
            <text:p>2.2053599843</text:p>
          </table:table-cell>
        </table:table-row>
        <table:table-row table:style-name="ro1">
          <table:table-cell table:number-columns-repeated="2" office:value-type="float" office:value="-1.42535" calcext:value-type="float">
            <text:p>-1.42535</text:p>
          </table:table-cell>
          <table:table-cell office:value-type="float" office:value="0.22726" calcext:value-type="float">
            <text:p>0.22726</text:p>
          </table:table-cell>
          <table:table-cell office:value-type="float" office:value="2.04066" calcext:value-type="float">
            <text:p>2.04066</text:p>
          </table:table-cell>
          <table:table-cell office:value-type="float" office:value="1548109829285661" calcext:value-type="float">
            <text:p>1548109829285661</text:p>
          </table:table-cell>
          <table:table-cell table:formula="of:=([.E109]-[.$E$1])/1000000" office:value-type="float" office:value="1548109829.28566" calcext:value-type="float">
            <text:p>1548109829.28566</text:p>
          </table:table-cell>
          <table:table-cell table:formula="of:=SQRT([.C109]*[.C109]+[.D109]*[.D109])" office:value-type="float" office:value="2.05327551565785" calcext:value-type="float">
            <text:p>2.0532755157</text:p>
          </table:table-cell>
        </table:table-row>
        <table:table-row table:style-name="ro1">
          <table:table-cell table:number-columns-repeated="2" office:value-type="float" office:value="-1.42637" calcext:value-type="float">
            <text:p>-1.42637</text:p>
          </table:table-cell>
          <table:table-cell office:value-type="float" office:value="0.114684" calcext:value-type="float">
            <text:p>0.114684</text:p>
          </table:table-cell>
          <table:table-cell office:value-type="float" office:value="1.83669" calcext:value-type="float">
            <text:p>1.83669</text:p>
          </table:table-cell>
          <table:table-cell office:value-type="float" office:value="1548109829302425" calcext:value-type="float">
            <text:p>1548109829302425</text:p>
          </table:table-cell>
          <table:table-cell table:formula="of:=([.E110]-[.$E$1])/1000000" office:value-type="float" office:value="1548109829.30243" calcext:value-type="float">
            <text:p>1548109829.30243</text:p>
          </table:table-cell>
          <table:table-cell table:formula="of:=SQRT([.C110]*[.C110]+[.D110]*[.D110])" office:value-type="float" office:value="1.84026698496604" calcext:value-type="float">
            <text:p>1.840266985</text:p>
          </table:table-cell>
        </table:table-row>
        <table:table-row table:style-name="ro1">
          <table:table-cell table:number-columns-repeated="2" office:value-type="float" office:value="-1.42245" calcext:value-type="float">
            <text:p>-1.42245</text:p>
          </table:table-cell>
          <table:table-cell office:value-type="float" office:value="0.129055" calcext:value-type="float">
            <text:p>0.129055</text:p>
          </table:table-cell>
          <table:table-cell office:value-type="float" office:value="2.44531" calcext:value-type="float">
            <text:p>2.44531</text:p>
          </table:table-cell>
          <table:table-cell office:value-type="float" office:value="1548109829319161" calcext:value-type="float">
            <text:p>1548109829319161</text:p>
          </table:table-cell>
          <table:table-cell table:formula="of:=([.E111]-[.$E$1])/1000000" office:value-type="float" office:value="1548109829.31916" calcext:value-type="float">
            <text:p>1548109829.31916</text:p>
          </table:table-cell>
          <table:table-cell table:formula="of:=SQRT([.C111]*[.C111]+[.D111]*[.D111])" office:value-type="float" office:value="2.44871317003952" calcext:value-type="float">
            <text:p>2.44871317</text:p>
          </table:table-cell>
        </table:table-row>
        <table:table-row table:style-name="ro1">
          <table:table-cell table:number-columns-repeated="2" office:value-type="float" office:value="-1.41431" calcext:value-type="float">
            <text:p>-1.41431</text:p>
          </table:table-cell>
          <table:table-cell office:value-type="float" office:value="0.266391" calcext:value-type="float">
            <text:p>0.266391</text:p>
          </table:table-cell>
          <table:table-cell office:value-type="float" office:value="2.20228" calcext:value-type="float">
            <text:p>2.20228</text:p>
          </table:table-cell>
          <table:table-cell office:value-type="float" office:value="1548109829335975" calcext:value-type="float">
            <text:p>1548109829335975</text:p>
          </table:table-cell>
          <table:table-cell table:formula="of:=([.E112]-[.$E$1])/1000000" office:value-type="float" office:value="1548109829.33598" calcext:value-type="float">
            <text:p>1548109829.33598</text:p>
          </table:table-cell>
          <table:table-cell table:formula="of:=SQRT([.C112]*[.C112]+[.D112]*[.D112])" office:value-type="float" office:value="2.2183330145136" calcext:value-type="float">
            <text:p>2.2183330145</text:p>
          </table:table-cell>
        </table:table-row>
        <table:table-row table:style-name="ro1">
          <table:table-cell table:number-columns-repeated="2" office:value-type="float" office:value="-1.41459" calcext:value-type="float">
            <text:p>-1.41459</text:p>
          </table:table-cell>
          <table:table-cell office:value-type="float" office:value="0.168355" calcext:value-type="float">
            <text:p>0.168355</text:p>
          </table:table-cell>
          <table:table-cell office:value-type="float" office:value="1.81603" calcext:value-type="float">
            <text:p>1.81603</text:p>
          </table:table-cell>
          <table:table-cell office:value-type="float" office:value="1548109829352745" calcext:value-type="float">
            <text:p>1548109829352745</text:p>
          </table:table-cell>
          <table:table-cell table:formula="of:=([.E113]-[.$E$1])/1000000" office:value-type="float" office:value="1548109829.35275" calcext:value-type="float">
            <text:p>1548109829.35275</text:p>
          </table:table-cell>
          <table:table-cell table:formula="of:=SQRT([.C113]*[.C113]+[.D113]*[.D113])" office:value-type="float" office:value="1.82381697736505" calcext:value-type="float">
            <text:p>1.8238169774</text:p>
          </table:table-cell>
        </table:table-row>
        <table:table-row table:style-name="ro1">
          <table:table-cell table:number-columns-repeated="2" office:value-type="float" office:value="-1.41105" calcext:value-type="float">
            <text:p>-1.41105</text:p>
          </table:table-cell>
          <table:table-cell office:value-type="float" office:value="0.172718" calcext:value-type="float">
            <text:p>0.172718</text:p>
          </table:table-cell>
          <table:table-cell office:value-type="float" office:value="2.05071" calcext:value-type="float">
            <text:p>2.05071</text:p>
          </table:table-cell>
          <table:table-cell office:value-type="float" office:value="1548109829369521" calcext:value-type="float">
            <text:p>1548109829369521</text:p>
          </table:table-cell>
          <table:table-cell table:formula="of:=([.E114]-[.$E$1])/1000000" office:value-type="float" office:value="1548109829.36952" calcext:value-type="float">
            <text:p>1548109829.36952</text:p>
          </table:table-cell>
          <table:table-cell table:formula="of:=SQRT([.C114]*[.C114]+[.D114]*[.D114])" office:value-type="float" office:value="2.0579706051409" calcext:value-type="float">
            <text:p>2.0579706051</text:p>
          </table:table-cell>
        </table:table-row>
        <table:table-row table:style-name="ro1">
          <table:table-cell table:number-columns-repeated="2" office:value-type="float" office:value="-1.40547" calcext:value-type="float">
            <text:p>-1.40547</text:p>
          </table:table-cell>
          <table:table-cell office:value-type="float" office:value="0.227792" calcext:value-type="float">
            <text:p>0.227792</text:p>
          </table:table-cell>
          <table:table-cell office:value-type="float" office:value="1.97373" calcext:value-type="float">
            <text:p>1.97373</text:p>
          </table:table-cell>
          <table:table-cell office:value-type="float" office:value="1548109829386327" calcext:value-type="float">
            <text:p>1548109829386327</text:p>
          </table:table-cell>
          <table:table-cell table:formula="of:=([.E115]-[.$E$1])/1000000" office:value-type="float" office:value="1548109829.38633" calcext:value-type="float">
            <text:p>1548109829.38633</text:p>
          </table:table-cell>
          <table:table-cell table:formula="of:=SQRT([.C115]*[.C115]+[.D115]*[.D115])" office:value-type="float" office:value="1.98683147452521" calcext:value-type="float">
            <text:p>1.9868314745</text:p>
          </table:table-cell>
        </table:table-row>
        <table:table-row table:style-name="ro1">
          <table:table-cell table:number-columns-repeated="2" office:value-type="float" office:value="-1.40318" calcext:value-type="float">
            <text:p>-1.40318</text:p>
          </table:table-cell>
          <table:table-cell office:value-type="float" office:value="0.228013" calcext:value-type="float">
            <text:p>0.228013</text:p>
          </table:table-cell>
          <table:table-cell office:value-type="float" office:value="1.97086" calcext:value-type="float">
            <text:p>1.97086</text:p>
          </table:table-cell>
          <table:table-cell office:value-type="float" office:value="1548109829403121" calcext:value-type="float">
            <text:p>1548109829403121</text:p>
          </table:table-cell>
          <table:table-cell table:formula="of:=([.E116]-[.$E$1])/1000000" office:value-type="float" office:value="1548109829.40312" calcext:value-type="float">
            <text:p>1548109829.40312</text:p>
          </table:table-cell>
          <table:table-cell table:formula="of:=SQRT([.C116]*[.C116]+[.D116]*[.D116])" office:value-type="float" office:value="1.98400581344133" calcext:value-type="float">
            <text:p>1.9840058134</text:p>
          </table:table-cell>
        </table:table-row>
        <table:table-row table:style-name="ro1">
          <table:table-cell table:number-columns-repeated="2" office:value-type="float" office:value="-1.41204" calcext:value-type="float">
            <text:p>-1.41204</text:p>
          </table:table-cell>
          <table:table-cell office:value-type="float" office:value="-0.0704876" calcext:value-type="float">
            <text:p>-0.0704876</text:p>
          </table:table-cell>
          <table:table-cell office:value-type="float" office:value="1.2016" calcext:value-type="float">
            <text:p>1.2016</text:p>
          </table:table-cell>
          <table:table-cell office:value-type="float" office:value="1548109829419867" calcext:value-type="float">
            <text:p>1548109829419867</text:p>
          </table:table-cell>
          <table:table-cell table:formula="of:=([.E117]-[.$E$1])/1000000" office:value-type="float" office:value="1548109829.41987" calcext:value-type="float">
            <text:p>1548109829.41987</text:p>
          </table:table-cell>
          <table:table-cell table:formula="of:=SQRT([.C117]*[.C117]+[.D117]*[.D117])" office:value-type="float" office:value="1.20366567690275" calcext:value-type="float">
            <text:p>1.2036656769</text:p>
          </table:table-cell>
        </table:table-row>
        <table:table-row table:style-name="ro1">
          <table:table-cell table:number-columns-repeated="2" office:value-type="float" office:value="-1.4026" calcext:value-type="float">
            <text:p>-1.4026</text:p>
          </table:table-cell>
          <table:table-cell office:value-type="float" office:value="0.229977" calcext:value-type="float">
            <text:p>0.229977</text:p>
          </table:table-cell>
          <table:table-cell office:value-type="float" office:value="1.82842" calcext:value-type="float">
            <text:p>1.82842</text:p>
          </table:table-cell>
          <table:table-cell office:value-type="float" office:value="1548109829436679" calcext:value-type="float">
            <text:p>1548109829436679</text:p>
          </table:table-cell>
          <table:table-cell table:formula="of:=([.E118]-[.$E$1])/1000000" office:value-type="float" office:value="1548109829.43668" calcext:value-type="float">
            <text:p>1548109829.43668</text:p>
          </table:table-cell>
          <table:table-cell table:formula="of:=SQRT([.C118]*[.C118]+[.D118]*[.D118])" office:value-type="float" office:value="1.84282639359463" calcext:value-type="float">
            <text:p>1.8428263936</text:p>
          </table:table-cell>
        </table:table-row>
        <table:table-row table:style-name="ro1">
          <table:table-cell table:number-columns-repeated="2" office:value-type="float" office:value="-1.39966" calcext:value-type="float">
            <text:p>-1.39966</text:p>
          </table:table-cell>
          <table:table-cell office:value-type="float" office:value="0.252905" calcext:value-type="float">
            <text:p>0.252905</text:p>
          </table:table-cell>
          <table:table-cell office:value-type="float" office:value="1.7765" calcext:value-type="float">
            <text:p>1.7765</text:p>
          </table:table-cell>
          <table:table-cell office:value-type="float" office:value="1548109829453488" calcext:value-type="float">
            <text:p>1548109829453488</text:p>
          </table:table-cell>
          <table:table-cell table:formula="of:=([.E119]-[.$E$1])/1000000" office:value-type="float" office:value="1548109829.45349" calcext:value-type="float">
            <text:p>1548109829.45349</text:p>
          </table:table-cell>
          <table:table-cell table:formula="of:=SQRT([.C119]*[.C119]+[.D119]*[.D119])" office:value-type="float" office:value="1.79441165539711" calcext:value-type="float">
            <text:p>1.7944116554</text:p>
          </table:table-cell>
        </table:table-row>
        <table:table-row table:style-name="ro1">
          <table:table-cell table:number-columns-repeated="2" office:value-type="float" office:value="-1.39637" calcext:value-type="float">
            <text:p>-1.39637</text:p>
          </table:table-cell>
          <table:table-cell office:value-type="float" office:value="0.203748" calcext:value-type="float">
            <text:p>0.203748</text:p>
          </table:table-cell>
          <table:table-cell office:value-type="float" office:value="2.17928" calcext:value-type="float">
            <text:p>2.17928</text:p>
          </table:table-cell>
          <table:table-cell office:value-type="float" office:value="1548109829470262" calcext:value-type="float">
            <text:p>1548109829470262</text:p>
          </table:table-cell>
          <table:table-cell table:formula="of:=([.E120]-[.$E$1])/1000000" office:value-type="float" office:value="1548109829.47026" calcext:value-type="float">
            <text:p>1548109829.47026</text:p>
          </table:table-cell>
          <table:table-cell table:formula="of:=SQRT([.C120]*[.C120]+[.D120]*[.D120])" office:value-type="float" office:value="2.18878380976834" calcext:value-type="float">
            <text:p>2.1887838098</text:p>
          </table:table-cell>
        </table:table-row>
        <table:table-row table:style-name="ro1">
          <table:table-cell table:number-columns-repeated="2" office:value-type="float" office:value="-1.39624" calcext:value-type="float">
            <text:p>-1.39624</text:p>
          </table:table-cell>
          <table:table-cell office:value-type="float" office:value="0.10023" calcext:value-type="float">
            <text:p>0.10023</text:p>
          </table:table-cell>
          <table:table-cell office:value-type="float" office:value="2.00391" calcext:value-type="float">
            <text:p>2.00391</text:p>
          </table:table-cell>
          <table:table-cell office:value-type="float" office:value="1548109829487099" calcext:value-type="float">
            <text:p>1548109829487099</text:p>
          </table:table-cell>
          <table:table-cell table:formula="of:=([.E121]-[.$E$1])/1000000" office:value-type="float" office:value="1548109829.4871" calcext:value-type="float">
            <text:p>1548109829.4871</text:p>
          </table:table-cell>
          <table:table-cell table:formula="of:=SQRT([.C121]*[.C121]+[.D121]*[.D121])" office:value-type="float" office:value="2.00641504704286" calcext:value-type="float">
            <text:p>2.006415047</text:p>
          </table:table-cell>
        </table:table-row>
        <table:table-row table:style-name="ro1">
          <table:table-cell table:number-columns-repeated="2" office:value-type="float" office:value="-1.39546" calcext:value-type="float">
            <text:p>-1.39546</text:p>
          </table:table-cell>
          <table:table-cell office:value-type="float" office:value="0.0927772" calcext:value-type="float">
            <text:p>0.0927772</text:p>
          </table:table-cell>
          <table:table-cell office:value-type="float" office:value="1.74221" calcext:value-type="float">
            <text:p>1.74221</text:p>
          </table:table-cell>
          <table:table-cell office:value-type="float" office:value="1548109829503883" calcext:value-type="float">
            <text:p>1548109829503883</text:p>
          </table:table-cell>
          <table:table-cell table:formula="of:=([.E122]-[.$E$1])/1000000" office:value-type="float" office:value="1548109829.50388" calcext:value-type="float">
            <text:p>1548109829.50388</text:p>
          </table:table-cell>
          <table:table-cell table:formula="of:=SQRT([.C122]*[.C122]+[.D122]*[.D122])" office:value-type="float" office:value="1.74467856436074" calcext:value-type="float">
            <text:p>1.7446785644</text:p>
          </table:table-cell>
        </table:table-row>
        <table:table-row table:style-name="ro1">
          <table:table-cell table:number-columns-repeated="2" office:value-type="float" office:value="-1.39131" calcext:value-type="float">
            <text:p>-1.39131</text:p>
          </table:table-cell>
          <table:table-cell office:value-type="float" office:value="0.15615" calcext:value-type="float">
            <text:p>0.15615</text:p>
          </table:table-cell>
          <table:table-cell office:value-type="float" office:value="1.99169" calcext:value-type="float">
            <text:p>1.99169</text:p>
          </table:table-cell>
          <table:table-cell office:value-type="float" office:value="1548109829520705" calcext:value-type="float">
            <text:p>1548109829520705</text:p>
          </table:table-cell>
          <table:table-cell table:formula="of:=([.E123]-[.$E$1])/1000000" office:value-type="float" office:value="1548109829.52071" calcext:value-type="float">
            <text:p>1548109829.52071</text:p>
          </table:table-cell>
          <table:table-cell table:formula="of:=SQRT([.C123]*[.C123]+[.D123]*[.D123])" office:value-type="float" office:value="1.99780176158697" calcext:value-type="float">
            <text:p>1.9978017616</text:p>
          </table:table-cell>
        </table:table-row>
        <table:table-row table:style-name="ro1">
          <table:table-cell table:number-columns-repeated="2" office:value-type="float" office:value="-1.38934" calcext:value-type="float">
            <text:p>-1.38934</text:p>
          </table:table-cell>
          <table:table-cell office:value-type="float" office:value="0.170869" calcext:value-type="float">
            <text:p>0.170869</text:p>
          </table:table-cell>
          <table:table-cell office:value-type="float" office:value="1.89808" calcext:value-type="float">
            <text:p>1.89808</text:p>
          </table:table-cell>
          <table:table-cell office:value-type="float" office:value="1548109829537434" calcext:value-type="float">
            <text:p>1548109829537434</text:p>
          </table:table-cell>
          <table:table-cell table:formula="of:=([.E124]-[.$E$1])/1000000" office:value-type="float" office:value="1548109829.53743" calcext:value-type="float">
            <text:p>1548109829.53743</text:p>
          </table:table-cell>
          <table:table-cell table:formula="of:=SQRT([.C124]*[.C124]+[.D124]*[.D124])" office:value-type="float" office:value="1.90575546740945" calcext:value-type="float">
            <text:p>1.9057554674</text:p>
          </table:table-cell>
        </table:table-row>
        <table:table-row table:style-name="ro1">
          <table:table-cell table:number-columns-repeated="2" office:value-type="float" office:value="-1.3882" calcext:value-type="float">
            <text:p>-1.3882</text:p>
          </table:table-cell>
          <table:table-cell office:value-type="float" office:value="0.107128" calcext:value-type="float">
            <text:p>0.107128</text:p>
          </table:table-cell>
          <table:table-cell office:value-type="float" office:value="2.20002" calcext:value-type="float">
            <text:p>2.20002</text:p>
          </table:table-cell>
          <table:table-cell office:value-type="float" office:value="1548109829554235" calcext:value-type="float">
            <text:p>1548109829554235</text:p>
          </table:table-cell>
          <table:table-cell table:formula="of:=([.E125]-[.$E$1])/1000000" office:value-type="float" office:value="1548109829.55424" calcext:value-type="float">
            <text:p>1548109829.55424</text:p>
          </table:table-cell>
          <table:table-cell table:formula="of:=SQRT([.C125]*[.C125]+[.D125]*[.D125])" office:value-type="float" office:value="2.20262670663551" calcext:value-type="float">
            <text:p>2.2026267066</text:p>
          </table:table-cell>
        </table:table-row>
        <table:table-row table:style-name="ro1">
          <table:table-cell table:number-columns-repeated="2" office:value-type="float" office:value="-1.3865" calcext:value-type="float">
            <text:p>-1.3865</text:p>
          </table:table-cell>
          <table:table-cell office:value-type="float" office:value="0.129606" calcext:value-type="float">
            <text:p>0.129606</text:p>
          </table:table-cell>
          <table:table-cell office:value-type="float" office:value="1.94844" calcext:value-type="float">
            <text:p>1.94844</text:p>
          </table:table-cell>
          <table:table-cell office:value-type="float" office:value="1548109829571073" calcext:value-type="float">
            <text:p>1548109829571073</text:p>
          </table:table-cell>
          <table:table-cell table:formula="of:=([.E126]-[.$E$1])/1000000" office:value-type="float" office:value="1548109829.57107" calcext:value-type="float">
            <text:p>1548109829.57107</text:p>
          </table:table-cell>
          <table:table-cell table:formula="of:=SQRT([.C126]*[.C126]+[.D126]*[.D126])" office:value-type="float" office:value="1.95274579729057" calcext:value-type="float">
            <text:p>1.9527457973</text:p>
          </table:table-cell>
        </table:table-row>
        <table:table-row table:style-name="ro1">
          <table:table-cell table:number-columns-repeated="2" office:value-type="float" office:value="-1.38468" calcext:value-type="float">
            <text:p>-1.38468</text:p>
          </table:table-cell>
          <table:table-cell office:value-type="float" office:value="0.108074" calcext:value-type="float">
            <text:p>0.108074</text:p>
          </table:table-cell>
          <table:table-cell office:value-type="float" office:value="2.12785" calcext:value-type="float">
            <text:p>2.12785</text:p>
          </table:table-cell>
          <table:table-cell office:value-type="float" office:value="1548109829587863" calcext:value-type="float">
            <text:p>1548109829587863</text:p>
          </table:table-cell>
          <table:table-cell table:formula="of:=([.E127]-[.$E$1])/1000000" office:value-type="float" office:value="1548109829.58786" calcext:value-type="float">
            <text:p>1548109829.58786</text:p>
          </table:table-cell>
          <table:table-cell table:formula="of:=SQRT([.C127]*[.C127]+[.D127]*[.D127])" office:value-type="float" office:value="2.13059278417439" calcext:value-type="float">
            <text:p>2.1305927842</text:p>
          </table:table-cell>
        </table:table-row>
        <table:table-row table:style-name="ro1">
          <table:table-cell table:number-columns-repeated="2" office:value-type="float" office:value="-1.37848" calcext:value-type="float">
            <text:p>-1.37848</text:p>
          </table:table-cell>
          <table:table-cell office:value-type="float" office:value="0.214227" calcext:value-type="float">
            <text:p>0.214227</text:p>
          </table:table-cell>
          <table:table-cell office:value-type="float" office:value="1.97632" calcext:value-type="float">
            <text:p>1.97632</text:p>
          </table:table-cell>
          <table:table-cell office:value-type="float" office:value="1548109829604666" calcext:value-type="float">
            <text:p>1548109829604666</text:p>
          </table:table-cell>
          <table:table-cell table:formula="of:=([.E128]-[.$E$1])/1000000" office:value-type="float" office:value="1548109829.60467" calcext:value-type="float">
            <text:p>1548109829.60467</text:p>
          </table:table-cell>
          <table:table-cell table:formula="of:=SQRT([.C128]*[.C128]+[.D128]*[.D128])" office:value-type="float" office:value="1.98789686601921" calcext:value-type="float">
            <text:p>1.987896866</text:p>
          </table:table-cell>
        </table:table-row>
        <table:table-row table:style-name="ro1">
          <table:table-cell table:number-columns-repeated="2" office:value-type="float" office:value="-1.37932" calcext:value-type="float">
            <text:p>-1.37932</text:p>
          </table:table-cell>
          <table:table-cell office:value-type="float" office:value="0.0847391" calcext:value-type="float">
            <text:p>0.0847391</text:p>
          </table:table-cell>
          <table:table-cell office:value-type="float" office:value="1.61723" calcext:value-type="float">
            <text:p>1.61723</text:p>
          </table:table-cell>
          <table:table-cell office:value-type="float" office:value="1548109829622323" calcext:value-type="float">
            <text:p>1548109829622323</text:p>
          </table:table-cell>
          <table:table-cell table:formula="of:=([.E129]-[.$E$1])/1000000" office:value-type="float" office:value="1548109829.62232" calcext:value-type="float">
            <text:p>1548109829.62232</text:p>
          </table:table-cell>
          <table:table-cell table:formula="of:=SQRT([.C129]*[.C129]+[.D129]*[.D129])" office:value-type="float" office:value="1.61944854440294" calcext:value-type="float">
            <text:p>1.6194485444</text:p>
          </table:table-cell>
        </table:table-row>
        <table:table-row table:style-name="ro1">
          <table:table-cell table:number-columns-repeated="2" office:value-type="float" office:value="-1.37538" calcext:value-type="float">
            <text:p>-1.37538</text:p>
          </table:table-cell>
          <table:table-cell office:value-type="float" office:value="0.18916" calcext:value-type="float">
            <text:p>0.18916</text:p>
          </table:table-cell>
          <table:table-cell office:value-type="float" office:value="1.6157" calcext:value-type="float">
            <text:p>1.6157</text:p>
          </table:table-cell>
          <table:table-cell office:value-type="float" office:value="1548109829639103" calcext:value-type="float">
            <text:p>1548109829639103</text:p>
          </table:table-cell>
          <table:table-cell table:formula="of:=([.E130]-[.$E$1])/1000000" office:value-type="float" office:value="1548109829.6391" calcext:value-type="float">
            <text:p>1548109829.6391</text:p>
          </table:table-cell>
          <table:table-cell table:formula="of:=SQRT([.C130]*[.C130]+[.D130]*[.D130])" office:value-type="float" office:value="1.62673537970993" calcext:value-type="float">
            <text:p>1.6267353797</text:p>
          </table:table-cell>
        </table:table-row>
        <table:table-row table:style-name="ro1">
          <table:table-cell table:number-columns-repeated="2" office:value-type="float" office:value="-1.37084" calcext:value-type="float">
            <text:p>-1.37084</text:p>
          </table:table-cell>
          <table:table-cell office:value-type="float" office:value="0.210206" calcext:value-type="float">
            <text:p>0.210206</text:p>
          </table:table-cell>
          <table:table-cell office:value-type="float" office:value="1.84124" calcext:value-type="float">
            <text:p>1.84124</text:p>
          </table:table-cell>
          <table:table-cell office:value-type="float" office:value="1548109829655834" calcext:value-type="float">
            <text:p>1548109829655834</text:p>
          </table:table-cell>
          <table:table-cell table:formula="of:=([.E131]-[.$E$1])/1000000" office:value-type="float" office:value="1548109829.65583" calcext:value-type="float">
            <text:p>1548109829.65583</text:p>
          </table:table-cell>
          <table:table-cell table:formula="of:=SQRT([.C131]*[.C131]+[.D131]*[.D131])" office:value-type="float" office:value="1.85320028600149" calcext:value-type="float">
            <text:p>1.853200286</text:p>
          </table:table-cell>
        </table:table-row>
        <table:table-row table:style-name="ro1">
          <table:table-cell table:number-columns-repeated="2" office:value-type="float" office:value="-1.37228" calcext:value-type="float">
            <text:p>-1.37228</text:p>
          </table:table-cell>
          <table:table-cell office:value-type="float" office:value="0.0616455" calcext:value-type="float">
            <text:p>0.0616455</text:p>
          </table:table-cell>
          <table:table-cell office:value-type="float" office:value="1.90194" calcext:value-type="float">
            <text:p>1.90194</text:p>
          </table:table-cell>
          <table:table-cell office:value-type="float" office:value="1548109829672589" calcext:value-type="float">
            <text:p>1548109829672589</text:p>
          </table:table-cell>
          <table:table-cell table:formula="of:=([.E132]-[.$E$1])/1000000" office:value-type="float" office:value="1548109829.67259" calcext:value-type="float">
            <text:p>1548109829.67259</text:p>
          </table:table-cell>
          <table:table-cell table:formula="of:=SQRT([.C132]*[.C132]+[.D132]*[.D132])" office:value-type="float" office:value="1.90293876182873" calcext:value-type="float">
            <text:p>1.9029387618</text:p>
          </table:table-cell>
        </table:table-row>
        <table:table-row table:style-name="ro1">
          <table:table-cell table:number-columns-repeated="2" office:value-type="float" office:value="-1.37222" calcext:value-type="float">
            <text:p>-1.37222</text:p>
          </table:table-cell>
          <table:table-cell office:value-type="float" office:value="0.0427631" calcext:value-type="float">
            <text:p>0.0427631</text:p>
          </table:table-cell>
          <table:table-cell office:value-type="float" office:value="1.57125" calcext:value-type="float">
            <text:p>1.57125</text:p>
          </table:table-cell>
          <table:table-cell office:value-type="float" office:value="1548109829689371" calcext:value-type="float">
            <text:p>1548109829689371</text:p>
          </table:table-cell>
          <table:table-cell table:formula="of:=([.E133]-[.$E$1])/1000000" office:value-type="float" office:value="1548109829.68937" calcext:value-type="float">
            <text:p>1548109829.68937</text:p>
          </table:table-cell>
          <table:table-cell table:formula="of:=SQRT([.C133]*[.C133]+[.D133]*[.D133])" office:value-type="float" office:value="1.57183181200204" calcext:value-type="float">
            <text:p>1.571831812</text:p>
          </table:table-cell>
        </table:table-row>
        <table:table-row table:style-name="ro1">
          <table:table-cell table:number-columns-repeated="2" office:value-type="float" office:value="-1.37039" calcext:value-type="float">
            <text:p>-1.37039</text:p>
          </table:table-cell>
          <table:table-cell office:value-type="float" office:value="0.069633" calcext:value-type="float">
            <text:p>0.069633</text:p>
          </table:table-cell>
          <table:table-cell office:value-type="float" office:value="1.95922" calcext:value-type="float">
            <text:p>1.95922</text:p>
          </table:table-cell>
          <table:table-cell office:value-type="float" office:value="1548109829706631" calcext:value-type="float">
            <text:p>1548109829706631</text:p>
          </table:table-cell>
          <table:table-cell table:formula="of:=([.E134]-[.$E$1])/1000000" office:value-type="float" office:value="1548109829.70663" calcext:value-type="float">
            <text:p>1548109829.70663</text:p>
          </table:table-cell>
          <table:table-cell table:formula="of:=SQRT([.C134]*[.C134]+[.D134]*[.D134])" office:value-type="float" office:value="1.96045702913606" calcext:value-type="float">
            <text:p>1.9604570291</text:p>
          </table:table-cell>
        </table:table-row>
        <table:table-row table:style-name="ro1">
          <table:table-cell table:number-columns-repeated="2" office:value-type="float" office:value="-1.36665" calcext:value-type="float">
            <text:p>-1.36665</text:p>
          </table:table-cell>
          <table:table-cell office:value-type="float" office:value="0.131505" calcext:value-type="float">
            <text:p>0.131505</text:p>
          </table:table-cell>
          <table:table-cell office:value-type="float" office:value="1.73703" calcext:value-type="float">
            <text:p>1.73703</text:p>
          </table:table-cell>
          <table:table-cell office:value-type="float" office:value="1548109829723423" calcext:value-type="float">
            <text:p>1548109829723423</text:p>
          </table:table-cell>
          <table:table-cell table:formula="of:=([.E135]-[.$E$1])/1000000" office:value-type="float" office:value="1548109829.72342" calcext:value-type="float">
            <text:p>1548109829.72342</text:p>
          </table:table-cell>
          <table:table-cell table:formula="of:=SQRT([.C135]*[.C135]+[.D135]*[.D135])" office:value-type="float" office:value="1.74200079963386" calcext:value-type="float">
            <text:p>1.7420007996</text:p>
          </table:table-cell>
        </table:table-row>
        <table:table-row table:style-name="ro1">
          <table:table-cell table:number-columns-repeated="2" office:value-type="float" office:value="-1.36766" calcext:value-type="float">
            <text:p>-1.36766</text:p>
          </table:table-cell>
          <table:table-cell office:value-type="float" office:value="0.0529856" calcext:value-type="float">
            <text:p>0.0529856</text:p>
          </table:table-cell>
          <table:table-cell office:value-type="float" office:value="1.73769" calcext:value-type="float">
            <text:p>1.73769</text:p>
          </table:table-cell>
          <table:table-cell office:value-type="float" office:value="1548109829740332" calcext:value-type="float">
            <text:p>1548109829740332</text:p>
          </table:table-cell>
          <table:table-cell table:formula="of:=([.E136]-[.$E$1])/1000000" office:value-type="float" office:value="1548109829.74033" calcext:value-type="float">
            <text:p>1548109829.74033</text:p>
          </table:table-cell>
          <table:table-cell table:formula="of:=SQRT([.C136]*[.C136]+[.D136]*[.D136])" office:value-type="float" office:value="1.73849763011267" calcext:value-type="float">
            <text:p>1.7384976301</text:p>
          </table:table-cell>
        </table:table-row>
        <table:table-row table:style-name="ro1">
          <table:table-cell table:number-columns-repeated="2" office:value-type="float" office:value="-1.36312" calcext:value-type="float">
            <text:p>-1.36312</text:p>
          </table:table-cell>
          <table:table-cell office:value-type="float" office:value="0.149307" calcext:value-type="float">
            <text:p>0.149307</text:p>
          </table:table-cell>
          <table:table-cell office:value-type="float" office:value="1.94446" calcext:value-type="float">
            <text:p>1.94446</text:p>
          </table:table-cell>
          <table:table-cell office:value-type="float" office:value="1548109829757061" calcext:value-type="float">
            <text:p>1548109829757061</text:p>
          </table:table-cell>
          <table:table-cell table:formula="of:=([.E137]-[.$E$1])/1000000" office:value-type="float" office:value="1548109829.75706" calcext:value-type="float">
            <text:p>1548109829.75706</text:p>
          </table:table-cell>
          <table:table-cell table:formula="of:=SQRT([.C137]*[.C137]+[.D137]*[.D137])" office:value-type="float" office:value="1.95018390718645" calcext:value-type="float">
            <text:p>1.9501839072</text:p>
          </table:table-cell>
        </table:table-row>
        <table:table-row table:style-name="ro1">
          <table:table-cell table:number-columns-repeated="2" office:value-type="float" office:value="-1.36332" calcext:value-type="float">
            <text:p>-1.36332</text:p>
          </table:table-cell>
          <table:table-cell office:value-type="float" office:value="0.065473" calcext:value-type="float">
            <text:p>0.065473</text:p>
          </table:table-cell>
          <table:table-cell office:value-type="float" office:value="1.90656" calcext:value-type="float">
            <text:p>1.90656</text:p>
          </table:table-cell>
          <table:table-cell office:value-type="float" office:value="1548109829773793" calcext:value-type="float">
            <text:p>1548109829773793</text:p>
          </table:table-cell>
          <table:table-cell table:formula="of:=([.E138]-[.$E$1])/1000000" office:value-type="float" office:value="1548109829.77379" calcext:value-type="float">
            <text:p>1548109829.77379</text:p>
          </table:table-cell>
          <table:table-cell table:formula="of:=SQRT([.C138]*[.C138]+[.D138]*[.D138])" office:value-type="float" office:value="1.9076838698613" calcext:value-type="float">
            <text:p>1.9076838699</text:p>
          </table:table-cell>
        </table:table-row>
        <table:table-row table:style-name="ro1">
          <table:table-cell table:number-columns-repeated="2" office:value-type="float" office:value="-1.3619" calcext:value-type="float">
            <text:p>-1.3619</text:p>
          </table:table-cell>
          <table:table-cell office:value-type="float" office:value="0.0698622" calcext:value-type="float">
            <text:p>0.0698622</text:p>
          </table:table-cell>
          <table:table-cell office:value-type="float" office:value="1.80801" calcext:value-type="float">
            <text:p>1.80801</text:p>
          </table:table-cell>
          <table:table-cell office:value-type="float" office:value="1548109829790575" calcext:value-type="float">
            <text:p>1548109829790575</text:p>
          </table:table-cell>
          <table:table-cell table:formula="of:=([.E139]-[.$E$1])/1000000" office:value-type="float" office:value="1548109829.79058" calcext:value-type="float">
            <text:p>1548109829.79058</text:p>
          </table:table-cell>
          <table:table-cell table:formula="of:=SQRT([.C139]*[.C139]+[.D139]*[.D139])" office:value-type="float" office:value="1.80935924765892" calcext:value-type="float">
            <text:p>1.8093592477</text:p>
          </table:table-cell>
        </table:table-row>
        <table:table-row table:style-name="ro1">
          <table:table-cell table:number-columns-repeated="2" office:value-type="float" office:value="-1.35976" calcext:value-type="float">
            <text:p>-1.35976</text:p>
          </table:table-cell>
          <table:table-cell office:value-type="float" office:value="0.0918353" calcext:value-type="float">
            <text:p>0.0918353</text:p>
          </table:table-cell>
          <table:table-cell office:value-type="float" office:value="2.23639" calcext:value-type="float">
            <text:p>2.23639</text:p>
          </table:table-cell>
          <table:table-cell office:value-type="float" office:value="1548109829807412" calcext:value-type="float">
            <text:p>1548109829807412</text:p>
          </table:table-cell>
          <table:table-cell table:formula="of:=([.E140]-[.$E$1])/1000000" office:value-type="float" office:value="1548109829.80741" calcext:value-type="float">
            <text:p>1548109829.80741</text:p>
          </table:table-cell>
          <table:table-cell table:formula="of:=SQRT([.C140]*[.C140]+[.D140]*[.D140])" office:value-type="float" office:value="2.23827477187813" calcext:value-type="float">
            <text:p>2.2382747719</text:p>
          </table:table-cell>
        </table:table-row>
        <table:table-row table:style-name="ro1">
          <table:table-cell table:number-columns-repeated="2" office:value-type="float" office:value="-1.35514" calcext:value-type="float">
            <text:p>-1.35514</text:p>
          </table:table-cell>
          <table:table-cell office:value-type="float" office:value="0.165205" calcext:value-type="float">
            <text:p>0.165205</text:p>
          </table:table-cell>
          <table:table-cell office:value-type="float" office:value="2.00297" calcext:value-type="float">
            <text:p>2.00297</text:p>
          </table:table-cell>
          <table:table-cell office:value-type="float" office:value="1548109829824139" calcext:value-type="float">
            <text:p>1548109829824139</text:p>
          </table:table-cell>
          <table:table-cell table:formula="of:=([.E141]-[.$E$1])/1000000" office:value-type="float" office:value="1548109829.82414" calcext:value-type="float">
            <text:p>1548109829.82414</text:p>
          </table:table-cell>
          <table:table-cell table:formula="of:=SQRT([.C141]*[.C141]+[.D141]*[.D141])" office:value-type="float" office:value="2.00977150764086" calcext:value-type="float">
            <text:p>2.0097715076</text:p>
          </table:table-cell>
        </table:table-row>
        <table:table-row table:style-name="ro1">
          <table:table-cell table:number-columns-repeated="2" office:value-type="float" office:value="-1.3575" calcext:value-type="float">
            <text:p>-1.3575</text:p>
          </table:table-cell>
          <table:table-cell office:value-type="float" office:value="0.0301151" calcext:value-type="float">
            <text:p>0.0301151</text:p>
          </table:table-cell>
          <table:table-cell office:value-type="float" office:value="1.73872" calcext:value-type="float">
            <text:p>1.73872</text:p>
          </table:table-cell>
          <table:table-cell office:value-type="float" office:value="1548109829840879" calcext:value-type="float">
            <text:p>1548109829840879</text:p>
          </table:table-cell>
          <table:table-cell table:formula="of:=([.E142]-[.$E$1])/1000000" office:value-type="float" office:value="1548109829.84088" calcext:value-type="float">
            <text:p>1548109829.84088</text:p>
          </table:table-cell>
          <table:table-cell table:formula="of:=SQRT([.C142]*[.C142]+[.D142]*[.D142])" office:value-type="float" office:value="1.73898078127621" calcext:value-type="float">
            <text:p>1.7389807813</text:p>
          </table:table-cell>
        </table:table-row>
        <table:table-row table:style-name="ro1">
          <table:table-cell table:number-columns-repeated="2" office:value-type="float" office:value="-1.35319" calcext:value-type="float">
            <text:p>-1.35319</text:p>
          </table:table-cell>
          <table:table-cell office:value-type="float" office:value="0.132661" calcext:value-type="float">
            <text:p>0.132661</text:p>
          </table:table-cell>
          <table:table-cell office:value-type="float" office:value="1.97154" calcext:value-type="float">
            <text:p>1.97154</text:p>
          </table:table-cell>
          <table:table-cell office:value-type="float" office:value="1548109829857668" calcext:value-type="float">
            <text:p>1548109829857668</text:p>
          </table:table-cell>
          <table:table-cell table:formula="of:=([.E143]-[.$E$1])/1000000" office:value-type="float" office:value="1548109829.85767" calcext:value-type="float">
            <text:p>1548109829.85767</text:p>
          </table:table-cell>
          <table:table-cell table:formula="of:=SQRT([.C143]*[.C143]+[.D143]*[.D143])" office:value-type="float" office:value="1.97599820660875" calcext:value-type="float">
            <text:p>1.9759982066</text:p>
          </table:table-cell>
        </table:table-row>
        <table:table-row table:style-name="ro1">
          <table:table-cell table:number-columns-repeated="2" office:value-type="float" office:value="-1.34953" calcext:value-type="float">
            <text:p>-1.34953</text:p>
          </table:table-cell>
          <table:table-cell office:value-type="float" office:value="0.159034" calcext:value-type="float">
            <text:p>0.159034</text:p>
          </table:table-cell>
          <table:table-cell office:value-type="float" office:value="1.6963" calcext:value-type="float">
            <text:p>1.6963</text:p>
          </table:table-cell>
          <table:table-cell office:value-type="float" office:value="1548109829874450" calcext:value-type="float">
            <text:p>1548109829874450</text:p>
          </table:table-cell>
          <table:table-cell table:formula="of:=([.E144]-[.$E$1])/1000000" office:value-type="float" office:value="1548109829.87445" calcext:value-type="float">
            <text:p>1548109829.87445</text:p>
          </table:table-cell>
          <table:table-cell table:formula="of:=SQRT([.C144]*[.C144]+[.D144]*[.D144])" office:value-type="float" office:value="1.7037386839407" calcext:value-type="float">
            <text:p>1.7037386839</text:p>
          </table:table-cell>
        </table:table-row>
        <table:table-row table:style-name="ro1">
          <table:table-cell table:number-columns-repeated="2" office:value-type="float" office:value="-1.35112" calcext:value-type="float">
            <text:p>-1.35112</text:p>
          </table:table-cell>
          <table:table-cell office:value-type="float" office:value="0.0518363" calcext:value-type="float">
            <text:p>0.0518363</text:p>
          </table:table-cell>
          <table:table-cell office:value-type="float" office:value="1.66965" calcext:value-type="float">
            <text:p>1.66965</text:p>
          </table:table-cell>
          <table:table-cell office:value-type="float" office:value="1548109829891239" calcext:value-type="float">
            <text:p>1548109829891239</text:p>
          </table:table-cell>
          <table:table-cell table:formula="of:=([.E145]-[.$E$1])/1000000" office:value-type="float" office:value="1548109829.89124" calcext:value-type="float">
            <text:p>1548109829.89124</text:p>
          </table:table-cell>
          <table:table-cell table:formula="of:=SQRT([.C145]*[.C145]+[.D145]*[.D145])" office:value-type="float" office:value="1.67045446645447" calcext:value-type="float">
            <text:p>1.6704544665</text:p>
          </table:table-cell>
        </table:table-row>
        <table:table-row table:style-name="ro1">
          <table:table-cell table:number-columns-repeated="2" office:value-type="float" office:value="-1.3462" calcext:value-type="float">
            <text:p>-1.3462</text:p>
          </table:table-cell>
          <table:table-cell office:value-type="float" office:value="0.159096" calcext:value-type="float">
            <text:p>0.159096</text:p>
          </table:table-cell>
          <table:table-cell office:value-type="float" office:value="1.91633" calcext:value-type="float">
            <text:p>1.91633</text:p>
          </table:table-cell>
          <table:table-cell office:value-type="float" office:value="1548109829908052" calcext:value-type="float">
            <text:p>1548109829908052</text:p>
          </table:table-cell>
          <table:table-cell table:formula="of:=([.E146]-[.$E$1])/1000000" office:value-type="float" office:value="1548109829.90805" calcext:value-type="float">
            <text:p>1548109829.90805</text:p>
          </table:table-cell>
          <table:table-cell table:formula="of:=SQRT([.C146]*[.C146]+[.D146]*[.D146])" office:value-type="float" office:value="1.92292282895492" calcext:value-type="float">
            <text:p>1.922922829</text:p>
          </table:table-cell>
        </table:table-row>
        <table:table-row table:style-name="ro1">
          <table:table-cell table:number-columns-repeated="2" office:value-type="float" office:value="-1.34345" calcext:value-type="float">
            <text:p>-1.34345</text:p>
          </table:table-cell>
          <table:table-cell office:value-type="float" office:value="0.147815" calcext:value-type="float">
            <text:p>0.147815</text:p>
          </table:table-cell>
          <table:table-cell office:value-type="float" office:value="1.76995" calcext:value-type="float">
            <text:p>1.76995</text:p>
          </table:table-cell>
          <table:table-cell office:value-type="float" office:value="1548109829925063" calcext:value-type="float">
            <text:p>1548109829925063</text:p>
          </table:table-cell>
          <table:table-cell table:formula="of:=([.E147]-[.$E$1])/1000000" office:value-type="float" office:value="1548109829.92506" calcext:value-type="float">
            <text:p>1548109829.92506</text:p>
          </table:table-cell>
          <table:table-cell table:formula="of:=SQRT([.C147]*[.C147]+[.D147]*[.D147])" office:value-type="float" office:value="1.77611156088941" calcext:value-type="float">
            <text:p>1.7761115609</text:p>
          </table:table-cell>
        </table:table-row>
        <table:table-row table:style-name="ro1">
          <table:table-cell table:number-columns-repeated="2" office:value-type="float" office:value="-1.34814" calcext:value-type="float">
            <text:p>-1.34814</text:p>
          </table:table-cell>
          <table:table-cell office:value-type="float" office:value="-0.0607177" calcext:value-type="float">
            <text:p>-0.0607177</text:p>
          </table:table-cell>
          <table:table-cell office:value-type="float" office:value="1.65817" calcext:value-type="float">
            <text:p>1.65817</text:p>
          </table:table-cell>
          <table:table-cell office:value-type="float" office:value="1548109829941623" calcext:value-type="float">
            <text:p>1548109829941623</text:p>
          </table:table-cell>
          <table:table-cell table:formula="of:=([.E148]-[.$E$1])/1000000" office:value-type="float" office:value="1548109829.94162" calcext:value-type="float">
            <text:p>1548109829.94162</text:p>
          </table:table-cell>
          <table:table-cell table:formula="of:=SQRT([.C148]*[.C148]+[.D148]*[.D148])" office:value-type="float" office:value="1.65928128657961" calcext:value-type="float">
            <text:p>1.6592812866</text:p>
          </table:table-cell>
        </table:table-row>
        <table:table-row table:style-name="ro1">
          <table:table-cell table:number-columns-repeated="2" office:value-type="float" office:value="-1.34426" calcext:value-type="float">
            <text:p>-1.34426</text:p>
          </table:table-cell>
          <table:table-cell office:value-type="float" office:value="0.0801773" calcext:value-type="float">
            <text:p>0.0801773</text:p>
          </table:table-cell>
          <table:table-cell office:value-type="float" office:value="1.86004" calcext:value-type="float">
            <text:p>1.86004</text:p>
          </table:table-cell>
          <table:table-cell office:value-type="float" office:value="1548109829958425" calcext:value-type="float">
            <text:p>1548109829958425</text:p>
          </table:table-cell>
          <table:table-cell table:formula="of:=([.E149]-[.$E$1])/1000000" office:value-type="float" office:value="1548109829.95843" calcext:value-type="float">
            <text:p>1548109829.95843</text:p>
          </table:table-cell>
          <table:table-cell table:formula="of:=SQRT([.C149]*[.C149]+[.D149]*[.D149])" office:value-type="float" office:value="1.86176722525543" calcext:value-type="float">
            <text:p>1.8617672253</text:p>
          </table:table-cell>
        </table:table-row>
        <table:table-row table:style-name="ro1">
          <table:table-cell table:number-columns-repeated="2" office:value-type="float" office:value="-1.34234" calcext:value-type="float">
            <text:p>-1.34234</text:p>
          </table:table-cell>
          <table:table-cell office:value-type="float" office:value="0.120322" calcext:value-type="float">
            <text:p>0.120322</text:p>
          </table:table-cell>
          <table:table-cell office:value-type="float" office:value="1.82967" calcext:value-type="float">
            <text:p>1.82967</text:p>
          </table:table-cell>
          <table:table-cell office:value-type="float" office:value="1548109829975228" calcext:value-type="float">
            <text:p>1548109829975228</text:p>
          </table:table-cell>
          <table:table-cell table:formula="of:=([.E150]-[.$E$1])/1000000" office:value-type="float" office:value="1548109829.97523" calcext:value-type="float">
            <text:p>1548109829.97523</text:p>
          </table:table-cell>
          <table:table-cell table:formula="of:=SQRT([.C150]*[.C150]+[.D150]*[.D150])" office:value-type="float" office:value="1.83362201464315" calcext:value-type="float">
            <text:p>1.8336220146</text:p>
          </table:table-cell>
        </table:table-row>
        <table:table-row table:style-name="ro1">
          <table:table-cell table:number-columns-repeated="2" office:value-type="float" office:value="-1.34339" calcext:value-type="float">
            <text:p>-1.34339</text:p>
          </table:table-cell>
          <table:table-cell office:value-type="float" office:value="0.0237964" calcext:value-type="float">
            <text:p>0.0237964</text:p>
          </table:table-cell>
          <table:table-cell office:value-type="float" office:value="2.07916" calcext:value-type="float">
            <text:p>2.07916</text:p>
          </table:table-cell>
          <table:table-cell office:value-type="float" office:value="1548109829992021" calcext:value-type="float">
            <text:p>1548109829992021</text:p>
          </table:table-cell>
          <table:table-cell table:formula="of:=([.E151]-[.$E$1])/1000000" office:value-type="float" office:value="1548109829.99202" calcext:value-type="float">
            <text:p>1548109829.99202</text:p>
          </table:table-cell>
          <table:table-cell table:formula="of:=SQRT([.C151]*[.C151]+[.D151]*[.D151])" office:value-type="float" office:value="2.07929617280775" calcext:value-type="float">
            <text:p>2.0792961728</text:p>
          </table:table-cell>
        </table:table-row>
        <table:table-row table:style-name="ro1">
          <table:table-cell table:number-columns-repeated="2" office:value-type="float" office:value="-1.33983" calcext:value-type="float">
            <text:p>-1.33983</text:p>
          </table:table-cell>
          <table:table-cell office:value-type="float" office:value="0.104642" calcext:value-type="float">
            <text:p>0.104642</text:p>
          </table:table-cell>
          <table:table-cell office:value-type="float" office:value="1.84437" calcext:value-type="float">
            <text:p>1.84437</text:p>
          </table:table-cell>
          <table:table-cell office:value-type="float" office:value="1548109830008798" calcext:value-type="float">
            <text:p>1548109830008798</text:p>
          </table:table-cell>
          <table:table-cell table:formula="of:=([.E152]-[.$E$1])/1000000" office:value-type="float" office:value="1548109830.0088" calcext:value-type="float">
            <text:p>1548109830.0088</text:p>
          </table:table-cell>
          <table:table-cell table:formula="of:=SQRT([.C152]*[.C152]+[.D152]*[.D152])" office:value-type="float" office:value="1.84733609423516" calcext:value-type="float">
            <text:p>1.8473360942</text:p>
          </table:table-cell>
        </table:table-row>
        <table:table-row table:style-name="ro1">
          <table:table-cell table:number-columns-repeated="2" office:value-type="float" office:value="-1.33806" calcext:value-type="float">
            <text:p>-1.33806</text:p>
          </table:table-cell>
          <table:table-cell office:value-type="float" office:value="0.129158" calcext:value-type="float">
            <text:p>0.129158</text:p>
          </table:table-cell>
          <table:table-cell office:value-type="float" office:value="1.5878" calcext:value-type="float">
            <text:p>1.5878</text:p>
          </table:table-cell>
          <table:table-cell office:value-type="float" office:value="1548109830025569" calcext:value-type="float">
            <text:p>1548109830025569</text:p>
          </table:table-cell>
          <table:table-cell table:formula="of:=([.E153]-[.$E$1])/1000000" office:value-type="float" office:value="1548109830.02557" calcext:value-type="float">
            <text:p>1548109830.02557</text:p>
          </table:table-cell>
          <table:table-cell table:formula="of:=SQRT([.C153]*[.C153]+[.D153]*[.D153])" office:value-type="float" office:value="1.59304445291524" calcext:value-type="float">
            <text:p>1.5930444529</text:p>
          </table:table-cell>
        </table:table-row>
        <table:table-row table:style-name="ro1">
          <table:table-cell table:number-columns-repeated="2" office:value-type="float" office:value="-1.33954" calcext:value-type="float">
            <text:p>-1.33954</text:p>
          </table:table-cell>
          <table:table-cell office:value-type="float" office:value="0.0169065" calcext:value-type="float">
            <text:p>0.0169065</text:p>
          </table:table-cell>
          <table:table-cell office:value-type="float" office:value="1.88892" calcext:value-type="float">
            <text:p>1.88892</text:p>
          </table:table-cell>
          <table:table-cell office:value-type="float" office:value="1548109830042346" calcext:value-type="float">
            <text:p>1548109830042346</text:p>
          </table:table-cell>
          <table:table-cell table:formula="of:=([.E154]-[.$E$1])/1000000" office:value-type="float" office:value="1548109830.04235" calcext:value-type="float">
            <text:p>1548109830.04235</text:p>
          </table:table-cell>
          <table:table-cell table:formula="of:=SQRT([.C154]*[.C154]+[.D154]*[.D154])" office:value-type="float" office:value="1.88899565805278" calcext:value-type="float">
            <text:p>1.8889956581</text:p>
          </table:table-cell>
        </table:table-row>
        <table:table-row table:style-name="ro1">
          <table:table-cell table:number-columns-repeated="2" office:value-type="float" office:value="-1.33395" calcext:value-type="float">
            <text:p>-1.33395</text:p>
          </table:table-cell>
          <table:table-cell office:value-type="float" office:value="0.155013" calcext:value-type="float">
            <text:p>0.155013</text:p>
          </table:table-cell>
          <table:table-cell office:value-type="float" office:value="1.81055" calcext:value-type="float">
            <text:p>1.81055</text:p>
          </table:table-cell>
          <table:table-cell office:value-type="float" office:value="1548109830059133" calcext:value-type="float">
            <text:p>1548109830059133</text:p>
          </table:table-cell>
          <table:table-cell table:formula="of:=([.E155]-[.$E$1])/1000000" office:value-type="float" office:value="1548109830.05913" calcext:value-type="float">
            <text:p>1548109830.05913</text:p>
          </table:table-cell>
          <table:table-cell table:formula="of:=SQRT([.C155]*[.C155]+[.D155]*[.D155])" office:value-type="float" office:value="1.81717372110346" calcext:value-type="float">
            <text:p>1.8171737211</text:p>
          </table:table-cell>
        </table:table-row>
        <table:table-row table:style-name="ro1">
          <table:table-cell table:number-columns-repeated="2" office:value-type="float" office:value="-1.33346" calcext:value-type="float">
            <text:p>-1.33346</text:p>
          </table:table-cell>
          <table:table-cell office:value-type="float" office:value="0.119113" calcext:value-type="float">
            <text:p>0.119113</text:p>
          </table:table-cell>
          <table:table-cell office:value-type="float" office:value="1.59105" calcext:value-type="float">
            <text:p>1.59105</text:p>
          </table:table-cell>
          <table:table-cell office:value-type="float" office:value="1548109830075898" calcext:value-type="float">
            <text:p>1548109830075898</text:p>
          </table:table-cell>
          <table:table-cell table:formula="of:=([.E156]-[.$E$1])/1000000" office:value-type="float" office:value="1548109830.0759" calcext:value-type="float">
            <text:p>1548109830.0759</text:p>
          </table:table-cell>
          <table:table-cell table:formula="of:=SQRT([.C156]*[.C156]+[.D156]*[.D156])" office:value-type="float" office:value="1.59550243160861" calcext:value-type="float">
            <text:p>1.5955024316</text:p>
          </table:table-cell>
        </table:table-row>
        <table:table-row table:style-name="ro1">
          <table:table-cell table:number-columns-repeated="2" office:value-type="float" office:value="-1.33421" calcext:value-type="float">
            <text:p>-1.33421</text:p>
          </table:table-cell>
          <table:table-cell office:value-type="float" office:value="0.0324444" calcext:value-type="float">
            <text:p>0.0324444</text:p>
          </table:table-cell>
          <table:table-cell office:value-type="float" office:value="1.79929" calcext:value-type="float">
            <text:p>1.79929</text:p>
          </table:table-cell>
          <table:table-cell office:value-type="float" office:value="1548109830092678" calcext:value-type="float">
            <text:p>1548109830092678</text:p>
          </table:table-cell>
          <table:table-cell table:formula="of:=([.E157]-[.$E$1])/1000000" office:value-type="float" office:value="1548109830.09268" calcext:value-type="float">
            <text:p>1548109830.09268</text:p>
          </table:table-cell>
          <table:table-cell table:formula="of:=SQRT([.C157]*[.C157]+[.D157]*[.D157])" office:value-type="float" office:value="1.79958249135497" calcext:value-type="float">
            <text:p>1.7995824914</text:p>
          </table:table-cell>
        </table:table-row>
        <table:table-row table:style-name="ro1">
          <table:table-cell table:number-columns-repeated="2" office:value-type="float" office:value="-1.32938" calcext:value-type="float">
            <text:p>-1.32938</text:p>
          </table:table-cell>
          <table:table-cell office:value-type="float" office:value="0.142406" calcext:value-type="float">
            <text:p>0.142406</text:p>
          </table:table-cell>
          <table:table-cell office:value-type="float" office:value="1.68715" calcext:value-type="float">
            <text:p>1.68715</text:p>
          </table:table-cell>
          <table:table-cell office:value-type="float" office:value="1548109830109425" calcext:value-type="float">
            <text:p>1548109830109425</text:p>
          </table:table-cell>
          <table:table-cell table:formula="of:=([.E158]-[.$E$1])/1000000" office:value-type="float" office:value="1548109830.10943" calcext:value-type="float">
            <text:p>1548109830.10943</text:p>
          </table:table-cell>
          <table:table-cell table:formula="of:=SQRT([.C158]*[.C158]+[.D158]*[.D158])" office:value-type="float" office:value="1.6931493115895" calcext:value-type="float">
            <text:p>1.6931493116</text:p>
          </table:table-cell>
        </table:table-row>
        <table:table-row table:style-name="ro1">
          <table:table-cell table:number-columns-repeated="2" office:value-type="float" office:value="-1.33073" calcext:value-type="float">
            <text:p>-1.33073</text:p>
          </table:table-cell>
          <table:table-cell office:value-type="float" office:value="0.0487068" calcext:value-type="float">
            <text:p>0.0487068</text:p>
          </table:table-cell>
          <table:table-cell office:value-type="float" office:value="1.64791" calcext:value-type="float">
            <text:p>1.64791</text:p>
          </table:table-cell>
          <table:table-cell office:value-type="float" office:value="1548109830126190" calcext:value-type="float">
            <text:p>1548109830126190</text:p>
          </table:table-cell>
          <table:table-cell table:formula="of:=([.E159]-[.$E$1])/1000000" office:value-type="float" office:value="1548109830.12619" calcext:value-type="float">
            <text:p>1548109830.12619</text:p>
          </table:table-cell>
          <table:table-cell table:formula="of:=SQRT([.C159]*[.C159]+[.D159]*[.D159])" office:value-type="float" office:value="1.64862964927428" calcext:value-type="float">
            <text:p>1.6486296493</text:p>
          </table:table-cell>
        </table:table-row>
        <table:table-row table:style-name="ro1">
          <table:table-cell table:number-columns-repeated="2" office:value-type="float" office:value="-1.33061" calcext:value-type="float">
            <text:p>-1.33061</text:p>
          </table:table-cell>
          <table:table-cell office:value-type="float" office:value="0.0250221" calcext:value-type="float">
            <text:p>0.0250221</text:p>
          </table:table-cell>
          <table:table-cell office:value-type="float" office:value="1.91469" calcext:value-type="float">
            <text:p>1.91469</text:p>
          </table:table-cell>
          <table:table-cell office:value-type="float" office:value="1548109830142969" calcext:value-type="float">
            <text:p>1548109830142969</text:p>
          </table:table-cell>
          <table:table-cell table:formula="of:=([.E160]-[.$E$1])/1000000" office:value-type="float" office:value="1548109830.14297" calcext:value-type="float">
            <text:p>1548109830.14297</text:p>
          </table:table-cell>
          <table:table-cell table:formula="of:=SQRT([.C160]*[.C160]+[.D160]*[.D160])" office:value-type="float" office:value="1.91485349350503" calcext:value-type="float">
            <text:p>1.9148534935</text:p>
          </table:table-cell>
        </table:table-row>
        <table:table-row table:style-name="ro1">
          <table:table-cell table:number-columns-repeated="2" office:value-type="float" office:value="-1.32591" calcext:value-type="float">
            <text:p>-1.32591</text:p>
          </table:table-cell>
          <table:table-cell office:value-type="float" office:value="0.135626" calcext:value-type="float">
            <text:p>0.135626</text:p>
          </table:table-cell>
          <table:table-cell office:value-type="float" office:value="1.76015" calcext:value-type="float">
            <text:p>1.76015</text:p>
          </table:table-cell>
          <table:table-cell office:value-type="float" office:value="1548109830159756" calcext:value-type="float">
            <text:p>1548109830159756</text:p>
          </table:table-cell>
          <table:table-cell table:formula="of:=([.E161]-[.$E$1])/1000000" office:value-type="float" office:value="1548109830.15976" calcext:value-type="float">
            <text:p>1548109830.15976</text:p>
          </table:table-cell>
          <table:table-cell table:formula="of:=SQRT([.C161]*[.C161]+[.D161]*[.D161])" office:value-type="float" office:value="1.76536750688801" calcext:value-type="float">
            <text:p>1.7653675069</text:p>
          </table:table-cell>
        </table:table-row>
        <table:table-row table:style-name="ro1">
          <table:table-cell table:number-columns-repeated="2" office:value-type="float" office:value="-1.32983" calcext:value-type="float">
            <text:p>-1.32983</text:p>
          </table:table-cell>
          <table:table-cell office:value-type="float" office:value="-0.0426013" calcext:value-type="float">
            <text:p>-0.0426013</text:p>
          </table:table-cell>
          <table:table-cell office:value-type="float" office:value="1.69333" calcext:value-type="float">
            <text:p>1.69333</text:p>
          </table:table-cell>
          <table:table-cell office:value-type="float" office:value="1548109830176550" calcext:value-type="float">
            <text:p>1548109830176550</text:p>
          </table:table-cell>
          <table:table-cell table:formula="of:=([.E162]-[.$E$1])/1000000" office:value-type="float" office:value="1548109830.17655" calcext:value-type="float">
            <text:p>1548109830.17655</text:p>
          </table:table-cell>
          <table:table-cell table:formula="of:=SQRT([.C162]*[.C162]+[.D162]*[.D162])" office:value-type="float" office:value="1.69386580332141" calcext:value-type="float">
            <text:p>1.6938658033</text:p>
          </table:table-cell>
        </table:table-row>
        <table:table-row table:style-name="ro1">
          <table:table-cell table:number-columns-repeated="2" office:value-type="float" office:value="-1.32866" calcext:value-type="float">
            <text:p>-1.32866</text:p>
          </table:table-cell>
          <table:table-cell office:value-type="float" office:value="0.0133396" calcext:value-type="float">
            <text:p>0.0133396</text:p>
          </table:table-cell>
          <table:table-cell office:value-type="float" office:value="1.8567" calcext:value-type="float">
            <text:p>1.8567</text:p>
          </table:table-cell>
          <table:table-cell office:value-type="float" office:value="1548109830193397" calcext:value-type="float">
            <text:p>1548109830193397</text:p>
          </table:table-cell>
          <table:table-cell table:formula="of:=([.E163]-[.$E$1])/1000000" office:value-type="float" office:value="1548109830.1934" calcext:value-type="float">
            <text:p>1548109830.1934</text:p>
          </table:table-cell>
          <table:table-cell table:formula="of:=SQRT([.C163]*[.C163]+[.D163]*[.D163])" office:value-type="float" office:value="1.85674791905852" calcext:value-type="float">
            <text:p>1.8567479191</text:p>
          </table:table-cell>
        </table:table-row>
        <table:table-row table:style-name="ro1">
          <table:table-cell table:number-columns-repeated="2" office:value-type="float" office:value="-1.3209" calcext:value-type="float">
            <text:p>-1.3209</text:p>
          </table:table-cell>
          <table:table-cell office:value-type="float" office:value="0.210539" calcext:value-type="float">
            <text:p>0.210539</text:p>
          </table:table-cell>
          <table:table-cell office:value-type="float" office:value="1.69472" calcext:value-type="float">
            <text:p>1.69472</text:p>
          </table:table-cell>
          <table:table-cell office:value-type="float" office:value="1548109830210113" calcext:value-type="float">
            <text:p>1548109830210113</text:p>
          </table:table-cell>
          <table:table-cell table:formula="of:=([.E164]-[.$E$1])/1000000" office:value-type="float" office:value="1548109830.21011" calcext:value-type="float">
            <text:p>1548109830.21011</text:p>
          </table:table-cell>
          <table:table-cell table:formula="of:=SQRT([.C164]*[.C164]+[.D164]*[.D164])" office:value-type="float" office:value="1.70774780015112" calcext:value-type="float">
            <text:p>1.7077478002</text:p>
          </table:table-cell>
        </table:table-row>
        <table:table-row table:style-name="ro1">
          <table:table-cell table:number-columns-repeated="2" office:value-type="float" office:value="-1.32354" calcext:value-type="float">
            <text:p>-1.32354</text:p>
          </table:table-cell>
          <table:table-cell office:value-type="float" office:value="0.0500047" calcext:value-type="float">
            <text:p>0.0500047</text:p>
          </table:table-cell>
          <table:table-cell office:value-type="float" office:value="1.50149" calcext:value-type="float">
            <text:p>1.50149</text:p>
          </table:table-cell>
          <table:table-cell office:value-type="float" office:value="1548109830226837" calcext:value-type="float">
            <text:p>1548109830226837</text:p>
          </table:table-cell>
          <table:table-cell table:formula="of:=([.E165]-[.$E$1])/1000000" office:value-type="float" office:value="1548109830.22684" calcext:value-type="float">
            <text:p>1548109830.22684</text:p>
          </table:table-cell>
          <table:table-cell table:formula="of:=SQRT([.C165]*[.C165]+[.D165]*[.D165])" office:value-type="float" office:value="1.50232243214368" calcext:value-type="float">
            <text:p>1.5023224321</text:p>
          </table:table-cell>
        </table:table-row>
        <table:table-row table:style-name="ro1">
          <table:table-cell table:number-columns-repeated="2" office:value-type="float" office:value="-1.32134" calcext:value-type="float">
            <text:p>-1.32134</text:p>
          </table:table-cell>
          <table:table-cell office:value-type="float" office:value="0.0833251" calcext:value-type="float">
            <text:p>0.0833251</text:p>
          </table:table-cell>
          <table:table-cell office:value-type="float" office:value="1.8125" calcext:value-type="float">
            <text:p>1.8125</text:p>
          </table:table-cell>
          <table:table-cell office:value-type="float" office:value="1548109830243615" calcext:value-type="float">
            <text:p>1548109830243615</text:p>
          </table:table-cell>
          <table:table-cell table:formula="of:=([.E166]-[.$E$1])/1000000" office:value-type="float" office:value="1548109830.24361" calcext:value-type="float">
            <text:p>1548109830.24361</text:p>
          </table:table-cell>
          <table:table-cell table:formula="of:=SQRT([.C166]*[.C166]+[.D166]*[.D166])" office:value-type="float" office:value="1.81441431935763" calcext:value-type="float">
            <text:p>1.8144143194</text:p>
          </table:table-cell>
        </table:table-row>
        <table:table-row table:style-name="ro1">
          <table:table-cell table:number-columns-repeated="2" office:value-type="float" office:value="-1.31932" calcext:value-type="float">
            <text:p>-1.31932</text:p>
          </table:table-cell>
          <table:table-cell office:value-type="float" office:value="0.0926994" calcext:value-type="float">
            <text:p>0.0926994</text:p>
          </table:table-cell>
          <table:table-cell office:value-type="float" office:value="1.77476" calcext:value-type="float">
            <text:p>1.77476</text:p>
          </table:table-cell>
          <table:table-cell office:value-type="float" office:value="1548109830260384" calcext:value-type="float">
            <text:p>1548109830260384</text:p>
          </table:table-cell>
          <table:table-cell table:formula="of:=([.E167]-[.$E$1])/1000000" office:value-type="float" office:value="1548109830.26038" calcext:value-type="float">
            <text:p>1548109830.26038</text:p>
          </table:table-cell>
          <table:table-cell table:formula="of:=SQRT([.C167]*[.C167]+[.D167]*[.D167])" office:value-type="float" office:value="1.77717929212569" calcext:value-type="float">
            <text:p>1.7771792921</text:p>
          </table:table-cell>
        </table:table-row>
        <table:table-row table:style-name="ro1">
          <table:table-cell table:number-columns-repeated="2" office:value-type="float" office:value="-1.31954" calcext:value-type="float">
            <text:p>-1.31954</text:p>
          </table:table-cell>
          <table:table-cell office:value-type="float" office:value="0.0536855" calcext:value-type="float">
            <text:p>0.0536855</text:p>
          </table:table-cell>
          <table:table-cell office:value-type="float" office:value="1.54189" calcext:value-type="float">
            <text:p>1.54189</text:p>
          </table:table-cell>
          <table:table-cell office:value-type="float" office:value="1548109830277180" calcext:value-type="float">
            <text:p>1548109830277180</text:p>
          </table:table-cell>
          <table:table-cell table:formula="of:=([.E168]-[.$E$1])/1000000" office:value-type="float" office:value="1548109830.27718" calcext:value-type="float">
            <text:p>1548109830.27718</text:p>
          </table:table-cell>
          <table:table-cell table:formula="of:=SQRT([.C168]*[.C168]+[.D168]*[.D168])" office:value-type="float" office:value="1.54282432733291" calcext:value-type="float">
            <text:p>1.5428243273</text:p>
          </table:table-cell>
        </table:table-row>
        <table:table-row table:style-name="ro1">
          <table:table-cell table:number-columns-repeated="2" office:value-type="float" office:value="-1.31478" calcext:value-type="float">
            <text:p>-1.31478</text:p>
          </table:table-cell>
          <table:table-cell office:value-type="float" office:value="0.155666" calcext:value-type="float">
            <text:p>0.155666</text:p>
          </table:table-cell>
          <table:table-cell office:value-type="float" office:value="1.9311" calcext:value-type="float">
            <text:p>1.9311</text:p>
          </table:table-cell>
          <table:table-cell office:value-type="float" office:value="1548109830293930" calcext:value-type="float">
            <text:p>1548109830293930</text:p>
          </table:table-cell>
          <table:table-cell table:formula="of:=([.E169]-[.$E$1])/1000000" office:value-type="float" office:value="1548109830.29393" calcext:value-type="float">
            <text:p>1548109830.29393</text:p>
          </table:table-cell>
          <table:table-cell table:formula="of:=SQRT([.C169]*[.C169]+[.D169]*[.D169])" office:value-type="float" office:value="1.93736396001268" calcext:value-type="float">
            <text:p>1.93736396</text:p>
          </table:table-cell>
        </table:table-row>
        <table:table-row table:style-name="ro1">
          <table:table-cell table:number-columns-repeated="2" office:value-type="float" office:value="-1.31431" calcext:value-type="float">
            <text:p>-1.31431</text:p>
          </table:table-cell>
          <table:table-cell office:value-type="float" office:value="0.076574" calcext:value-type="float">
            <text:p>0.076574</text:p>
          </table:table-cell>
          <table:table-cell office:value-type="float" office:value="1.92423" calcext:value-type="float">
            <text:p>1.92423</text:p>
          </table:table-cell>
          <table:table-cell office:value-type="float" office:value="1548109830310655" calcext:value-type="float">
            <text:p>1548109830310655</text:p>
          </table:table-cell>
          <table:table-cell table:formula="of:=([.E170]-[.$E$1])/1000000" office:value-type="float" office:value="1548109830.31066" calcext:value-type="float">
            <text:p>1548109830.31066</text:p>
          </table:table-cell>
          <table:table-cell table:formula="of:=SQRT([.C170]*[.C170]+[.D170]*[.D170])" office:value-type="float" office:value="1.92575301385614" calcext:value-type="float">
            <text:p>1.9257530139</text:p>
          </table:table-cell>
        </table:table-row>
        <table:table-row table:style-name="ro1">
          <table:table-cell table:number-columns-repeated="2" office:value-type="float" office:value="-1.30877" calcext:value-type="float">
            <text:p>-1.30877</text:p>
          </table:table-cell>
          <table:table-cell office:value-type="float" office:value="0.246602" calcext:value-type="float">
            <text:p>0.246602</text:p>
          </table:table-cell>
          <table:table-cell office:value-type="float" office:value="1.88451" calcext:value-type="float">
            <text:p>1.88451</text:p>
          </table:table-cell>
          <table:table-cell office:value-type="float" office:value="1548109830327386" calcext:value-type="float">
            <text:p>1548109830327386</text:p>
          </table:table-cell>
          <table:table-cell table:formula="of:=([.E171]-[.$E$1])/1000000" office:value-type="float" office:value="1548109830.32739" calcext:value-type="float">
            <text:p>1548109830.32739</text:p>
          </table:table-cell>
          <table:table-cell table:formula="of:=SQRT([.C171]*[.C171]+[.D171]*[.D171])" office:value-type="float" office:value="1.90057635639929" calcext:value-type="float">
            <text:p>1.9005763564</text:p>
          </table:table-cell>
        </table:table-row>
        <table:table-row table:style-name="ro1">
          <table:table-cell table:number-columns-repeated="2" office:value-type="float" office:value="-1.3103" calcext:value-type="float">
            <text:p>-1.3103</text:p>
          </table:table-cell>
          <table:table-cell office:value-type="float" office:value="0.0664549" calcext:value-type="float">
            <text:p>0.0664549</text:p>
          </table:table-cell>
          <table:table-cell office:value-type="float" office:value="2.01209" calcext:value-type="float">
            <text:p>2.01209</text:p>
          </table:table-cell>
          <table:table-cell office:value-type="float" office:value="1548109830345330" calcext:value-type="float">
            <text:p>1548109830345330</text:p>
          </table:table-cell>
          <table:table-cell table:formula="of:=([.E172]-[.$E$1])/1000000" office:value-type="float" office:value="1548109830.34533" calcext:value-type="float">
            <text:p>1548109830.34533</text:p>
          </table:table-cell>
          <table:table-cell table:formula="of:=SQRT([.C172]*[.C172]+[.D172]*[.D172])" office:value-type="float" office:value="2.01318713035674" calcext:value-type="float">
            <text:p>2.0131871304</text:p>
          </table:table-cell>
        </table:table-row>
        <table:table-row table:style-name="ro1">
          <table:table-cell table:number-columns-repeated="2" office:value-type="float" office:value="-1.30897" calcext:value-type="float">
            <text:p>-1.30897</text:p>
          </table:table-cell>
          <table:table-cell office:value-type="float" office:value="0.0664549" calcext:value-type="float">
            <text:p>0.0664549</text:p>
          </table:table-cell>
          <table:table-cell office:value-type="float" office:value="2.01209" calcext:value-type="float">
            <text:p>2.01209</text:p>
          </table:table-cell>
          <table:table-cell office:value-type="float" office:value="1548109830362110" calcext:value-type="float">
            <text:p>1548109830362110</text:p>
          </table:table-cell>
          <table:table-cell table:formula="of:=([.E173]-[.$E$1])/1000000" office:value-type="float" office:value="1548109830.36211" calcext:value-type="float">
            <text:p>1548109830.36211</text:p>
          </table:table-cell>
          <table:table-cell table:formula="of:=SQRT([.C173]*[.C173]+[.D173]*[.D173])" office:value-type="float" office:value="2.01318713035674" calcext:value-type="float">
            <text:p>2.0131871304</text:p>
          </table:table-cell>
        </table:table-row>
        <table:table-row table:style-name="ro1">
          <table:table-cell table:number-columns-repeated="2" office:value-type="float" office:value="-1.31169" calcext:value-type="float">
            <text:p>-1.31169</text:p>
          </table:table-cell>
          <table:table-cell office:value-type="float" office:value="-0.0181889" calcext:value-type="float">
            <text:p>-0.0181889</text:p>
          </table:table-cell>
          <table:table-cell office:value-type="float" office:value="1.42274" calcext:value-type="float">
            <text:p>1.42274</text:p>
          </table:table-cell>
          <table:table-cell office:value-type="float" office:value="1548109830378855" calcext:value-type="float">
            <text:p>1548109830378855</text:p>
          </table:table-cell>
          <table:table-cell table:formula="of:=([.E174]-[.$E$1])/1000000" office:value-type="float" office:value="1548109830.37886" calcext:value-type="float">
            <text:p>1548109830.37886</text:p>
          </table:table-cell>
          <table:table-cell table:formula="of:=SQRT([.C174]*[.C174]+[.D174]*[.D174])" office:value-type="float" office:value="1.42285626248164" calcext:value-type="float">
            <text:p>1.4228562625</text:p>
          </table:table-cell>
        </table:table-row>
        <table:table-row table:style-name="ro1">
          <table:table-cell table:number-columns-repeated="2" office:value-type="float" office:value="-1.30572" calcext:value-type="float">
            <text:p>-1.30572</text:p>
          </table:table-cell>
          <table:table-cell office:value-type="float" office:value="0.145722" calcext:value-type="float">
            <text:p>0.145722</text:p>
          </table:table-cell>
          <table:table-cell office:value-type="float" office:value="1.68709" calcext:value-type="float">
            <text:p>1.68709</text:p>
          </table:table-cell>
          <table:table-cell office:value-type="float" office:value="1548109830397240" calcext:value-type="float">
            <text:p>1548109830397240</text:p>
          </table:table-cell>
          <table:table-cell table:formula="of:=([.E175]-[.$E$1])/1000000" office:value-type="float" office:value="1548109830.39724" calcext:value-type="float">
            <text:p>1548109830.39724</text:p>
          </table:table-cell>
          <table:table-cell table:formula="of:=SQRT([.C175]*[.C175]+[.D175]*[.D175])" office:value-type="float" office:value="1.69337165719283" calcext:value-type="float">
            <text:p>1.6933716572</text:p>
          </table:table-cell>
        </table:table-row>
        <table:table-row table:style-name="ro1">
          <table:table-cell table:number-columns-repeated="2" office:value-type="float" office:value="-1.30281" calcext:value-type="float">
            <text:p>-1.30281</text:p>
          </table:table-cell>
          <table:table-cell office:value-type="float" office:value="0.145722" calcext:value-type="float">
            <text:p>0.145722</text:p>
          </table:table-cell>
          <table:table-cell office:value-type="float" office:value="1.68709" calcext:value-type="float">
            <text:p>1.68709</text:p>
          </table:table-cell>
          <table:table-cell office:value-type="float" office:value="1548109830413986" calcext:value-type="float">
            <text:p>1548109830413986</text:p>
          </table:table-cell>
          <table:table-cell table:formula="of:=([.E176]-[.$E$1])/1000000" office:value-type="float" office:value="1548109830.41399" calcext:value-type="float">
            <text:p>1548109830.41399</text:p>
          </table:table-cell>
          <table:table-cell table:formula="of:=SQRT([.C176]*[.C176]+[.D176]*[.D176])" office:value-type="float" office:value="1.69337165719283" calcext:value-type="float">
            <text:p>1.6933716572</text:p>
          </table:table-cell>
        </table:table-row>
        <table:table-row table:style-name="ro1">
          <table:table-cell table:number-columns-repeated="2" office:value-type="float" office:value="-1.30721" calcext:value-type="float">
            <text:p>-1.30721</text:p>
          </table:table-cell>
          <table:table-cell office:value-type="float" office:value="-0.00140463" calcext:value-type="float">
            <text:p>-0.00140463</text:p>
          </table:table-cell>
          <table:table-cell office:value-type="float" office:value="0.943187" calcext:value-type="float">
            <text:p>0.943187</text:p>
          </table:table-cell>
          <table:table-cell office:value-type="float" office:value="1548109830430719" calcext:value-type="float">
            <text:p>1548109830430719</text:p>
          </table:table-cell>
          <table:table-cell table:formula="of:=([.E177]-[.$E$1])/1000000" office:value-type="float" office:value="1548109830.43072" calcext:value-type="float">
            <text:p>1548109830.43072</text:p>
          </table:table-cell>
          <table:table-cell table:formula="of:=SQRT([.C177]*[.C177]+[.D177]*[.D177])" office:value-type="float" office:value="0.943188045913665" calcext:value-type="float">
            <text:p>0.9431880459</text:p>
          </table:table-cell>
        </table:table-row>
        <table:table-row table:style-name="ro1">
          <table:table-cell table:number-columns-repeated="2" office:value-type="float" office:value="-1.30694" calcext:value-type="float">
            <text:p>-1.30694</text:p>
          </table:table-cell>
          <table:table-cell office:value-type="float" office:value="0.00697751" calcext:value-type="float">
            <text:p>0.00697751</text:p>
          </table:table-cell>
          <table:table-cell office:value-type="float" office:value="1.47217" calcext:value-type="float">
            <text:p>1.47217</text:p>
          </table:table-cell>
          <table:table-cell office:value-type="float" office:value="1548109830447473" calcext:value-type="float">
            <text:p>1548109830447473</text:p>
          </table:table-cell>
          <table:table-cell table:formula="of:=([.E178]-[.$E$1])/1000000" office:value-type="float" office:value="1548109830.44747" calcext:value-type="float">
            <text:p>1548109830.44747</text:p>
          </table:table-cell>
          <table:table-cell table:formula="of:=SQRT([.C178]*[.C178]+[.D178]*[.D178])" office:value-type="float" office:value="1.47218653524131" calcext:value-type="float">
            <text:p>1.4721865352</text:p>
          </table:table-cell>
        </table:table-row>
        <table:table-row table:style-name="ro1">
          <table:table-cell table:number-columns-repeated="2" office:value-type="float" office:value="-1.30929" calcext:value-type="float">
            <text:p>-1.30929</text:p>
          </table:table-cell>
          <table:table-cell office:value-type="float" office:value="-0.0598402" calcext:value-type="float">
            <text:p>-0.0598402</text:p>
          </table:table-cell>
          <table:table-cell office:value-type="float" office:value="2.14242" calcext:value-type="float">
            <text:p>2.14242</text:p>
          </table:table-cell>
          <table:table-cell office:value-type="float" office:value="1548109830464263" calcext:value-type="float">
            <text:p>1548109830464263</text:p>
          </table:table-cell>
          <table:table-cell table:formula="of:=([.E179]-[.$E$1])/1000000" office:value-type="float" office:value="1548109830.46426" calcext:value-type="float">
            <text:p>1548109830.46426</text:p>
          </table:table-cell>
          <table:table-cell table:formula="of:=SQRT([.C179]*[.C179]+[.D179]*[.D179])" office:value-type="float" office:value="2.14325553911241" calcext:value-type="float">
            <text:p>2.14325553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1T17:33:47.347357581</dc:date>
    <meta:editing-duration>PT3M10S</meta:editing-duration>
    <meta:editing-cycles>1</meta:editing-cycles>
    <meta:document-statistic meta:table-count="1" meta:cell-count="120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test.F1:test.G274" svg:x="0.32cm" svg:y="0.18cm" svg:width="11.238cm" svg:height="8.64cm">
          <chartooo:coordinate-region svg:x="1.246cm" svg:y="0.379cm" svg:width="9.38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G1:test.G274" chart:class="chart:scatter">
            <chart:domain table:cell-range-address="test.F1:test.F274"/>
            <chart:regression-curve chart:style-name="ch7">
              <chart:equation chart:display-equation="true" chart:display-r-square="true" svg:x="7.684cm" svg:y="0.444cm"/>
            </chart:regression-curve>
            <chart:data-point chart:repeated="27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est.F1:test.F274</svg:desc>
                </draw:g>
              </table:table-cell>
              <table:table-cell office:value-type="float" office:value="NaN">
                <text:p>NaN</text:p>
                <draw:g>
                  <svg:desc>test.G1:test.G2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48109827.58026">
                <text:p>1548109827.58026</text:p>
              </table:table-cell>
              <table:table-cell office:value-type="float" office:value="2.75647154449379">
                <text:p>2.75647154449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48109827.597">
                <text:p>1548109827.597</text:p>
              </table:table-cell>
              <table:table-cell office:value-type="float" office:value="2.47102142051485">
                <text:p>2.47102142051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48109827.61376">
                <text:p>1548109827.61376</text:p>
              </table:table-cell>
              <table:table-cell office:value-type="float" office:value="2.21797316470135">
                <text:p>2.217973164701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48109827.63056">
                <text:p>1548109827.63056</text:p>
              </table:table-cell>
              <table:table-cell office:value-type="float" office:value="2.0433639041019">
                <text:p>2.0433639041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48109827.64739">
                <text:p>1548109827.64739</text:p>
              </table:table-cell>
              <table:table-cell office:value-type="float" office:value="2.38444819976465">
                <text:p>2.384448199764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48109827.66412">
                <text:p>1548109827.66412</text:p>
              </table:table-cell>
              <table:table-cell office:value-type="float" office:value="2.4120140312038">
                <text:p>2.41201403120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48109827.68095">
                <text:p>1548109827.68095</text:p>
              </table:table-cell>
              <table:table-cell office:value-type="float" office:value="2.2671973132253">
                <text:p>2.26719731322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48109827.69786">
                <text:p>1548109827.69786</text:p>
              </table:table-cell>
              <table:table-cell office:value-type="float" office:value="2.71248527463726">
                <text:p>2.712485274637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48109827.71466">
                <text:p>1548109827.71466</text:p>
              </table:table-cell>
              <table:table-cell office:value-type="float" office:value="2.69315878449452">
                <text:p>2.693158784494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48109827.73145">
                <text:p>1548109827.73145</text:p>
              </table:table-cell>
              <table:table-cell office:value-type="float" office:value="3.17880819878787">
                <text:p>3.178808198787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48109827.74822">
                <text:p>1548109827.74822</text:p>
              </table:table-cell>
              <table:table-cell office:value-type="float" office:value="2.55259943325407">
                <text:p>2.552599433254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48109827.76502">
                <text:p>1548109827.76502</text:p>
              </table:table-cell>
              <table:table-cell office:value-type="float" office:value="2.19355389315512">
                <text:p>2.193553893155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8109827.78336">
                <text:p>1548109827.78336</text:p>
              </table:table-cell>
              <table:table-cell office:value-type="float" office:value="2.53640106428006">
                <text:p>2.53640106428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48109827.80016">
                <text:p>1548109827.80016</text:p>
              </table:table-cell>
              <table:table-cell office:value-type="float" office:value="2.47986311551585">
                <text:p>2.479863115515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48109827.81693">
                <text:p>1548109827.81693</text:p>
              </table:table-cell>
              <table:table-cell office:value-type="float" office:value="2.02820044026447">
                <text:p>2.028200440264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48109827.83375">
                <text:p>1548109827.83375</text:p>
              </table:table-cell>
              <table:table-cell office:value-type="float" office:value="2.3377799843407">
                <text:p>2.3377799843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48109827.85048">
                <text:p>1548109827.85048</text:p>
              </table:table-cell>
              <table:table-cell office:value-type="float" office:value="2.3084951494374">
                <text:p>2.30849514943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48109827.86726">
                <text:p>1548109827.86726</text:p>
              </table:table-cell>
              <table:table-cell office:value-type="float" office:value="2.12782714650321">
                <text:p>2.127827146503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48109827.8841">
                <text:p>1548109827.8841</text:p>
              </table:table-cell>
              <table:table-cell office:value-type="float" office:value="2.39800624275167">
                <text:p>2.398006242751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48109827.90094">
                <text:p>1548109827.90094</text:p>
              </table:table-cell>
              <table:table-cell office:value-type="float" office:value="2.27023535108609">
                <text:p>2.270235351086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48109827.91768">
                <text:p>1548109827.91768</text:p>
              </table:table-cell>
              <table:table-cell office:value-type="float" office:value="2.00276433102475">
                <text:p>2.002764331024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48109827.93503">
                <text:p>1548109827.93503</text:p>
              </table:table-cell>
              <table:table-cell office:value-type="float" office:value="2.94644685844985">
                <text:p>2.946446858449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8109827.95176">
                <text:p>1548109827.95176</text:p>
              </table:table-cell>
              <table:table-cell office:value-type="float" office:value="2.51169155801922">
                <text:p>2.511691558019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48109827.96856">
                <text:p>1548109827.96856</text:p>
              </table:table-cell>
              <table:table-cell office:value-type="float" office:value="2.10706924644754">
                <text:p>2.107069246447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48109827.98535">
                <text:p>1548109827.98535</text:p>
              </table:table-cell>
              <table:table-cell office:value-type="float" office:value="2.32971177122321">
                <text:p>2.329711771223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48109828.0021">
                <text:p>1548109828.0021</text:p>
              </table:table-cell>
              <table:table-cell office:value-type="float" office:value="2.25952011601335">
                <text:p>2.259520116013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48109828.01887">
                <text:p>1548109828.01887</text:p>
              </table:table-cell>
              <table:table-cell office:value-type="float" office:value="2.01271792585946">
                <text:p>2.012717925859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48109828.03565">
                <text:p>1548109828.03565</text:p>
              </table:table-cell>
              <table:table-cell office:value-type="float" office:value="2.41090786884713">
                <text:p>2.410907868847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48109828.05248">
                <text:p>1548109828.05248</text:p>
              </table:table-cell>
              <table:table-cell office:value-type="float" office:value="2.21260026534935">
                <text:p>2.212600265349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48109828.06923">
                <text:p>1548109828.06923</text:p>
              </table:table-cell>
              <table:table-cell office:value-type="float" office:value="1.91915599173074">
                <text:p>1.919155991730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48109828.08602">
                <text:p>1548109828.08602</text:p>
              </table:table-cell>
              <table:table-cell office:value-type="float" office:value="2.35253532481789">
                <text:p>2.352535324817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8109828.10361">
                <text:p>1548109828.10361</text:p>
              </table:table-cell>
              <table:table-cell office:value-type="float" office:value="2.17916222513355">
                <text:p>2.179162225133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48109828.12021">
                <text:p>1548109828.12021</text:p>
              </table:table-cell>
              <table:table-cell office:value-type="float" office:value="1.90972994216486">
                <text:p>1.909729942164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48109828.13698">
                <text:p>1548109828.13698</text:p>
              </table:table-cell>
              <table:table-cell office:value-type="float" office:value="2.35260222476325">
                <text:p>2.352602224763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48109828.15375">
                <text:p>1548109828.15375</text:p>
              </table:table-cell>
              <table:table-cell office:value-type="float" office:value="2.31105882605549">
                <text:p>2.311058826055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48109828.17054">
                <text:p>1548109828.17054</text:p>
              </table:table-cell>
              <table:table-cell office:value-type="float" office:value="2.54648721954068">
                <text:p>2.546487219540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48109828.18727">
                <text:p>1548109828.18727</text:p>
              </table:table-cell>
              <table:table-cell office:value-type="float" office:value="2.23138008915581">
                <text:p>2.231380089155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48109828.20407">
                <text:p>1548109828.20407</text:p>
              </table:table-cell>
              <table:table-cell office:value-type="float" office:value="1.98495407159864">
                <text:p>1.984954071598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48109828.22083">
                <text:p>1548109828.22083</text:p>
              </table:table-cell>
              <table:table-cell office:value-type="float" office:value="2.32334511698736">
                <text:p>2.323345116987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48109828.23759">
                <text:p>1548109828.23759</text:p>
              </table:table-cell>
              <table:table-cell office:value-type="float" office:value="2.0757288206642">
                <text:p>2.07572882066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48109828.25437">
                <text:p>1548109828.25437</text:p>
              </table:table-cell>
              <table:table-cell office:value-type="float" office:value="1.95394112824031">
                <text:p>1.953941128240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48109828.27114">
                <text:p>1548109828.27114</text:p>
              </table:table-cell>
              <table:table-cell office:value-type="float" office:value="2.29924621134427">
                <text:p>2.299246211344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48109828.28797">
                <text:p>1548109828.28797</text:p>
              </table:table-cell>
              <table:table-cell office:value-type="float" office:value="2.15054015240567">
                <text:p>2.150540152405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48109828.30471">
                <text:p>1548109828.30471</text:p>
              </table:table-cell>
              <table:table-cell office:value-type="float" office:value="1.96126770503901">
                <text:p>1.961267705039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48109828.32148">
                <text:p>1548109828.32148</text:p>
              </table:table-cell>
              <table:table-cell office:value-type="float" office:value="2.1860148742369">
                <text:p>2.18601487423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48109828.33827">
                <text:p>1548109828.33827</text:p>
              </table:table-cell>
              <table:table-cell office:value-type="float" office:value="2.18220920044344">
                <text:p>2.182209200443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48109828.35514">
                <text:p>1548109828.35514</text:p>
              </table:table-cell>
              <table:table-cell office:value-type="float" office:value="2.0220837746792">
                <text:p>2.02208377467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48109828.37192">
                <text:p>1548109828.37192</text:p>
              </table:table-cell>
              <table:table-cell office:value-type="float" office:value="2.23059223040788">
                <text:p>2.230592230407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48109828.38864">
                <text:p>1548109828.38864</text:p>
              </table:table-cell>
              <table:table-cell office:value-type="float" office:value="2.17559495355546">
                <text:p>2.175594953555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48109828.40547">
                <text:p>1548109828.40547</text:p>
              </table:table-cell>
              <table:table-cell office:value-type="float" office:value="1.90092649686936">
                <text:p>1.900926496869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48109828.4223">
                <text:p>1548109828.4223</text:p>
              </table:table-cell>
              <table:table-cell office:value-type="float" office:value="1.90092649686936">
                <text:p>1.900926496869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8109828.43903">
                <text:p>1548109828.43903</text:p>
              </table:table-cell>
              <table:table-cell office:value-type="float" office:value="2.4144717951171">
                <text:p>2.41447179511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48109828.45679">
                <text:p>1548109828.45679</text:p>
              </table:table-cell>
              <table:table-cell office:value-type="float" office:value="2.34470173896916">
                <text:p>2.344701738969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48109828.47356">
                <text:p>1548109828.47356</text:p>
              </table:table-cell>
              <table:table-cell office:value-type="float" office:value="2.5766345309277">
                <text:p>2.57663453092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48109828.49034">
                <text:p>1548109828.49034</text:p>
              </table:table-cell>
              <table:table-cell office:value-type="float" office:value="2.20078885474751">
                <text:p>2.200788854747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48109828.50707">
                <text:p>1548109828.50707</text:p>
              </table:table-cell>
              <table:table-cell office:value-type="float" office:value="1.95026863049068">
                <text:p>1.950268630490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48109828.52384">
                <text:p>1548109828.52384</text:p>
              </table:table-cell>
              <table:table-cell office:value-type="float" office:value="2.27989905151719">
                <text:p>2.279899051517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48109828.5407">
                <text:p>1548109828.5407</text:p>
              </table:table-cell>
              <table:table-cell office:value-type="float" office:value="2.13372241002086">
                <text:p>2.133722410020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48109828.55945">
                <text:p>1548109828.55945</text:p>
              </table:table-cell>
              <table:table-cell office:value-type="float" office:value="1.93957582768906">
                <text:p>1.939575827689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48109828.57627">
                <text:p>1548109828.57627</text:p>
              </table:table-cell>
              <table:table-cell office:value-type="float" office:value="2.28706078398615">
                <text:p>2.287060783986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48109828.59304">
                <text:p>1548109828.59304</text:p>
              </table:table-cell>
              <table:table-cell office:value-type="float" office:value="2.20669452646623">
                <text:p>2.206694526466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48109828.60977">
                <text:p>1548109828.60977</text:p>
              </table:table-cell>
              <table:table-cell office:value-type="float" office:value="1.95792009589577">
                <text:p>1.957920095895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48109828.62659">
                <text:p>1548109828.62659</text:p>
              </table:table-cell>
              <table:table-cell office:value-type="float" office:value="2.18259215354954">
                <text:p>2.182592153549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48109828.64337">
                <text:p>1548109828.64337</text:p>
              </table:table-cell>
              <table:table-cell office:value-type="float" office:value="2.00793979323808">
                <text:p>2.007939793238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48109828.66235">
                <text:p>1548109828.66235</text:p>
              </table:table-cell>
              <table:table-cell office:value-type="float" office:value="1.89302290597895">
                <text:p>1.893022905978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48109828.67895">
                <text:p>1548109828.67895</text:p>
              </table:table-cell>
              <table:table-cell office:value-type="float" office:value="1.81725840599162">
                <text:p>1.817258405991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48109828.69572">
                <text:p>1548109828.69572</text:p>
              </table:table-cell>
              <table:table-cell office:value-type="float" office:value="2.18139148791368">
                <text:p>2.181391487913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48109828.71244">
                <text:p>1548109828.71244</text:p>
              </table:table-cell>
              <table:table-cell office:value-type="float" office:value="2.12824441641203">
                <text:p>2.128244416412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48109828.72922">
                <text:p>1548109828.72922</text:p>
              </table:table-cell>
              <table:table-cell office:value-type="float" office:value="2.3553891105772">
                <text:p>2.35538911057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8109828.74595">
                <text:p>1548109828.74595</text:p>
              </table:table-cell>
              <table:table-cell office:value-type="float" office:value="2.19421713111624">
                <text:p>2.194217131116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8109828.76273">
                <text:p>1548109828.76273</text:p>
              </table:table-cell>
              <table:table-cell office:value-type="float" office:value="1.89139255738738">
                <text:p>1.891392557387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48109828.77944">
                <text:p>1548109828.77944</text:p>
              </table:table-cell>
              <table:table-cell office:value-type="float" office:value="2.06663515665659">
                <text:p>2.066635156656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48109828.79681">
                <text:p>1548109828.79681</text:p>
              </table:table-cell>
              <table:table-cell office:value-type="float" office:value="2.30983367667999">
                <text:p>2.30983367667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48109828.81361">
                <text:p>1548109828.81361</text:p>
              </table:table-cell>
              <table:table-cell office:value-type="float" office:value="2.13773288945923">
                <text:p>2.137732889459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48109828.83034">
                <text:p>1548109828.83034</text:p>
              </table:table-cell>
              <table:table-cell office:value-type="float" office:value="2.33328037237277">
                <text:p>2.333280372372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48109828.84896">
                <text:p>1548109828.84896</text:p>
              </table:table-cell>
              <table:table-cell office:value-type="float" office:value="2.10769240727561">
                <text:p>2.107692407275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48109828.8657">
                <text:p>1548109828.8657</text:p>
              </table:table-cell>
              <table:table-cell office:value-type="float" office:value="2.05661678126869">
                <text:p>2.056616781268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48109828.88248">
                <text:p>1548109828.88248</text:p>
              </table:table-cell>
              <table:table-cell office:value-type="float" office:value="1.95778943211879">
                <text:p>1.957789432118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48109828.89926">
                <text:p>1548109828.89926</text:p>
              </table:table-cell>
              <table:table-cell office:value-type="float" office:value="2.27448084507234">
                <text:p>2.274480845072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48109828.91599">
                <text:p>1548109828.91599</text:p>
              </table:table-cell>
              <table:table-cell office:value-type="float" office:value="2.11203107259931">
                <text:p>2.112031072599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48109828.93272">
                <text:p>1548109828.93272</text:p>
              </table:table-cell>
              <table:table-cell office:value-type="float" office:value="1.78761350829563">
                <text:p>1.787613508295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48109828.94954">
                <text:p>1548109828.94954</text:p>
              </table:table-cell>
              <table:table-cell office:value-type="float" office:value="2.23141530796398">
                <text:p>2.231415307963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48109828.96637">
                <text:p>1548109828.96637</text:p>
              </table:table-cell>
              <table:table-cell office:value-type="float" office:value="2.06733986936407">
                <text:p>2.067339869364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48109828.98315">
                <text:p>1548109828.98315</text:p>
              </table:table-cell>
              <table:table-cell office:value-type="float" office:value="2.34643363287266">
                <text:p>2.346433632872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48109828.99992">
                <text:p>1548109828.99992</text:p>
              </table:table-cell>
              <table:table-cell office:value-type="float" office:value="2.22307906085231">
                <text:p>2.223079060852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48109829.01665">
                <text:p>1548109829.01665</text:p>
              </table:table-cell>
              <table:table-cell office:value-type="float" office:value="1.9347093806722">
                <text:p>1.93470938067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48109829.03337">
                <text:p>1548109829.03337</text:p>
              </table:table-cell>
              <table:table-cell office:value-type="float" office:value="2.2119959533652">
                <text:p>2.21199595336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48109829.0501">
                <text:p>1548109829.0501</text:p>
              </table:table-cell>
              <table:table-cell office:value-type="float" office:value="1.97341570760572">
                <text:p>1.973415707605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48109829.06688">
                <text:p>1548109829.06688</text:p>
              </table:table-cell>
              <table:table-cell office:value-type="float" office:value="1.89017431684197">
                <text:p>1.890174316841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48109829.08369">
                <text:p>1548109829.08369</text:p>
              </table:table-cell>
              <table:table-cell office:value-type="float" office:value="2.20556276913535">
                <text:p>2.205562769135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48109829.10046">
                <text:p>1548109829.10046</text:p>
              </table:table-cell>
              <table:table-cell office:value-type="float" office:value="2.1800985789379">
                <text:p>2.18009857893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48109829.1172">
                <text:p>1548109829.1172</text:p>
              </table:table-cell>
              <table:table-cell office:value-type="float" office:value="2.46655048714617">
                <text:p>2.466550487146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48109829.13398">
                <text:p>1548109829.13398</text:p>
              </table:table-cell>
              <table:table-cell office:value-type="float" office:value="2.15583585340959">
                <text:p>2.155835853409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48109829.15072">
                <text:p>1548109829.15072</text:p>
              </table:table-cell>
              <table:table-cell office:value-type="float" office:value="1.78534559440574">
                <text:p>1.785345594405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48109829.16744">
                <text:p>1548109829.16744</text:p>
              </table:table-cell>
              <table:table-cell office:value-type="float" office:value="2.17532670606049">
                <text:p>2.175326706060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48109829.1843">
                <text:p>1548109829.1843</text:p>
              </table:table-cell>
              <table:table-cell office:value-type="float" office:value="2.10219976586527">
                <text:p>2.102199765865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48109829.20112">
                <text:p>1548109829.20112</text:p>
              </table:table-cell>
              <table:table-cell office:value-type="float" office:value="1.77453634524176">
                <text:p>1.774536345241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8109829.21791">
                <text:p>1548109829.21791</text:p>
              </table:table-cell>
              <table:table-cell office:value-type="float" office:value="2.36983957767208">
                <text:p>2.369839577672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48109829.2354">
                <text:p>1548109829.2354</text:p>
              </table:table-cell>
              <table:table-cell office:value-type="float" office:value="2.28042335232759">
                <text:p>2.280423352327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48109829.25213">
                <text:p>1548109829.25213</text:p>
              </table:table-cell>
              <table:table-cell office:value-type="float" office:value="1.93644706138046">
                <text:p>1.936447061380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48109829.26891">
                <text:p>1548109829.26891</text:p>
              </table:table-cell>
              <table:table-cell office:value-type="float" office:value="2.20535998429757">
                <text:p>2.205359984297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48109829.28566">
                <text:p>1548109829.28566</text:p>
              </table:table-cell>
              <table:table-cell office:value-type="float" office:value="2.05327551565785">
                <text:p>2.053275515657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48109829.30243">
                <text:p>1548109829.30243</text:p>
              </table:table-cell>
              <table:table-cell office:value-type="float" office:value="1.84026698496604">
                <text:p>1.840266984966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48109829.31916">
                <text:p>1548109829.31916</text:p>
              </table:table-cell>
              <table:table-cell office:value-type="float" office:value="2.44871317003952">
                <text:p>2.448713170039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48109829.33598">
                <text:p>1548109829.33598</text:p>
              </table:table-cell>
              <table:table-cell office:value-type="float" office:value="2.2183330145136">
                <text:p>2.21833301451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48109829.35275">
                <text:p>1548109829.35275</text:p>
              </table:table-cell>
              <table:table-cell office:value-type="float" office:value="1.82381697736505">
                <text:p>1.823816977365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48109829.36952">
                <text:p>1548109829.36952</text:p>
              </table:table-cell>
              <table:table-cell office:value-type="float" office:value="2.0579706051409">
                <text:p>2.05797060514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48109829.38633">
                <text:p>1548109829.38633</text:p>
              </table:table-cell>
              <table:table-cell office:value-type="float" office:value="1.98683147452521">
                <text:p>1.986831474525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48109829.40312">
                <text:p>1548109829.40312</text:p>
              </table:table-cell>
              <table:table-cell office:value-type="float" office:value="1.98400581344133">
                <text:p>1.984005813441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48109829.41987">
                <text:p>1548109829.41987</text:p>
              </table:table-cell>
              <table:table-cell office:value-type="float" office:value="1.20366567690275">
                <text:p>1.203665676902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48109829.43668">
                <text:p>1548109829.43668</text:p>
              </table:table-cell>
              <table:table-cell office:value-type="float" office:value="1.84282639359463">
                <text:p>1.842826393594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48109829.45349">
                <text:p>1548109829.45349</text:p>
              </table:table-cell>
              <table:table-cell office:value-type="float" office:value="1.79441165539711">
                <text:p>1.794411655397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48109829.47026">
                <text:p>1548109829.47026</text:p>
              </table:table-cell>
              <table:table-cell office:value-type="float" office:value="2.18878380976834">
                <text:p>2.188783809768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48109829.4871">
                <text:p>1548109829.4871</text:p>
              </table:table-cell>
              <table:table-cell office:value-type="float" office:value="2.00641504704286">
                <text:p>2.006415047042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48109829.50388">
                <text:p>1548109829.50388</text:p>
              </table:table-cell>
              <table:table-cell office:value-type="float" office:value="1.74467856436074">
                <text:p>1.744678564360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48109829.52071">
                <text:p>1548109829.52071</text:p>
              </table:table-cell>
              <table:table-cell office:value-type="float" office:value="1.99780176158697">
                <text:p>1.997801761586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48109829.53743">
                <text:p>1548109829.53743</text:p>
              </table:table-cell>
              <table:table-cell office:value-type="float" office:value="1.90575546740945">
                <text:p>1.905755467409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48109829.55424">
                <text:p>1548109829.55424</text:p>
              </table:table-cell>
              <table:table-cell office:value-type="float" office:value="2.20262670663551">
                <text:p>2.202626706635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48109829.57107">
                <text:p>1548109829.57107</text:p>
              </table:table-cell>
              <table:table-cell office:value-type="float" office:value="1.95274579729057">
                <text:p>1.952745797290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48109829.58786">
                <text:p>1548109829.58786</text:p>
              </table:table-cell>
              <table:table-cell office:value-type="float" office:value="2.13059278417439">
                <text:p>2.130592784174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48109829.60467">
                <text:p>1548109829.60467</text:p>
              </table:table-cell>
              <table:table-cell office:value-type="float" office:value="1.98789686601921">
                <text:p>1.987896866019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48109829.62232">
                <text:p>1548109829.62232</text:p>
              </table:table-cell>
              <table:table-cell office:value-type="float" office:value="1.61944854440294">
                <text:p>1.619448544402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48109829.6391">
                <text:p>1548109829.6391</text:p>
              </table:table-cell>
              <table:table-cell office:value-type="float" office:value="1.62673537970993">
                <text:p>1.626735379709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48109829.65583">
                <text:p>1548109829.65583</text:p>
              </table:table-cell>
              <table:table-cell office:value-type="float" office:value="1.85320028600149">
                <text:p>1.853200286001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48109829.67259">
                <text:p>1548109829.67259</text:p>
              </table:table-cell>
              <table:table-cell office:value-type="float" office:value="1.90293876182873">
                <text:p>1.902938761828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48109829.68937">
                <text:p>1548109829.68937</text:p>
              </table:table-cell>
              <table:table-cell office:value-type="float" office:value="1.57183181200204">
                <text:p>1.571831812002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48109829.70663">
                <text:p>1548109829.70663</text:p>
              </table:table-cell>
              <table:table-cell office:value-type="float" office:value="1.96045702913606">
                <text:p>1.960457029136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48109829.72342">
                <text:p>1548109829.72342</text:p>
              </table:table-cell>
              <table:table-cell office:value-type="float" office:value="1.74200079963386">
                <text:p>1.742000799633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48109829.74033">
                <text:p>1548109829.74033</text:p>
              </table:table-cell>
              <table:table-cell office:value-type="float" office:value="1.73849763011267">
                <text:p>1.738497630112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48109829.75706">
                <text:p>1548109829.75706</text:p>
              </table:table-cell>
              <table:table-cell office:value-type="float" office:value="1.95018390718645">
                <text:p>1.950183907186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48109829.77379">
                <text:p>1548109829.77379</text:p>
              </table:table-cell>
              <table:table-cell office:value-type="float" office:value="1.9076838698613">
                <text:p>1.90768386986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8109829.79058">
                <text:p>1548109829.79058</text:p>
              </table:table-cell>
              <table:table-cell office:value-type="float" office:value="1.80935924765892">
                <text:p>1.809359247658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8109829.80741">
                <text:p>1548109829.80741</text:p>
              </table:table-cell>
              <table:table-cell office:value-type="float" office:value="2.23827477187813">
                <text:p>2.238274771878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48109829.82414">
                <text:p>1548109829.82414</text:p>
              </table:table-cell>
              <table:table-cell office:value-type="float" office:value="2.00977150764086">
                <text:p>2.009771507640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48109829.84088">
                <text:p>1548109829.84088</text:p>
              </table:table-cell>
              <table:table-cell office:value-type="float" office:value="1.73898078127621">
                <text:p>1.738980781276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48109829.85767">
                <text:p>1548109829.85767</text:p>
              </table:table-cell>
              <table:table-cell office:value-type="float" office:value="1.97599820660875">
                <text:p>1.975998206608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48109829.87445">
                <text:p>1548109829.87445</text:p>
              </table:table-cell>
              <table:table-cell office:value-type="float" office:value="1.7037386839407">
                <text:p>1.70373868394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48109829.89124">
                <text:p>1548109829.89124</text:p>
              </table:table-cell>
              <table:table-cell office:value-type="float" office:value="1.67045446645447">
                <text:p>1.670454466454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48109829.90805">
                <text:p>1548109829.90805</text:p>
              </table:table-cell>
              <table:table-cell office:value-type="float" office:value="1.92292282895492">
                <text:p>1.922922828954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48109829.92506">
                <text:p>1548109829.92506</text:p>
              </table:table-cell>
              <table:table-cell office:value-type="float" office:value="1.77611156088941">
                <text:p>1.776111560889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48109829.94162">
                <text:p>1548109829.94162</text:p>
              </table:table-cell>
              <table:table-cell office:value-type="float" office:value="1.65928128657961">
                <text:p>1.659281286579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48109829.95843">
                <text:p>1548109829.95843</text:p>
              </table:table-cell>
              <table:table-cell office:value-type="float" office:value="1.86176722525543">
                <text:p>1.861767225255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48109829.97523">
                <text:p>1548109829.97523</text:p>
              </table:table-cell>
              <table:table-cell office:value-type="float" office:value="1.83362201464315">
                <text:p>1.833622014643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48109829.99202">
                <text:p>1548109829.99202</text:p>
              </table:table-cell>
              <table:table-cell office:value-type="float" office:value="2.07929617280775">
                <text:p>2.079296172807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8109830.0088">
                <text:p>1548109830.0088</text:p>
              </table:table-cell>
              <table:table-cell office:value-type="float" office:value="1.84733609423516">
                <text:p>1.847336094235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8109830.02557">
                <text:p>1548109830.02557</text:p>
              </table:table-cell>
              <table:table-cell office:value-type="float" office:value="1.59304445291524">
                <text:p>1.593044452915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8109830.04235">
                <text:p>1548109830.04235</text:p>
              </table:table-cell>
              <table:table-cell office:value-type="float" office:value="1.88899565805278">
                <text:p>1.888995658052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8109830.05913">
                <text:p>1548109830.05913</text:p>
              </table:table-cell>
              <table:table-cell office:value-type="float" office:value="1.81717372110346">
                <text:p>1.817173721103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48109830.0759">
                <text:p>1548109830.0759</text:p>
              </table:table-cell>
              <table:table-cell office:value-type="float" office:value="1.59550243160861">
                <text:p>1.595502431608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48109830.09268">
                <text:p>1548109830.09268</text:p>
              </table:table-cell>
              <table:table-cell office:value-type="float" office:value="1.79958249135497">
                <text:p>1.799582491354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48109830.10943">
                <text:p>1548109830.10943</text:p>
              </table:table-cell>
              <table:table-cell office:value-type="float" office:value="1.6931493115895">
                <text:p>1.69314931158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48109830.12619">
                <text:p>1548109830.12619</text:p>
              </table:table-cell>
              <table:table-cell office:value-type="float" office:value="1.64862964927428">
                <text:p>1.648629649274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48109830.14297">
                <text:p>1548109830.14297</text:p>
              </table:table-cell>
              <table:table-cell office:value-type="float" office:value="1.91485349350503">
                <text:p>1.914853493505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48109830.15976">
                <text:p>1548109830.15976</text:p>
              </table:table-cell>
              <table:table-cell office:value-type="float" office:value="1.76536750688801">
                <text:p>1.765367506888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48109830.17655">
                <text:p>1548109830.17655</text:p>
              </table:table-cell>
              <table:table-cell office:value-type="float" office:value="1.69386580332141">
                <text:p>1.693865803321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48109830.1934">
                <text:p>1548109830.1934</text:p>
              </table:table-cell>
              <table:table-cell office:value-type="float" office:value="1.85674791905852">
                <text:p>1.856747919058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48109830.21011">
                <text:p>1548109830.21011</text:p>
              </table:table-cell>
              <table:table-cell office:value-type="float" office:value="1.70774780015112">
                <text:p>1.707747800151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48109830.22684">
                <text:p>1548109830.22684</text:p>
              </table:table-cell>
              <table:table-cell office:value-type="float" office:value="1.50232243214368">
                <text:p>1.502322432143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48109830.24361">
                <text:p>1548109830.24361</text:p>
              </table:table-cell>
              <table:table-cell office:value-type="float" office:value="1.81441431935763">
                <text:p>1.814414319357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48109830.26038">
                <text:p>1548109830.26038</text:p>
              </table:table-cell>
              <table:table-cell office:value-type="float" office:value="1.77717929212569">
                <text:p>1.777179292125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48109830.27718">
                <text:p>1548109830.27718</text:p>
              </table:table-cell>
              <table:table-cell office:value-type="float" office:value="1.54282432733291">
                <text:p>1.542824327332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48109830.29393">
                <text:p>1548109830.29393</text:p>
              </table:table-cell>
              <table:table-cell office:value-type="float" office:value="1.93736396001268">
                <text:p>1.937363960012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48109830.31066">
                <text:p>1548109830.31066</text:p>
              </table:table-cell>
              <table:table-cell office:value-type="float" office:value="1.92575301385614">
                <text:p>1.925753013856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48109830.32739">
                <text:p>1548109830.32739</text:p>
              </table:table-cell>
              <table:table-cell office:value-type="float" office:value="1.90057635639929">
                <text:p>1.900576356399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48109830.34533">
                <text:p>1548109830.34533</text:p>
              </table:table-cell>
              <table:table-cell office:value-type="float" office:value="2.01318713035674">
                <text:p>2.013187130356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48109830.36211">
                <text:p>1548109830.36211</text:p>
              </table:table-cell>
              <table:table-cell office:value-type="float" office:value="2.01318713035674">
                <text:p>2.013187130356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48109830.37886">
                <text:p>1548109830.37886</text:p>
              </table:table-cell>
              <table:table-cell office:value-type="float" office:value="1.42285626248164">
                <text:p>1.422856262481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48109830.39724">
                <text:p>1548109830.39724</text:p>
              </table:table-cell>
              <table:table-cell office:value-type="float" office:value="1.69337165719283">
                <text:p>1.693371657192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48109830.41399">
                <text:p>1548109830.41399</text:p>
              </table:table-cell>
              <table:table-cell office:value-type="float" office:value="1.69337165719283">
                <text:p>1.693371657192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48109830.43072">
                <text:p>1548109830.43072</text:p>
              </table:table-cell>
              <table:table-cell office:value-type="float" office:value="0.943188045913665">
                <text:p>0.9431880459136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48109830.44747">
                <text:p>1548109830.44747</text:p>
              </table:table-cell>
              <table:table-cell office:value-type="float" office:value="1.47218653524131">
                <text:p>1.472186535241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48109830.46426">
                <text:p>1548109830.46426</text:p>
              </table:table-cell>
              <table:table-cell office:value-type="float" office:value="2.14325553911241">
                <text:p>2.143255539112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